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ans-serif"/>
    <style:font-face style:name="monospace" svg:font-family="monospace, sans-serif"/>
    <style:font-face style:name="sans-serif" svg:font-family="sans-serif"/>
    <style:font-face style:name="Courier 10 Pitch" svg:font-family="'Courier 10 Pitch'" style:font-adornments="Bold"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text-properties fo:font-size="20pt" fo:font-weight="bold" style:font-size-asian="20pt" style:font-weight-asian="bold" style:font-size-complex="20pt" style:font-weight-complex="bold"/>
    </style:style>
    <style:style style:name="P2" style:family="paragraph" style:parent-style-name="Text_20_body" style:list-style-name="L3">
      <style:paragraph-properties fo:margin-left="0in" fo:margin-right="0in" fo:margin-top="0in" fo:margin-bottom="0in" style:line-height-at-least="0.1874in" fo:text-align="justify" style:justify-single-word="false" fo:text-indent="0in" style:auto-text-indent="false" fo:background-color="transparent" fo:padding="0in" fo:border="none">
        <style:background-image/>
      </style:paragraph-properties>
    </style:style>
    <style:style style:name="P3" style:family="paragraph" style:parent-style-name="Text_20_body" style:list-style-name="L2">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4" style:family="paragraph" style:parent-style-name="Text_20_body" style:list-style-name="L5">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5" style:family="paragraph" style:parent-style-name="Text_20_body" style:list-style-name="L6">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6" style:family="paragraph" style:parent-style-name="Text_20_body" style:list-style-name="L7">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7" style:family="paragraph" style:parent-style-name="Text_20_body" style:list-style-name="L8">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8" style:family="paragraph" style:parent-style-name="Text_20_body" style:list-style-name="L4">
      <style:paragraph-properties fo:margin-left="0in" fo:margin-right="0in" fo:margin-top="0in" fo:margin-bottom="0in" style:line-height-at-least="0.1874in" fo:text-align="justify" style:justify-single-word="false" fo:text-indent="0in" style:auto-text-indent="false" fo:background-color="transparent" fo:padding="0in" fo:border="none">
        <style:background-image/>
      </style:paragraph-properties>
      <style:text-properties fo:font-variant="normal" fo:text-transform="none" fo:color="#555555" style:font-name="sans-serif" fo:font-size="9.75pt" fo:letter-spacing="normal" fo:font-style="normal" fo:font-weight="normal"/>
    </style:style>
    <style:style style:name="P9" style:family="paragraph" style:parent-style-name="Text_20_body">
      <style:paragraph-properties fo:margin-left="0in" fo:margin-right="0in" fo:margin-top="0in" fo:margin-bottom="0in" style:line-height-at-least="0.1874in" fo:text-indent="0in" style:auto-text-indent="false" fo:background-color="#ffffff" fo:padding="0in" fo:border="none">
        <style:background-image/>
      </style:paragraph-properties>
      <style:text-properties fo:font-variant="normal" fo:text-transform="none" fo:color="#555555" style:font-name="sans-serif" fo:font-size="9.75pt" fo:letter-spacing="normal" fo:font-style="normal" fo:font-weight="normal"/>
    </style:style>
    <style:style style:name="P10" style:family="paragraph" style:parent-style-name="Text_20_body">
      <style:paragraph-properties fo:margin-left="0in" fo:margin-right="0in" fo:margin-top="0in" fo:margin-bottom="0in" style:line-height-at-least="0.1874in" fo:text-align="justify" style:justify-single-word="false" fo:text-indent="0in" style:auto-text-indent="false" fo:background-color="#ffffff" fo:padding="0in" fo:border="none">
        <style:background-image/>
      </style:paragraph-properties>
      <style:text-properties fo:font-variant="normal" fo:text-transform="none" fo:color="#555555" style:font-name="sans-serif" fo:font-size="9.75pt" fo:letter-spacing="normal" fo:font-style="normal" fo:font-weight="normal"/>
    </style:style>
    <style:style style:name="P11" style:family="paragraph" style:parent-style-name="Text_20_body">
      <style:paragraph-properties fo:margin-left="0in" fo:margin-right="0in" fo:margin-top="0in" fo:margin-bottom="0in" style:line-height-at-least="0.1874in" fo:text-align="start" style:justify-single-word="false" fo:text-indent="0in" style:auto-text-indent="false" fo:background-color="#ffffff" fo:padding="0in" fo:border="none">
        <style:background-image/>
      </style:paragraph-properties>
      <style:text-properties fo:font-variant="normal" fo:text-transform="none" fo:color="#555555" style:font-name="sans-serif" fo:font-size="9.75pt" fo:letter-spacing="normal" fo:font-style="normal" fo:font-weight="normal"/>
    </style:style>
    <style:style style:name="P12" style:family="paragraph" style:parent-style-name="Text_20_body">
      <style:paragraph-properties fo:margin-left="0in" fo:margin-right="0in" fo:margin-top="0in" fo:margin-bottom="0in" style:line-height-at-least="0.1874in" fo:text-indent="0in" style:auto-text-indent="false" fo:background-color="#ffffff" fo:padding="0in" fo:border="none">
        <style:background-image/>
      </style:paragraph-properties>
      <style:text-properties fo:font-variant="normal" fo:text-transform="none" fo:color="#555555" fo:letter-spacing="normal"/>
    </style:style>
    <style:style style:name="P13" style:family="paragraph" style:parent-style-name="Text_20_body">
      <style:paragraph-properties fo:margin-left="0in" fo:margin-right="0in" fo:margin-top="0in" fo:margin-bottom="0in" style:line-height-at-least="0.1874in" fo:text-align="start" style:justify-single-word="false" fo:text-indent="0in" style:auto-text-indent="false" fo:background-color="#ffffff" fo:padding="0in" fo:border="none">
        <style:background-image/>
      </style:paragraph-properties>
      <style:text-properties fo:font-variant="normal" fo:text-transform="none" fo:color="#555555" fo:letter-spacing="normal"/>
    </style:style>
    <style:style style:name="P14" style:family="paragraph" style:parent-style-name="Text_20_body">
      <style:paragraph-properties fo:margin-left="0in" fo:margin-right="0in" fo:margin-top="0in" fo:margin-bottom="0in" style:line-height-at-least="0.3752in" fo:text-indent="0in" style:auto-text-indent="false" fo:background-color="#ffffff" fo:padding="0in" fo:border="none">
        <style:background-image/>
      </style:paragraph-properties>
      <style:text-properties fo:font-variant="normal" fo:text-transform="none" fo:color="#555555" style:font-name="Ubuntu" fo:font-size="19.5pt" fo:letter-spacing="normal" fo:font-style="normal" fo:font-weight="bold"/>
    </style:style>
    <style:style style:name="P15" style:family="paragraph" style:parent-style-name="Text_20_body">
      <style:paragraph-properties fo:margin-left="0in" fo:margin-right="0in" fo:margin-top="0in" fo:margin-bottom="0in" style:line-height-at-least="0.1874in" fo:text-indent="0in" style:auto-text-indent="false" fo:background-color="#ffffff" fo:padding="0in" fo:border="none">
        <style:background-image/>
      </style:paragraph-properties>
    </style:style>
    <style:style style:name="P16" style:family="paragraph" style:parent-style-name="Text_20_body">
      <style:paragraph-properties fo:margin-left="0in" fo:margin-right="0in" fo:margin-top="0in" fo:margin-bottom="0in" style:line-height-at-least="0.1874in" fo:text-align="justify" style:justify-single-word="false" fo:text-indent="0in" style:auto-text-indent="false" fo:background-color="#ffffff" fo:padding="0in" fo:border="none">
        <style:background-image/>
      </style:paragraph-properties>
    </style:style>
    <style:style style:name="P17" style:family="paragraph" style:parent-style-name="Heading_20_1">
      <style:paragraph-properties fo:margin-left="0in" fo:margin-right="0in" fo:margin-top="0in" fo:margin-bottom="0in" style:line-height-at-least="0.3752in" fo:text-indent="0in" style:auto-text-indent="false" fo:background-color="#ffffff" fo:padding="0in" fo:border="none">
        <style:background-image/>
      </style:paragraph-properties>
      <style:text-properties fo:font-variant="normal" fo:text-transform="none" fo:color="#555555" style:font-name="Ubuntu" fo:font-size="19.5pt" fo:letter-spacing="normal" fo:font-style="normal" fo:font-weight="bold"/>
    </style:style>
    <style:style style:name="P18" style:family="paragraph" style:parent-style-name="Heading_20_2">
      <style:paragraph-properties fo:margin-left="0in" fo:margin-right="0in" fo:margin-top="0in" fo:margin-bottom="0in" style:line-height-at-least="0.3752in" fo:text-indent="0in" style:auto-text-indent="false" fo:background-color="#ffffff" fo:padding="0in" fo:border="none">
        <style:background-image/>
      </style:paragraph-properties>
      <style:text-properties fo:font-variant="normal" fo:text-transform="none" fo:color="#555555" style:font-name="Ubuntu" fo:font-size="17.25pt" fo:letter-spacing="normal" fo:font-style="normal" fo:font-weight="bold"/>
    </style:style>
    <style:style style:name="P19" style:family="paragraph" style:parent-style-name="Heading_20_3">
      <style:paragraph-properties fo:margin-left="0in" fo:margin-right="0in" fo:margin-top="0in" fo:margin-bottom="0in" style:line-height-at-least="0.1874in" fo:text-indent="0in" style:auto-text-indent="false" fo:background-color="#ffffff" fo:padding="0in" fo:border="none">
        <style:background-image/>
      </style:paragraph-properties>
      <style:text-properties fo:font-variant="normal" fo:text-transform="none" fo:color="#555555" style:font-name="Ubuntu" fo:font-size="15.75pt" fo:letter-spacing="normal" fo:font-style="normal" fo:font-weight="bold"/>
    </style:style>
    <style:style style:name="P20" style:family="paragraph" style:parent-style-name="Preformatted_20_Text">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monospace" fo:font-size="9.75pt" fo:letter-spacing="normal" fo:font-style="normal" fo:font-weight="normal" fo:background-color="#f8f8f8"/>
    </style:style>
    <style:style style:name="P21" style:family="paragraph" style:parent-style-name="Preformatted_20_Text">
      <style:paragraph-properties fo:margin-left="0in" fo:margin-right="0in" fo:margin-top="0in" fo:margin-bottom="0in" style:line-height-at-least="0.1874in" fo:text-align="justify" style:justify-single-word="false" fo:text-indent="0in" style:auto-text-indent="false" fo:background-color="transparent" fo:padding="0in" fo:border="none">
        <style:background-image/>
      </style:paragraph-properties>
      <style:text-properties fo:font-variant="normal" fo:text-transform="none" fo:color="#555555" style:font-name="monospace" fo:font-size="9.75pt" fo:letter-spacing="normal" fo:font-style="normal" fo:font-weight="normal" fo:background-color="#f8f8f8"/>
    </style:style>
    <style:style style:name="P22" style:family="paragraph" style:parent-style-name="Preformatted_20_Text">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fo:letter-spacing="normal" fo:background-color="#f8f8f8"/>
    </style:style>
    <style:style style:name="P23" style:family="paragraph" style:parent-style-name="Heading_20_4">
      <style:paragraph-properties fo:margin-left="0in" fo:margin-right="0in" fo:margin-top="0in" fo:margin-bottom="0in" style:line-height-at-least="0.1874in" fo:text-indent="0in" style:auto-text-indent="false" fo:background-color="#ffffff" fo:padding="0in" fo:border="none">
        <style:background-image/>
      </style:paragraph-properties>
      <style:text-properties fo:font-variant="normal" fo:text-transform="none" fo:color="#555555" style:font-name="Ubuntu" fo:font-size="13.5pt" fo:letter-spacing="normal" fo:font-style="normal" fo:font-weight="bold"/>
    </style:style>
    <style:style style:name="P24" style:family="paragraph" style:parent-style-name="Heading_20_4">
      <style:paragraph-properties fo:margin-left="0in" fo:margin-right="0in" fo:margin-top="0in" fo:margin-bottom="0in" style:line-height-at-least="0.1874in" fo:text-align="start" style:justify-single-word="false" fo:text-indent="0in" style:auto-text-indent="false" fo:background-color="#ffffff" fo:padding="0in" fo:border="none">
        <style:background-image/>
      </style:paragraph-properties>
      <style:text-properties fo:font-variant="normal" fo:text-transform="none" fo:color="#555555" style:font-name="Ubuntu" fo:font-size="13.5pt" fo:letter-spacing="normal" fo:font-style="normal" fo:font-weight="bold"/>
    </style:style>
    <style:style style:name="P25" style:family="paragraph" style:parent-style-name="codi">
      <style:text-properties style:use-window-font-color="true"/>
    </style:style>
    <style:style style:name="T1" style:family="text">
      <style:text-properties style:font-name="sans-serif" fo:font-size="9.75pt" fo:font-style="normal" fo:font-weight="normal"/>
    </style:style>
    <style:style style:name="T2" style:family="text">
      <style:text-properties fo:font-variant="normal" fo:text-transform="none" fo:color="#006699" style:text-line-through-style="none" style:font-name="sans-serif" fo:font-size="9.75pt" fo:letter-spacing="normal" fo:font-style="normal" style:text-underline-style="none" fo:font-weight="normal" style:text-blinking="false" fo:background-color="transparent"/>
    </style:style>
    <style:style style:name="T3" style:family="text">
      <style:text-properties fo:font-variant="normal" fo:text-transform="none" fo:color="#006699" style:text-line-through-style="none" style:font-name="sans-serif" fo:letter-spacing="normal" fo:font-style="normal" style:text-underline-style="none" style:text-blinking="false" fo:background-color="transparent"/>
    </style:style>
    <style:style style:name="T4" style:family="text">
      <style:text-properties fo:font-variant="normal" fo:text-transform="none" fo:color="#555555" style:font-name="sans-serif" fo:font-size="9.75pt" fo:letter-spacing="normal" fo:font-style="normal" fo:font-weight="normal"/>
    </style:style>
    <style:style style:name="T5" style:family="text">
      <style:text-properties fo:font-variant="normal" fo:text-transform="none" fo:color="#555555" style:font-name="sans-serif" fo:font-size="9.75pt" fo:letter-spacing="normal" fo:font-style="normal" fo:font-weight="normal" fo:background-color="transparent"/>
    </style:style>
    <style:style style:name="T6" style:family="text">
      <style:text-properties fo:font-variant="normal" fo:text-transform="none" fo:color="#555555" style:font-name="sans-serif" fo:font-size="9.75pt" fo:letter-spacing="normal" fo:font-style="normal" fo:font-weight="bold" fo:background-color="transparent"/>
    </style:style>
    <style:style style:name="T7" style:family="text">
      <style:text-properties fo:background-color="transparent"/>
    </style:style>
    <style:style style:name="T8" style:family="text">
      <style:text-properties fo:background-color="transparent" style:font-weight-asian="normal" style:font-weight-complex="normal"/>
    </style:style>
    <style:style style:name="T9" style:family="text">
      <style:text-properties fo:font-weight="bold" fo:background-color="transparent"/>
    </style:style>
    <style:style style:name="T10" style:family="text">
      <style:text-properties fo:color="#666666" fo:background-color="transparent"/>
    </style:style>
    <style:style style:name="T11" style:family="text">
      <style:text-properties fo:color="#666666" style:font-name="monospace" fo:font-size="9.75pt" fo:font-style="normal" fo:font-weight="normal" fo:background-color="transparent"/>
    </style:style>
    <style:style style:name="T12" style:family="text">
      <style:text-properties fo:color="#a0a000" fo:background-color="transparent"/>
    </style:style>
    <style:style style:name="T13" style:family="text">
      <style:text-properties fo:color="#a0a000" style:font-name="monospace" fo:font-size="9.75pt" fo:font-style="normal" fo:font-weight="normal" fo:background-color="transparent"/>
    </style:style>
    <style:style style:name="T14" style:family="text">
      <style:text-properties style:font-name="monospace" fo:font-size="9.75pt" fo:font-style="normal" fo:font-weight="normal"/>
    </style:style>
    <style:style style:name="T15" style:family="text">
      <style:text-properties style:font-name="monospace" fo:font-size="9.75pt" fo:font-style="normal" fo:font-weight="normal" fo:background-color="transparent"/>
    </style:style>
    <style:style style:name="T16" style:family="text">
      <style:text-properties fo:color="#008000" style:font-name="monospace" fo:font-size="9.75pt" fo:font-style="normal" fo:font-weight="bold" fo:background-color="transparent"/>
    </style:style>
    <style:style style:name="T17" style:family="text">
      <style:text-properties fo:color="#008000" fo:font-weight="bold" fo:background-color="transparent"/>
    </style:style>
    <style:style style:name="T18" style:family="text">
      <style:text-properties fo:color="#b00040" fo:background-color="transparent"/>
    </style:style>
    <style:style style:name="T19" style:family="text">
      <style:text-properties fo:color="#b00040" style:font-name="monospace" fo:font-size="9.75pt" fo:font-style="normal" fo:font-weight="normal" fo:background-color="transparent"/>
    </style:style>
    <style:style style:name="T20" style:family="text">
      <style:text-properties style:use-window-font-color="true" fo:font-size="9.64999961853027pt" fo:background-color="transparent" style:font-weight-asian="normal" style:font-weight-complex="normal"/>
    </style:style>
    <style:style style:name="T21" style:family="text">
      <style:text-properties style:use-window-font-color="true" fo:background-color="transparent" style:font-weight-asian="normal" style:font-weight-complex="normal"/>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4287in" text:min-label-width="0.1965in"/>
      </text:list-level-style-bullet>
      <text:list-level-style-bullet text:level="3" text:style-name="Bullet_20_Symbols" style:num-suffix="." text:bullet-char="•">
        <style:list-level-properties text:space-before="0.7409in" text:min-label-width="0.1965in"/>
      </text:list-level-style-bullet>
      <text:list-level-style-bullet text:level="4" text:style-name="Bullet_20_Symbols" style:num-suffix="." text:bullet-char="•">
        <style:list-level-properties text:space-before="1.0535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WN-Toolkit</text:span></text:p>
      <text:h text:style-name="P17" text:outline-level="1"/>
      <text:h text:style-name="P17" text:outline-level="1">Introduction</text:h>
      <text:p text:style-name="P9"/>
      <text:p text:style-name="P10">The WN-Toolkit is a set of programs for the creation of WordNets following the expand model. The toolkit is distributed under a free software license. If you use this toolkit in your work, please cite:</text:p>
      <text:p text:style-name="P10"/>
      <text:p text:style-name="P16"><text:span text:style-name="T4">Oliver, A. (2014) </text:span><text:span text:style-name="Emphasis"><text:span text:style-name="T5">WN-Toolkit: Automatic generation of WordNets following the expand model</text:span></text:span><text:span text:style-name="T4"> Proceedings of the 7th International Global WordNet Conference. January 25-29, 2014. Tartu. Estonia. pp. 7-15. ISBN: 978-9949-32-492-7</text:span></text:p>
      <text:p text:style-name="P15"><text:span text:style-name="T4"/></text:p>
      <text:h text:style-name="P17" text:outline-level="1"><text:bookmark text:name="pre-requisites"/>Pre-requisites</text:h>
      <text:p text:style-name="P14"/>
      <text:p text:style-name="P16"><text:span text:style-name="T4">WN-Toolkit is written in Python (version 2.7.x). To run the programs you need a Python interpreter installed on your system. Typical Linux and Mac distributions include a Python interpreter so you don't need to install anything on your system. Windows users can freely download a Python interpreter from </text:span><text:a xlink:type="simple" xlink:href="http://www.python.org/download/"><text:span text:style-name="T2">http://www.python.org/download/</text:span></text:a><text:span text:style-name="T4"> (download and install a 2.7.x version).</text:span></text:p>
      <text:h text:style-name="P17" text:outline-level="1"/>
      <text:h text:style-name="P17" text:outline-level="1"><text:bookmark text:name="components"/>Components</text:h>
      <text:p text:style-name="P9"/>
      <text:p text:style-name="P9">The WN-Toolkit includes programs for WordNet creation as well as some resources.</text:p>
      <text:h text:style-name="P18" text:outline-level="2"/>
      <text:h text:style-name="P18" text:outline-level="2"><text:bookmark text:name="programs"/>Programs</text:h>
      <text:p text:style-name="P9"/>
      <text:p text:style-name="P10">In this section the programs of the Toolkit are presented. Some basic instructions for their use are also provided.</text:p>
      <text:h text:style-name="P19" text:outline-level="3"/>
      <text:h text:style-name="P19" text:outline-level="3"><text:bookmark text:name="miscelaneous-tools"/>Miscelaneous tools</text:h>
      <text:p text:style-name="P15"><text:span text:style-name="T4"/></text:p>
      <text:p text:style-name="P16"><text:span text:style-name="T4">In the </text:span><text:span text:style-name="Strong_20_Emphasis"><text:span text:style-name="T6">0_pwn30-monosemic </text:span></text:span><text:span text:style-name="T4">directory of the distribution we can find a program called </text:span></text:p>
      <text:p text:style-name="P16"><text:span text:style-name="Strong_20_Emphasis"><text:span text:style-name="T6">createmonosemicwordlist.py</text:span></text:span><text:span text:style-name="T4">. This program extracts the list of monosemic variants (that is, the variants associated to only one synset) from the data.adj, data.adv, data.noun, data.verb, index.adj, index.adv, index.noun and index.verb files of the Princeton WordNet. The program creates 3 files: one for all monosemic variants, one for those written in lower-case (-min.txt) and one for those written with the first letter in upper-case (-maj.txt):</text:span></text:p>
      <text:p text:style-name="P16"><text:span text:style-name="T4"/></text:p>
      <text:p text:style-name="P15"><text:span text:style-name="T4">The program has the </text:span><text:span text:style-name="Strong_20_Emphasis"><text:span text:style-name="T6">-h </text:span></text:span><text:span text:style-name="T4">option to show the arguments:</text:span></text:p>
      <text:p text:style-name="P15"><text:span text:style-name="T4"/></text:p>
      <text:p text:style-name="codi"><text:span text:style-name="T7">python</text:span> <text:span text:style-name="T7">createmonosemicwordlist.py</text:span> <text:span text:style-name="T10">-</text:span><text:span text:style-name="T7">h</text:span></text:p>
      <text:p text:style-name="codi"><text:soft-page-break/></text:p>
      <text:p text:style-name="codi"><text:span text:style-name="T12">usage: </text:span><text:span text:style-name="T7">createmonosemicwordlist.py [</text:span><text:span text:style-name="T10">-</text:span><text:span text:style-name="T7">h] [</text:span><text:span text:style-name="T10">-</text:span><text:span text:style-name="T7">v] [</text:span><text:span text:style-name="T10">-</text:span><text:span text:style-name="T7">d</text:span> <text:span text:style-name="T7">DIRECTORY]</text:span> <text:span text:style-name="T7">[</text:span><text:span text:style-name="T10">-</text:span><text:span text:style-name="T7">p</text:span> <text:span text:style-name="T7">STRING]</text:span></text:p>
      <text:p text:style-name="codi"/>
      <text:p text:style-name="codi"><text:span text:style-name="T7">Monosemic</text:span> <text:span text:style-name="T7">variants</text:span> <text:span text:style-name="T7">extraction</text:span></text:p>
      <text:p text:style-name="codi"/>
      <text:p text:style-name="codi"><text:span text:style-name="T7">optional</text:span> <text:span text:style-name="T7">arguments</text:span><text:span text:style-name="T10">:</text:span></text:p>
      <text:p text:style-name="codi"><text:s text:c="2"/><text:span text:style-name="T11">-</text:span><text:span text:style-name="T15">h,</text:span><text:span text:style-name="T14"> </text:span><text:span text:style-name="T11">--</text:span><text:span text:style-name="T15">help</text:span><text:span text:style-name="T14"> <text:s text:c="11"/></text:span><text:span text:style-name="T15">show</text:span><text:span text:style-name="T14"> </text:span><text:span text:style-name="T15">this</text:span><text:span text:style-name="T14"> </text:span><text:span text:style-name="T15">help</text:span><text:span text:style-name="T14"> </text:span><text:span text:style-name="T15">message</text:span><text:span text:style-name="T14"> </text:span><text:span text:style-name="T15">and</text:span><text:span text:style-name="T14"> </text:span><text:span text:style-name="T15">exit</text:span></text:p>
      <text:p text:style-name="codi"><text:s text:c="2"/><text:span text:style-name="T11">-</text:span><text:span text:style-name="T15">v,</text:span><text:span text:style-name="T14"> </text:span><text:span text:style-name="T11">--</text:span><text:span text:style-name="T15">version</text:span><text:span text:style-name="T14"> <text:s text:c="8"/></text:span><text:span text:style-name="T15">show</text:span><text:span text:style-name="T14"> </text:span><text:span text:style-name="T15">program's</text:span><text:span text:style-name="T14"> </text:span><text:span text:style-name="T15">version</text:span><text:span text:style-name="T14"> </text:span><text:span text:style-name="T15">number</text:span><text:span text:style-name="T14"> </text:span><text:span text:style-name="T15">and</text:span><text:span text:style-name="T14"> </text:span><text:span text:style-name="T15">exit</text:span></text:p>
      <text:p text:style-name="codi"><text:s text:c="2"/><text:span text:style-name="T11">-</text:span><text:span text:style-name="T15">d</text:span><text:span text:style-name="T14"> </text:span><text:span text:style-name="T15">DIRECTORY,</text:span><text:span text:style-name="T14"> </text:span><text:span text:style-name="T11">--</text:span><text:span text:style-name="T15">directory</text:span><text:span text:style-name="T14"> </text:span><text:span text:style-name="T15">DIRECTORY</text:span></text:p>
      <text:p text:style-name="codi"><text:s text:c="24"/><text:span text:style-name="T15">The</text:span><text:span text:style-name="T14"> </text:span><text:span text:style-name="T15">directory</text:span><text:span text:style-name="T14"> </text:span><text:span text:style-name="T15">where</text:span><text:span text:style-name="T14"> </text:span><text:span text:style-name="T15">the</text:span><text:span text:style-name="T14"> </text:span><text:span text:style-name="T15">data.adj,</text:span><text:span text:style-name="T14"> </text:span><text:span text:style-name="T15">data.adv,</text:span><text:span text:style-name="T14"> </text:span><text:span text:style-name="T15">data.noun,</text:span></text:p>
      <text:p text:style-name="codi"><text:s text:c="24"/><text:span text:style-name="T15">data.verb,</text:span><text:span text:style-name="T14"> </text:span><text:span text:style-name="T15">index.adj,</text:span><text:span text:style-name="T14"> </text:span><text:span text:style-name="T15">index.adv,</text:span><text:span text:style-name="T14"> </text:span><text:span text:style-name="T15">index.noun</text:span><text:span text:style-name="T14"> </text:span><text:span text:style-name="T15">and</text:span></text:p>
      <text:p text:style-name="codi"><text:s text:c="24"/><text:span text:style-name="T15">index.verb</text:span><text:span text:style-name="T14"> </text:span><text:span text:style-name="T15">files</text:span><text:span text:style-name="T14"> </text:span><text:span text:style-name="T15">of</text:span><text:span text:style-name="T14"> </text:span><text:span text:style-name="T15">PWN</text:span><text:span text:style-name="T14"> </text:span><text:span text:style-name="T15">are</text:span><text:span text:style-name="T14"> </text:span><text:span text:style-name="T15">located.</text:span><text:span text:style-name="T14"> </text:span><text:span text:style-name="T15">Default</text:span><text:span text:style-name="T11">:</text:span><text:span text:style-name="T14"> </text:span><text:span text:style-name="T15">current</text:span></text:p>
      <text:p text:style-name="codi"><text:s text:c="24"/><text:span text:style-name="T15">directory</text:span></text:p>
      <text:p text:style-name="codi"><text:s text:c="2"/><text:span text:style-name="T11">-</text:span><text:span text:style-name="T15">p</text:span><text:span text:style-name="T14"> </text:span><text:span text:style-name="T15">STRING,</text:span><text:span text:style-name="T14"> </text:span><text:span text:style-name="T11">--</text:span><text:span text:style-name="T15">prefix</text:span><text:span text:style-name="T14"> </text:span><text:span text:style-name="T15">STRING</text:span></text:p>
      <text:p text:style-name="codi"><text:s text:c="24"/><text:span text:style-name="T15">The</text:span><text:span text:style-name="T14"> </text:span><text:span text:style-name="T15">prefix</text:span><text:span text:style-name="T14"> </text:span><text:span text:style-name="T16">for</text:span><text:span text:style-name="T14"> </text:span><text:span text:style-name="T15">the</text:span><text:span text:style-name="T14"> </text:span><text:span text:style-name="T15">name</text:span><text:span text:style-name="T14"> </text:span><text:span text:style-name="T15">of</text:span><text:span text:style-name="T14"> </text:span><text:span text:style-name="T15">the</text:span><text:span text:style-name="T14"> </text:span><text:span text:style-name="T15">output</text:span><text:span text:style-name="T14"> </text:span><text:span text:style-name="T15">files</text:span><text:span text:style-name="T11">:</text:span></text:p>
      <text:p text:style-name="codi"><text:s text:c="24"/><text:span text:style-name="T15">prefix.txt,</text:span><text:span text:style-name="T14"> </text:span><text:span text:style-name="T15">prefix</text:span><text:span text:style-name="T11">-</text:span><text:span text:style-name="T15">maj.txr,</text:span><text:span text:style-name="T14"> </text:span><text:span text:style-name="T15">prefix</text:span><text:span text:style-name="T11">-</text:span><text:span text:style-name="T15">min.txt.</text:span><text:span text:style-name="T14"> </text:span><text:span text:style-name="T15">Default</text:span><text:span text:style-name="T11">:</text:span></text:p>
      <text:p text:style-name="codi"><text:s text:c="24"/><text:span text:style-name="T15">pwn</text:span></text:p>
      <text:p text:style-name="codi"/>
      <text:p text:style-name="P9">In the same directory we can find the three files already created for PWN 3.0:</text:p>
      <text:list xml:id="list43248401" text:style-name="L2">
        <text:list-item>
          <text:p text:style-name="P3">pwn30-monosemic.txt</text:p>
        </text:list-item>
        <text:list-item>
          <text:p text:style-name="P3">pwn30-monosemic-min.txt</text:p>
        </text:list-item>
        <text:list-item>
          <text:p text:style-name="P3">pwn30-monosemic-maj.txt</text:p>
        </text:list-item>
      </text:list>
      <text:h text:style-name="P19" text:outline-level="3"/>
      <text:h text:style-name="P19" text:outline-level="3"><text:bookmark text:name="dictionary-based-strategy"/>Dictionary based strategy</text:h>
      <text:p text:style-name="P15"><text:span text:style-name="T4"/></text:p>
      <text:p text:style-name="P15"><text:span text:style-name="T4">The main program for this strategy is </text:span><text:span text:style-name="Strong_20_Emphasis"><text:span text:style-name="T6">wndictionary.py</text:span></text:span><text:span text:style-name="T4">. If we use the </text:span><text:span text:style-name="Strong_20_Emphasis"><text:span text:style-name="T6">-h</text:span></text:span><text:span text:style-name="T4"> option the arguments will be shown:</text:span></text:p>
      <text:p text:style-name="P20"><text:span text:style-name="T7"/></text:p>
      <text:p text:style-name="codi"><text:span text:style-name="T7">python</text:span> <text:span text:style-name="T7">wndictionary.py</text:span> <text:span text:style-name="T10">-</text:span><text:span text:style-name="T7">h</text:span></text:p>
      <text:p text:style-name="codi"/>
      <text:p text:style-name="codi"><text:span text:style-name="T12">usage:</text:span> <text:span text:style-name="T7">wndictionary.py</text:span> <text:span text:style-name="T7">[</text:span><text:span text:style-name="T10">-</text:span><text:span text:style-name="T7">h]</text:span> <text:span text:style-name="T7">[</text:span><text:span text:style-name="T10">-</text:span><text:span text:style-name="T7">v]</text:span> <text:span text:style-name="T10">-</text:span><text:span text:style-name="T7">d</text:span> <text:span text:style-name="T18">FILE</text:span> <text:span text:style-name="T10">-</text:span><text:span text:style-name="T7">i</text:span> <text:span text:style-name="T18">FILE</text:span> <text:span text:style-name="T10">-</text:span><text:span text:style-name="T7">o</text:span> <text:span text:style-name="T18">FILE</text:span></text:p>
      <text:p text:style-name="codi"/>
      <text:p text:style-name="codi"><text:span text:style-name="T7">Translates</text:span> <text:span text:style-name="T7">PWN</text:span> <text:span text:style-name="T7">variants</text:span> <text:span text:style-name="T7">with</text:span> <text:span text:style-name="T7">bilingual</text:span> <text:span text:style-name="T7">dictionaries.</text:span></text:p>
      <text:p text:style-name="codi"/>
      <text:p text:style-name="codi"><text:span text:style-name="T7">optional</text:span> <text:span text:style-name="T7">arguments</text:span><text:span text:style-name="T10">:</text:span></text:p>
      <text:p text:style-name="codi"><text:s text:c="2"/><text:span text:style-name="T11">-</text:span><text:span text:style-name="T15">h,</text:span><text:span text:style-name="T14"> </text:span><text:span text:style-name="T11">--</text:span><text:span text:style-name="T15">help</text:span><text:span text:style-name="T14"> <text:s text:c="11"/></text:span><text:span text:style-name="T15">show</text:span><text:span text:style-name="T14"> </text:span><text:span text:style-name="T15">this</text:span><text:span text:style-name="T14"> </text:span><text:span text:style-name="T15">help</text:span><text:span text:style-name="T14"> </text:span><text:span text:style-name="T15">message</text:span><text:span text:style-name="T14"> </text:span><text:span text:style-name="T15">and</text:span><text:span text:style-name="T14"> </text:span><text:span text:style-name="T15">exit</text:span></text:p>
      <text:p text:style-name="codi"><text:s text:c="2"/><text:span text:style-name="T11">-</text:span><text:span text:style-name="T15">v,</text:span><text:span text:style-name="T14"> </text:span><text:span text:style-name="T11">--</text:span><text:span text:style-name="T15">version</text:span><text:span text:style-name="T14"> <text:s text:c="8"/></text:span><text:span text:style-name="T15">show</text:span><text:span text:style-name="T14"> </text:span><text:span text:style-name="T15">program's</text:span><text:span text:style-name="T14"> </text:span><text:span text:style-name="T15">version</text:span><text:span text:style-name="T14"> </text:span><text:span text:style-name="T15">number</text:span><text:span text:style-name="T14"> </text:span><text:span text:style-name="T15">and</text:span><text:span text:style-name="T14"> </text:span><text:span text:style-name="T15">exit</text:span></text:p>
      <text:p text:style-name="codi"><text:s text:c="2"/><text:span text:style-name="T11">-</text:span><text:span text:style-name="T15">d</text:span><text:span text:style-name="T14"> </text:span><text:span text:style-name="T19">FILE</text:span><text:span text:style-name="T15">,</text:span><text:span text:style-name="T14"> </text:span><text:span text:style-name="T11">--</text:span><text:span text:style-name="T15">dictionary</text:span><text:span text:style-name="T14"> </text:span><text:span text:style-name="T19">FILE</text:span></text:p>
      <text:p text:style-name="codi"><text:s text:c="24"/><text:span text:style-name="T15">The</text:span><text:span text:style-name="T14"> </text:span><text:span text:style-name="T15">dictionary</text:span><text:span text:style-name="T14"> </text:span><text:span text:style-name="T15">to</text:span><text:span text:style-name="T14"> </text:span><text:span text:style-name="T15">be</text:span><text:span text:style-name="T14"> </text:span><text:span text:style-name="T15">used.</text:span></text:p>
      <text:p text:style-name="codi"><text:s text:c="2"/><text:span text:style-name="T11">-</text:span><text:span text:style-name="T15">i</text:span><text:span text:style-name="T14"> </text:span><text:span text:style-name="T19">FILE</text:span><text:span text:style-name="T15">,</text:span><text:span text:style-name="T14"> </text:span><text:span text:style-name="T11">--</text:span><text:span text:style-name="T15">input</text:span><text:span text:style-name="T14"> </text:span><text:span text:style-name="T19">FILE</text:span></text:p>
      <text:p text:style-name="codi"><text:s text:c="24"/><text:span text:style-name="T15">The</text:span><text:span text:style-name="T14"> </text:span><text:span text:style-name="T15">input</text:span><text:span text:style-name="T14"> </text:span><text:span text:style-name="T15">file</text:span><text:span text:style-name="T14"> </text:span><text:span text:style-name="T15">containig</text:span><text:span text:style-name="T14"> </text:span><text:span text:style-name="T15">the</text:span><text:span text:style-name="T14"> </text:span><text:span text:style-name="T15">variants</text:span><text:span text:style-name="T14"> </text:span><text:span text:style-name="T15">to</text:span><text:span text:style-name="T14"> </text:span><text:span text:style-name="T15">be</text:span><text:span text:style-name="T14"> </text:span><text:span text:style-name="T15">translated</text:span></text:p>
      <text:p text:style-name="codi"><text:s text:c="24"/><text:span text:style-name="T15">(createmonosemicwordlistprogram.py</text:span><text:span text:style-name="T14"> </text:span><text:span text:style-name="T15">can</text:span><text:span text:style-name="T14"> </text:span><text:span text:style-name="T15">be</text:span><text:span text:style-name="T14"> </text:span><text:span text:style-name="T15">used</text:span><text:span text:style-name="T14"> </text:span><text:span text:style-name="T15">to</text:span></text:p>
      <text:p text:style-name="codi"><text:s text:c="24"/><text:span text:style-name="T15">generate</text:span><text:span text:style-name="T14"> </text:span><text:span text:style-name="T15">the</text:span><text:span text:style-name="T14"> </text:span><text:span text:style-name="T15">input</text:span><text:span text:style-name="T14"> </text:span><text:span text:style-name="T15">files)</text:span></text:p>
      <text:p text:style-name="codi"><text:s text:c="2"/><text:span text:style-name="T11">-</text:span><text:span text:style-name="T15">o</text:span><text:span text:style-name="T14"> </text:span><text:span text:style-name="T19">FILE</text:span><text:span text:style-name="T15">,</text:span><text:span text:style-name="T14"> </text:span><text:span text:style-name="T11">--</text:span><text:span text:style-name="T15">output</text:span><text:span text:style-name="T14"> </text:span><text:span text:style-name="T19">FILE</text:span></text:p>
      <text:p text:style-name="codi"><text:s text:c="24"/><text:span text:style-name="T15">The</text:span><text:span text:style-name="T14"> </text:span><text:span text:style-name="T15">output</text:span><text:span text:style-name="T14"> </text:span><text:span text:style-name="T15">file</text:span><text:span text:style-name="T14"> </text:span><text:span text:style-name="T15">containig</text:span><text:span text:style-name="T14"> </text:span><text:span text:style-name="T15">the</text:span><text:span text:style-name="T14"> </text:span><text:span text:style-name="T15">translated</text:span><text:span text:style-name="T14"> </text:span><text:span text:style-name="T15">variants</text:span></text:p>
      <text:p text:style-name="P9"/>
      <text:p text:style-name="P10">For the use of this program we need a dictionary with English word, POS, and target language word separated with tabulators. There is an example:</text:p>
      <text:p text:style-name="P20"><text:span text:style-name="T7"/></text:p>
      <text:p text:style-name="codi"><text:soft-page-break/><text:span text:style-name="T7">climate</text:span> <text:span text:style-name="T7">change</text:span> <text:s/><text:span text:style-name="T7">n</text:span> <text:s text:c="2"/><text:span text:style-name="T7">canvi</text:span> <text:span text:style-name="T7">climàtic</text:span></text:p>
      <text:p text:style-name="P9"/>
      <text:p text:style-name="P10">We also need the a file with a list of variants to be translated (and created with the createmonosemicwordlist.py) for example:</text:p>
      <text:p text:style-name="P20"><text:span text:style-name="T10"/></text:p>
      <text:p text:style-name="P20"><text:span text:style-name="T10">13449450-</text:span><text:span text:style-name="T7">n</text:span> <text:s/><text:span text:style-name="T7">climate_change</text:span></text:p>
      <text:p text:style-name="P9"/>
      <text:p text:style-name="P9">Then we will get a new variant for this synset:</text:p>
      <text:p text:style-name="P20"><text:span text:style-name="T10"/></text:p>
      <text:p text:style-name="codi"><text:span text:style-name="T10">13449450-</text:span><text:span text:style-name="T7">n</text:span> <text:s/><text:span text:style-name="T7">canvi_climàtic</text:span></text:p>
      <text:p text:style-name="P15"><text:span text:style-name="T4"/></text:p>
      <text:p text:style-name="P16"><text:span text:style-name="T4">We offer a variation of </text:span><text:span text:style-name="Strong_20_Emphasis"><text:span text:style-name="T6">wndictionary.py</text:span></text:span><text:span text:style-name="T4"> called </text:span><text:span text:style-name="Strong_20_Emphasis"><text:span text:style-name="T6">wndictionary-normalizecaps.py</text:span></text:span><text:span text:style-name="T4"> that implements a simple strategy to normalize the capitalization of the entries. This is necessary for some dictionaries where all the entries start with upper case letters. This strategy only works for languages with similar capitalization rules as English (only proper names are written with upper cap letters). </text:span></text:p>
      <text:p text:style-name="P15"><text:span text:style-name="T4"/></text:p>
      <text:p text:style-name="P15"><text:span text:style-name="T4">This program needs an additional argument:</text:span></text:p>
      <text:p text:style-name="P22"/>
      <text:p text:style-name="codi"><text:s text:c="2"/><text:span text:style-name="T11">-</text:span><text:span text:style-name="T15">n</text:span><text:span text:style-name="T14"> </text:span><text:span text:style-name="T19">FILE</text:span><text:span text:style-name="T15">,</text:span><text:span text:style-name="T14"> </text:span><text:span text:style-name="T11">--</text:span><text:span text:style-name="T15">normalize</text:span><text:span text:style-name="T14"> </text:span><text:span text:style-name="T19">FILE</text:span></text:p>
      <text:p text:style-name="codi"><text:s text:c="24"/><text:span text:style-name="T15">The</text:span><text:span text:style-name="T14"> </text:span><text:span text:style-name="T15">English</text:span><text:span text:style-name="T14"> </text:span><text:span text:style-name="T15">wn</text:span><text:span text:style-name="T11">-</text:span><text:span text:style-name="T15">data</text:span><text:span text:style-name="T11">-</text:span><text:span text:style-name="T15">eng.tab</text:span><text:span text:style-name="T14"> </text:span><text:span text:style-name="T15">file</text:span><text:span text:style-name="T14"> </text:span><text:span text:style-name="T15">from</text:span><text:span text:style-name="T14"> </text:span><text:span text:style-name="T15">OMW</text:span></text:p>
      <text:p text:style-name="P15"><text:span text:style-name="T4"/></text:p>
      <text:p text:style-name="P16"><text:span text:style-name="T4">OWN: Open Multilingua WordNet </text:span><text:a xlink:type="simple" xlink:href="http://www.casta-net.jp/~kuribayashi/multi/"><text:span text:style-name="T2">http://www.casta-net.jp/~kuribayashi/multi/</text:span></text:a></text:p>
      <text:p text:style-name="P16"><text:span text:style-name="T4">Along with </text:span><text:span text:style-name="Strong_20_Emphasis"><text:span text:style-name="T6">wndictionary.py</text:span></text:span><text:span text:style-name="T4"> we distribute some programs for the creation of bilingual dictionaries with the required format from some freely available dictionaries:</text:span></text:p>
      <text:list xml:id="list1387877993" text:style-name="L3">
        <text:list-item>
          <text:p text:style-name="P2"><text:span text:style-name="T4">wiktionary2bildic.py: creation of bilingual dictionaries from Wiktionary XML dumps </text:span><text:a xlink:type="simple" xlink:href="http://dumps.wikimedia.org/enwiktionary/"><text:span text:style-name="T2">http://dumps.wikimedia.org/enwiktionary/</text:span></text:a></text:p>
        </text:list-item>
        <text:list-item>
          <text:p text:style-name="P2"><text:span text:style-name="T4">wikipedia2bildic.py: creation of bilingual dictionaries from Wikipedia XML dumps </text:span><text:a xlink:type="simple" xlink:href="http://dumps.wikimedia.org/enwiki/"><text:span text:style-name="T2">http://dumps.wikimedia.org/enwiki/</text:span></text:a></text:p>
        </text:list-item>
        <text:list-item>
          <text:p text:style-name="P2"><text:span text:style-name="T4">apertium2bildic.py: creation of bilingual dictionaries from Apertium </text:span><text:a xlink:type="simple" xlink:href="http://apertium.org/"><text:span text:style-name="T2">http://apertium.org</text:span></text:a></text:p>
        </text:list-item>
        <text:list-item>
          <text:p text:style-name="P2"><text:span text:style-name="T4">dacco2bildic.py: creation of bilingual dictionaries from the Dacco Catalana-English dictionary </text:span><text:a xlink:type="simple" xlink:href="http://www.catalandictionary.org/"><text:span text:style-name="T2">http://www.catalandictionary.org/</text:span></text:a></text:p>
        </text:list-item>
        <text:list-item>
          <text:p text:style-name="P2"><text:span text:style-name="T4">TO2bildic.py: creation of bilingual dictionaries from the terminology databases from Termcat's Terminologia Oberta</text:span><text:a xlink:type="simple" xlink:href="http://www.termcat.cat/productes/toberta.htm"><text:span text:style-name="T2">http://www.termcat.cat/productes/toberta.htm</text:span></text:a></text:p>
        </text:list-item>
      </text:list>
      <text:p text:style-name="P15"><text:span text:style-name="T4"/></text:p>
      <text:p text:style-name="P15"><text:span text:style-name="T4">All these programs accepts the </text:span><text:span text:style-name="Strong_20_Emphasis"><text:span text:style-name="T6">-h</text:span></text:span><text:span text:style-name="T4"> argument to get the help.</text:span></text:p>
      <text:p text:style-name="P15"><text:span text:style-name="T4"/></text:p>
      <text:p text:style-name="P16"><text:span text:style-name="T4">A program for combining several dictionaries is also provided (</text:span><text:span text:style-name="Strong_20_Emphasis"><text:span text:style-name="T6">combinedictionary.py</text:span></text:span><text:span text:style-name="T4">). The program takes a list of files to combine and the output file as the last element of the list. To avoid deleting an existing dictionary the program checks if the output dictionary exists. If so, the program stops.</text:span></text:p>
      <text:p text:style-name="P21"><text:span text:style-name="T7">python</text:span> <text:span text:style-name="T7">combinedictionary.py</text:span> <text:span text:style-name="T7">dict1.txt</text:span> <text:span text:style-name="T7">dict2.txt</text:span> <text:span text:style-name="T7">...</text:span> <text:span text:style-name="T7">dictn.txt</text:span> <text:span text:style-name="T7">outputdictionary.txt</text:span></text:p>
      <text:h text:style-name="P19" text:outline-level="3"/>
      <text:h text:style-name="P19" text:outline-level="3"><text:bookmark text:name="babelnet-based-strategy"/>Babelnet based strategy</text:h>
      <text:p text:style-name="P15"><text:span text:style-name="T4"/></text:p>
      <text:p text:style-name="P16"><text:span text:style-name="T4">Babelnet </text:span><text:a xlink:type="simple" xlink:href="http://babelnet.org/"><text:span text:style-name="T2">http://babelnet.org/</text:span></text:a><text:span text:style-name="T4"> is a multilingual lexicalized semantic network and ontology. BabelNet was automatically created by linking the largest multilingual Web encyclopedia (Wikipedia) to the most popular computational lexicon of the English language, WordNet. (source: Wikipedia (</text:span><text:a xlink:type="simple" xlink:href="http://en.wikipedia.org/wiki/BabelNet"><text:span text:style-name="T2">http://en.wikipedia.org/wiki/BabelNet</text:span></text:a><text:span text:style-name="T4">)).</text:span></text:p>
      <text:p text:style-name="P9"/>
      <text:p text:style-name="P10">As Babelnet relates WordNet synsets with Wikipedia entries, and Wikipedia entries are multilingual <text:soft-page-break/>through the interlingual link, this resource can be directly used for the creation of WordNets for several languages. The programs we provide simply modifies the format of the files, and all the interesting things are done by the Babelnet project.</text:p>
      <text:p text:style-name="P9"/>
      <text:p text:style-name="P10">BabelNet 2.0 version was recently released and we offer programs for dealing with both versions (1.1.1. and 2.0).</text:p>
      <text:p text:style-name="P15"><text:span text:style-name="T4"/></text:p>
      <text:p text:style-name="P16"><text:span text:style-name="T4">For the 1.1.1 version of Babelnet we can use the </text:span><text:span text:style-name="Strong_20_Emphasis"><text:span text:style-name="T6">babel2wordnet.py</text:span></text:span><text:span text:style-name="T4"> program. This version can be downloaded from</text:span><text:a xlink:type="simple" xlink:href="http://babelnet.org/data/babelnet-1.1.1-glosses.bz2"><text:span text:style-name="T2">http://babelnet.org/data/babelnet-1.1.1-glosses.bz2</text:span></text:a><text:span text:style-name="T4"> and you can download a copy from the resources section of WN-Toolkit. You can use the </text:span><text:span text:style-name="Strong_20_Emphasis"><text:span text:style-name="T6">-h</text:span></text:span><text:span text:style-name="T4"> option to get the help:</text:span></text:p>
      <text:p text:style-name="P20"><text:span text:style-name="T7"/></text:p>
      <text:p text:style-name="codi"><text:span text:style-name="T7">python</text:span> <text:span text:style-name="T7">babel2wordnet.py</text:span> <text:span text:style-name="T10">-</text:span><text:span text:style-name="T7">h</text:span></text:p>
      <text:p text:style-name="codi"/>
      <text:p text:style-name="codi"><text:span text:style-name="T12">usage:</text:span> <text:span text:style-name="T7">babel2wordnet.py</text:span> <text:span text:style-name="T7">[</text:span><text:span text:style-name="T10">-</text:span><text:span text:style-name="T7">h]</text:span> <text:span text:style-name="T7">[</text:span><text:span text:style-name="T10">-</text:span><text:span text:style-name="T7">v]</text:span> <text:span text:style-name="T10">-</text:span><text:span text:style-name="T7">l</text:span> <text:span text:style-name="T7">LANG</text:span> <text:span text:style-name="T10">-</text:span><text:span text:style-name="T7">o</text:span> <text:span text:style-name="T18">FILE</text:span> <text:span text:style-name="T7">[</text:span><text:span text:style-name="T10">-</text:span><text:span text:style-name="T7">d</text:span> <text:span text:style-name="T18">FILE</text:span><text:span text:style-name="T7">]</text:span> <text:span text:style-name="T7">[</text:span><text:span text:style-name="T10">-</text:span><text:span text:style-name="T7">w</text:span> <text:span text:style-name="T18">FILE</text:span><text:span text:style-name="T7">]</text:span></text:p>
      <text:p text:style-name="codi"><text:s text:c="24"/><text:span text:style-name="T15">BABEL_GlOSSES</text:span></text:p>
      <text:p text:style-name="codi"/>
      <text:p text:style-name="codi"><text:span text:style-name="T7">Creates</text:span> <text:span text:style-name="T7">a</text:span> <text:span text:style-name="T7">WordNet</text:span> <text:span text:style-name="T7">from</text:span> <text:span text:style-name="T7">BabelNet</text:span></text:p>
      <text:p text:style-name="codi"/>
      <text:p text:style-name="codi"><text:span text:style-name="T7">positional</text:span> <text:span text:style-name="T7">arguments</text:span><text:span text:style-name="T10">:</text:span></text:p>
      <text:p text:style-name="codi"><text:s text:c="2"/><text:span text:style-name="T15">BABEL_GlOSSES</text:span><text:span text:style-name="T14"> <text:s text:c="8"/></text:span><text:span text:style-name="T15">The</text:span><text:span text:style-name="T14"> </text:span><text:span text:style-name="T15">path</text:span><text:span text:style-name="T14"> </text:span><text:span text:style-name="T15">to</text:span><text:span text:style-name="T14"> </text:span><text:span text:style-name="T15">the</text:span><text:span text:style-name="T14"> </text:span><text:span text:style-name="T15">babel</text:span><text:span text:style-name="T11">-</text:span><text:span text:style-name="T15">glosses</text:span><text:span text:style-name="T14"> </text:span><text:span text:style-name="T15">file</text:span></text:p>
      <text:p text:style-name="codi"/>
      <text:p text:style-name="codi"><text:span text:style-name="T7">optional</text:span> <text:span text:style-name="T7">arguments</text:span><text:span text:style-name="T10">:</text:span></text:p>
      <text:p text:style-name="codi"><text:s text:c="2"/><text:span text:style-name="T11">-</text:span><text:span text:style-name="T15">h,</text:span><text:span text:style-name="T14"> </text:span><text:span text:style-name="T11">--</text:span><text:span text:style-name="T15">help</text:span><text:span text:style-name="T14"> <text:s text:c="11"/></text:span><text:span text:style-name="T15">show</text:span><text:span text:style-name="T14"> </text:span><text:span text:style-name="T15">this</text:span><text:span text:style-name="T14"> </text:span><text:span text:style-name="T15">help</text:span><text:span text:style-name="T14"> </text:span><text:span text:style-name="T15">message</text:span><text:span text:style-name="T14"> </text:span><text:span text:style-name="T15">and</text:span><text:span text:style-name="T14"> </text:span><text:span text:style-name="T15">exit</text:span></text:p>
      <text:p text:style-name="codi"><text:s text:c="2"/><text:span text:style-name="T11">-</text:span><text:span text:style-name="T15">v,</text:span><text:span text:style-name="T14"> </text:span><text:span text:style-name="T11">--</text:span><text:span text:style-name="T15">version</text:span><text:span text:style-name="T14"> <text:s text:c="8"/></text:span><text:span text:style-name="T15">show</text:span><text:span text:style-name="T14"> </text:span><text:span text:style-name="T15">program's</text:span><text:span text:style-name="T14"> </text:span><text:span text:style-name="T15">version</text:span><text:span text:style-name="T14"> </text:span><text:span text:style-name="T15">number</text:span><text:span text:style-name="T14"> </text:span><text:span text:style-name="T15">and</text:span><text:span text:style-name="T14"> </text:span><text:span text:style-name="T15">exit</text:span></text:p>
      <text:p text:style-name="codi"><text:s text:c="2"/><text:span text:style-name="T11">-</text:span><text:span text:style-name="T15">l</text:span><text:span text:style-name="T14"> </text:span><text:span text:style-name="T15">LANG,</text:span><text:span text:style-name="T14"> </text:span><text:span text:style-name="T11">--</text:span><text:span text:style-name="T15">lang</text:span><text:span text:style-name="T14"> </text:span><text:span text:style-name="T15">LANG</text:span><text:span text:style-name="T14"> <text:s/></text:span><text:span text:style-name="T15">the</text:span><text:span text:style-name="T14"> </text:span><text:span text:style-name="T15">target</text:span><text:span text:style-name="T14"> </text:span><text:span text:style-name="T15">language</text:span><text:span text:style-name="T11">:</text:span><text:span text:style-name="T14"> </text:span><text:span text:style-name="T15">es,</text:span><text:span text:style-name="T14"> </text:span><text:span text:style-name="T15">fr,</text:span><text:span text:style-name="T14"> </text:span><text:span text:style-name="T15">ca...</text:span></text:p>
      <text:p text:style-name="codi"><text:s text:c="2"/><text:span text:style-name="T11">-</text:span><text:span text:style-name="T15">o</text:span><text:span text:style-name="T14"> </text:span><text:span text:style-name="T19">FILE</text:span><text:span text:style-name="T15">,</text:span><text:span text:style-name="T14"> </text:span><text:span text:style-name="T11">--</text:span><text:span text:style-name="T15">output</text:span><text:span text:style-name="T14"> </text:span><text:span text:style-name="T19">FILE</text:span></text:p>
      <text:p text:style-name="codi"><text:s text:c="24"/><text:span text:style-name="T15">a</text:span><text:span text:style-name="T14"> </text:span><text:span text:style-name="T15">file</text:span><text:span text:style-name="T14"> </text:span><text:span text:style-name="T15">to</text:span><text:span text:style-name="T14"> </text:span><text:span text:style-name="T15">write</text:span><text:span text:style-name="T14"> </text:span><text:span text:style-name="T15">the</text:span><text:span text:style-name="T14"> </text:span><text:span text:style-name="T15">results</text:span></text:p>
      <text:p text:style-name="codi"><text:s text:c="2"/><text:span text:style-name="T11">-</text:span><text:span text:style-name="T15">d</text:span><text:span text:style-name="T14"> </text:span><text:span text:style-name="T19">FILE</text:span><text:span text:style-name="T15">,</text:span><text:span text:style-name="T14"> </text:span><text:span text:style-name="T11">--</text:span><text:span text:style-name="T15">diccionari</text:span><text:span text:style-name="T14"> </text:span><text:span text:style-name="T19">FILE</text:span></text:p>
      <text:p text:style-name="codi"><text:s text:c="24"/><text:span text:style-name="T15">a</text:span><text:span text:style-name="T14"> </text:span><text:span text:style-name="T15">file</text:span><text:span text:style-name="T14"> </text:span><text:span text:style-name="T15">containing</text:span><text:span text:style-name="T14"> </text:span><text:span text:style-name="T15">a</text:span><text:span text:style-name="T14"> </text:span><text:span text:style-name="T15">dictionary</text:span><text:span text:style-name="T14"> </text:span><text:span text:style-name="T15">created</text:span><text:span text:style-name="T14"> </text:span><text:span text:style-name="T15">from</text:span><text:span text:style-name="T14"> </text:span><text:span text:style-name="T15">Wikipedia.</text:span></text:p>
      <text:p text:style-name="codi"><text:s text:c="2"/><text:span text:style-name="T11">-</text:span><text:span text:style-name="T15">w</text:span><text:span text:style-name="T14"> </text:span><text:span text:style-name="T19">FILE</text:span><text:span text:style-name="T15">,</text:span><text:span text:style-name="T14"> </text:span><text:span text:style-name="T11">--</text:span><text:span text:style-name="T15">wordnet</text:span><text:span text:style-name="T14"> </text:span><text:span text:style-name="T19">FILE</text:span></text:p>
      <text:p text:style-name="codi"><text:s text:c="24"/><text:span text:style-name="T15">The</text:span><text:span text:style-name="T14"> </text:span><text:span text:style-name="T15">directory</text:span><text:span text:style-name="T14"> </text:span><text:span text:style-name="T15">where</text:span><text:span text:style-name="T14"> </text:span><text:span text:style-name="T15">the</text:span><text:span text:style-name="T14"> </text:span><text:span text:style-name="T15">PWN</text:span><text:span text:style-name="T14"> </text:span><text:span text:style-name="T15">data.noun</text:span><text:span text:style-name="T14"> </text:span><text:span text:style-name="T15">file</text:span><text:span text:style-name="T14"> </text:span><text:span text:style-name="T15">of</text:span><text:span text:style-name="T14"> </text:span><text:span text:style-name="T15">PWN</text:span><text:span text:style-name="T14"> </text:span><text:span text:style-name="T15">is</text:span></text:p>
      <text:p text:style-name="codi"><text:s text:c="24"/><text:span text:style-name="T15">located.</text:span><text:span text:style-name="T14"> </text:span><text:span text:style-name="T15">Default</text:span><text:span text:style-name="T11">:</text:span><text:span text:style-name="T14"> </text:span><text:span text:style-name="T15">current</text:span><text:span text:style-name="T14"> </text:span><text:span text:style-name="T15">directory.</text:span><text:span text:style-name="T14"> </text:span><text:span text:style-name="T15">Useful</text:span><text:span text:style-name="T14"> </text:span><text:span text:style-name="T16">for</text:span><text:span text:style-name="T14"> </text:span><text:span text:style-name="T15">caps</text:span></text:p>
      <text:p text:style-name="codi"><text:s text:c="24"/><text:span text:style-name="T15">normalization.</text:span></text:p>
      <text:p text:style-name="P15"><text:span text:style-name="T4"/></text:p>
      <text:p text:style-name="P15"><text:span text:style-name="T4">The </text:span><text:span text:style-name="Strong_20_Emphasis"><text:span text:style-name="T6">-d</text:span></text:span><text:span text:style-name="T4"> and </text:span><text:span text:style-name="Strong_20_Emphasis"><text:span text:style-name="T6">-w</text:span></text:span><text:span text:style-name="T4"> arguments are optional.</text:span></text:p>
      <text:p text:style-name="P15"><text:span text:style-name="T4"/></text:p>
      <text:p text:style-name="P16"><text:span text:style-name="T4">The WN-Toolkit also provides a program for using the Babelnet 2.0 version, that can be downloaded from</text:span><text:a xlink:type="simple" xlink:href="http://babelnet.org/data/babelnet-2.0.0-core-dump.bz2"><text:span text:style-name="T2">http://babelnet.org/data/babelnet-2.0.0-core-dump.bz2</text:span></text:a><text:span text:style-name="T4">. The program needs two parameters: the path and name of the output file and the language code.\The babelnet-2.0.0-core-dump file must be in the same directory as this program.</text:span></text:p>
      <text:h text:style-name="P19" text:outline-level="3"/>
      <text:h text:style-name="P19" text:outline-level="3"><text:bookmark text:name="parallel-corpora-based-strategies"/>Parallel corpora based strategies</text:h>
      <text:p text:style-name="P15"><text:span text:style-name="T4"/></text:p>
      <text:p text:style-name="P16"><text:span text:style-name="T4">The main program for this strategy is </text:span><text:span text:style-name="Strong_20_Emphasis"><text:span text:style-name="T6">synset-word-alignment.py</text:span></text:span><text:span text:style-name="T4">. If you use the </text:span><text:span text:style-name="Strong_20_Emphasis"><text:span text:style-name="T6">-h</text:span></text:span><text:span text:style-name="T4"> option you'll get the help of the program:</text:span></text:p>
      <text:p text:style-name="P20"><text:span text:style-name="T7"/></text:p>
      <text:p text:style-name="codi"><text:span text:style-name="T7">python</text:span> <text:span text:style-name="T7">synset</text:span><text:span text:style-name="T10">-</text:span><text:span text:style-name="T7">word</text:span><text:span text:style-name="T10">-</text:span><text:span text:style-name="T7">alignment.py</text:span> <text:span text:style-name="T10">-</text:span><text:span text:style-name="T7">h</text:span></text:p>
      <text:p text:style-name="codi"/>
      <text:p text:style-name="codi"><text:span text:style-name="T12">usage:</text:span> <text:span text:style-name="T7">synset</text:span><text:span text:style-name="T10">-</text:span><text:span text:style-name="T7">word</text:span><text:span text:style-name="T10">-</text:span><text:span text:style-name="T7">alignment.py</text:span> <text:span text:style-name="T7">[</text:span><text:span text:style-name="T10">-</text:span><text:span text:style-name="T7">h]</text:span> <text:span text:style-name="T7">[</text:span><text:span text:style-name="T10">-</text:span><text:span text:style-name="T7">v]</text:span> <text:span text:style-name="T10">-</text:span><text:span text:style-name="T7">s</text:span> <text:span text:style-name="T18">FILE</text:span> <text:span text:style-name="T10">-</text:span><text:span text:style-name="T7">t</text:span> <text:span text:style-name="T18">FILE</text:span> <text:span text:style-name="T10">-</text:span><text:span text:style-name="T7">o</text:span> <text:span text:style-name="T18">FILE</text:span> <text:span text:style-name="T7">[</text:span><text:span text:style-name="T10">-</text:span><text:span text:style-name="T7">i</text:span> <text:span text:style-name="T7">VALUE]</text:span></text:p>
      <text:p text:style-name="codi"><text:soft-page-break/><text:s text:c="32"/><text:span text:style-name="T15">[</text:span><text:span text:style-name="T11">-</text:span><text:span text:style-name="T15">f</text:span><text:span text:style-name="T14"> </text:span><text:span text:style-name="T15">VALUE]</text:span></text:p>
      <text:p text:style-name="codi"/>
      <text:p text:style-name="codi"><text:span text:style-name="T7">Synset</text:span> <text:span text:style-name="T10">-</text:span> <text:span text:style-name="T7">variant</text:span> <text:span text:style-name="T7">alignment</text:span> <text:span text:style-name="T7">algorithm</text:span></text:p>
      <text:p text:style-name="codi"/>
      <text:p text:style-name="codi"><text:span text:style-name="T7">optional</text:span> <text:span text:style-name="T7">arguments</text:span><text:span text:style-name="T10">:</text:span></text:p>
      <text:p text:style-name="codi"><text:s text:c="2"/><text:span text:style-name="T11">-</text:span><text:span text:style-name="T15">h,</text:span><text:span text:style-name="T14"> </text:span><text:span text:style-name="T11">--</text:span><text:span text:style-name="T15">help</text:span><text:span text:style-name="T14"> <text:s text:c="11"/></text:span><text:span text:style-name="T15">show</text:span><text:span text:style-name="T14"> </text:span><text:span text:style-name="T15">this</text:span><text:span text:style-name="T14"> </text:span><text:span text:style-name="T15">help</text:span><text:span text:style-name="T14"> </text:span><text:span text:style-name="T15">message</text:span><text:span text:style-name="T14"> </text:span><text:span text:style-name="T15">and</text:span><text:span text:style-name="T14"> </text:span><text:span text:style-name="T15">exit</text:span></text:p>
      <text:p text:style-name="codi"><text:s text:c="2"/><text:span text:style-name="T11">-</text:span><text:span text:style-name="T15">v,</text:span><text:span text:style-name="T14"> </text:span><text:span text:style-name="T11">--</text:span><text:span text:style-name="T15">version</text:span><text:span text:style-name="T14"> <text:s text:c="8"/></text:span><text:span text:style-name="T15">show</text:span><text:span text:style-name="T14"> </text:span><text:span text:style-name="T15">program's</text:span><text:span text:style-name="T14"> </text:span><text:span text:style-name="T15">version</text:span><text:span text:style-name="T14"> </text:span><text:span text:style-name="T15">number</text:span><text:span text:style-name="T14"> </text:span><text:span text:style-name="T15">and</text:span><text:span text:style-name="T14"> </text:span><text:span text:style-name="T15">exit</text:span></text:p>
      <text:p text:style-name="codi"><text:s text:c="2"/><text:span text:style-name="T11">-</text:span><text:span text:style-name="T15">s</text:span><text:span text:style-name="T14"> </text:span><text:span text:style-name="T19">FILE</text:span><text:span text:style-name="T15">,</text:span><text:span text:style-name="T14"> </text:span><text:span text:style-name="T11">--</text:span><text:span text:style-name="T15">sc</text:span><text:span text:style-name="T14"> </text:span><text:span text:style-name="T19">FILE</text:span><text:span text:style-name="T14"> <text:s text:c="3"/></text:span><text:span text:style-name="T15">The</text:span><text:span text:style-name="T14"> </text:span><text:span text:style-name="T15">sense</text:span><text:span text:style-name="T11">-</text:span><text:span text:style-name="T15">tagged</text:span><text:span text:style-name="T14"> </text:span><text:span text:style-name="T15">corpus</text:span></text:p>
      <text:p text:style-name="codi"><text:s text:c="2"/><text:span text:style-name="T11">-</text:span><text:span text:style-name="T15">t</text:span><text:span text:style-name="T14"> </text:span><text:span text:style-name="T19">FILE</text:span><text:span text:style-name="T15">,</text:span><text:span text:style-name="T14"> </text:span><text:span text:style-name="T11">--</text:span><text:span text:style-name="T15">tc</text:span><text:span text:style-name="T14"> </text:span><text:span text:style-name="T19">FILE</text:span><text:span text:style-name="T14"> <text:s text:c="3"/></text:span><text:span text:style-name="T15">The</text:span><text:span text:style-name="T14"> </text:span><text:span text:style-name="T15">target</text:span><text:span text:style-name="T14"> </text:span><text:span text:style-name="T15">corpus,</text:span><text:span text:style-name="T14"> </text:span><text:span text:style-name="T15">tagged</text:span><text:span text:style-name="T14"> </text:span><text:span text:style-name="T15">with</text:span><text:span text:style-name="T14"> </text:span><text:span text:style-name="T15">simple</text:span><text:span text:style-name="T14"> </text:span><text:span text:style-name="T15">tags</text:span></text:p>
      <text:p text:style-name="codi"><text:s text:c="2"/><text:span text:style-name="T11">-</text:span><text:span text:style-name="T15">o</text:span><text:span text:style-name="T14"> </text:span><text:span text:style-name="T19">FILE</text:span><text:span text:style-name="T15">,</text:span><text:span text:style-name="T14"> </text:span><text:span text:style-name="T11">--</text:span><text:span text:style-name="T15">output</text:span><text:span text:style-name="T14"> </text:span><text:span text:style-name="T19">FILE</text:span></text:p>
      <text:p text:style-name="codi"><text:s text:c="24"/><text:span text:style-name="T15">The</text:span><text:span text:style-name="T14"> </text:span><text:span text:style-name="T15">output</text:span><text:span text:style-name="T14"> </text:span><text:span text:style-name="T15">file</text:span></text:p>
      <text:p text:style-name="codi"><text:s text:c="2"/><text:span text:style-name="T11">-</text:span><text:span text:style-name="T15">i</text:span><text:span text:style-name="T14"> </text:span><text:span text:style-name="T15">VALUE,</text:span><text:span text:style-name="T14"> </text:span><text:span text:style-name="T11">--</text:span><text:span text:style-name="T15">index</text:span><text:span text:style-name="T14"> </text:span><text:span text:style-name="T15">VALUE</text:span></text:p>
      <text:p text:style-name="codi"><text:s text:c="24"/><text:span text:style-name="T15">The</text:span><text:span text:style-name="T14"> </text:span><text:span text:style-name="T15">minimun</text:span><text:span text:style-name="T14"> </text:span><text:span text:style-name="T15">index</text:span><text:span text:style-name="T14"> </text:span><text:span text:style-name="T15">(freq</text:span><text:span text:style-name="T14"> </text:span><text:span text:style-name="T15">of</text:span><text:span text:style-name="T14"> </text:span><text:span text:style-name="T11">1</text:span><text:span text:style-name="T15">st</text:span><text:span text:style-name="T14"> </text:span><text:span text:style-name="T15">candidate</text:span><text:span text:style-name="T14"> </text:span><text:span text:style-name="T15">divided</text:span><text:span text:style-name="T14"> </text:span><text:span text:style-name="T15">by</text:span></text:p>
      <text:p text:style-name="codi"><text:s text:c="24"/><text:span text:style-name="T15">freq</text:span><text:span text:style-name="T14"> </text:span><text:span text:style-name="T15">of</text:span><text:span text:style-name="T14"> </text:span><text:span text:style-name="T11">2</text:span><text:span text:style-name="T15">n</text:span><text:span text:style-name="T14"> </text:span><text:span text:style-name="T15">candidate).</text:span><text:span text:style-name="T14"> </text:span><text:span text:style-name="T15">Recommended</text:span><text:span text:style-name="T14"> </text:span><text:span text:style-name="T15">higher</text:span><text:span text:style-name="T14"> </text:span><text:span text:style-name="T15">than</text:span><text:span text:style-name="T14"> </text:span><text:span text:style-name="T11">1.</text:span></text:p>
      <text:p text:style-name="codi"><text:s text:c="24"/><text:span text:style-name="T13">Default:</text:span><text:span text:style-name="T14"> </text:span><text:span text:style-name="T11">2.5</text:span></text:p>
      <text:p text:style-name="codi"><text:s text:c="2"/><text:span text:style-name="T11">-</text:span><text:span text:style-name="T15">f</text:span><text:span text:style-name="T14"> </text:span><text:span text:style-name="T15">VALUE,</text:span><text:span text:style-name="T14"> </text:span><text:span text:style-name="T11">--</text:span><text:span text:style-name="T15">fr</text:span><text:span text:style-name="T14"> </text:span><text:span text:style-name="T15">VALUE</text:span><text:span text:style-name="T14"> <text:s/></text:span><text:span text:style-name="T15">The</text:span><text:span text:style-name="T14"> </text:span><text:span text:style-name="T15">maximun</text:span><text:span text:style-name="T14"> </text:span><text:span text:style-name="T15">number</text:span><text:span text:style-name="T14"> </text:span><text:span text:style-name="T15">of</text:span><text:span text:style-name="T14"> </text:span><text:span text:style-name="T15">times</text:span><text:span text:style-name="T14"> </text:span><text:span text:style-name="T15">the</text:span><text:span text:style-name="T14"> </text:span><text:span text:style-name="T15">synset</text:span><text:span text:style-name="T14"> </text:span><text:span text:style-name="T15">frequency</text:span><text:span text:style-name="T14"> </text:span><text:span text:style-name="T15">can</text:span></text:p>
      <text:p text:style-name="codi"><text:s text:c="24"/><text:span text:style-name="T15">be</text:span><text:span text:style-name="T14"> </text:span><text:span text:style-name="T15">higher</text:span><text:span text:style-name="T14"> </text:span><text:span text:style-name="T15">than</text:span><text:span text:style-name="T14"> </text:span><text:span text:style-name="T15">the</text:span><text:span text:style-name="T14"> </text:span><text:span text:style-name="T15">variant</text:span><text:span text:style-name="T14"> </text:span><text:span text:style-name="T15">frequency.</text:span><text:span text:style-name="T14"> </text:span><text:span text:style-name="T15">Default</text:span><text:span text:style-name="T11">:</text:span><text:span text:style-name="T14"> </text:span><text:span text:style-name="T11">5</text:span></text:p>
      <text:p text:style-name="codi"/>
      <text:p text:style-name="P9">This program requires an English sense-tagged corpora with the following format:</text:p>
      <text:p text:style-name="P20"><text:span text:style-name="T10"/></text:p>
      <text:p text:style-name="codi"><text:span text:style-name="T10">02186338-</text:span><text:span text:style-name="T7">a</text:span> <text:span text:style-name="T10">15123115-</text:span><text:span text:style-name="T7">n</text:span> <text:span text:style-name="T7">,</text:span> <text:span text:style-name="T7">the</text:span> <text:span text:style-name="T10">09917593-</text:span><text:span text:style-name="T7">n</text:span> <text:span text:style-name="T7">had</text:span> <text:span text:style-name="T10">01825237-</text:span><text:span text:style-name="T7">v</text:span> <text:span text:style-name="T7">to</text:span> <text:span text:style-name="T10">01974062-</text:span><text:span text:style-name="T7">v</text:span> <text:span text:style-name="T7">onto</text:span> <text:span text:style-name="T10">000078</text:span></text:p>
      <text:p text:style-name="codi"><text:span text:style-name="T10">46-</text:span><text:span text:style-name="T7">n</text:span> <text:span text:style-name="T7">'s</text:span> <text:span text:style-name="T10">02374451-</text:span><text:span text:style-name="T7">n</text:span> <text:span text:style-name="T7">.</text:span></text:p>
      <text:p text:style-name="P20"><text:span text:style-name="T7"/></text:p>
      <text:p text:style-name="codi"><text:span text:style-name="T7">They</text:span> <text:span text:style-name="T10">01825237-</text:span><text:span text:style-name="T7">v</text:span> <text:span text:style-name="T7">to</text:span> <text:span text:style-name="T10">02128873-</text:span><text:span text:style-name="T7">v</text:span> <text:span text:style-name="T7">what</text:span> <text:span text:style-name="T7">his</text:span> <text:span text:style-name="T10">05558717-</text:span><text:span text:style-name="T7">n</text:span> <text:span text:style-name="T10">02730471-</text:span><text:span text:style-name="T7">v</text:span> <text:span text:style-name="T7">like</text:span> <text:span text:style-name="T10">-</text:span> <text:span text:style-name="T7">the</text:span> <text:span text:style-name="T10">0000784</text:span></text:p>
      <text:p text:style-name="codi"><text:span text:style-name="T10">6-</text:span><text:span text:style-name="T7">n</text:span> <text:span text:style-name="T7">'s</text:span> <text:span text:style-name="T7">.</text:span></text:p>
      <text:p text:style-name="codi"><text:span text:style-name="T7"/></text:p>
      <text:p text:style-name="codi"><text:span text:style-name="T7">He</text:span> <text:span text:style-name="T10">02133435-</text:span><text:span text:style-name="T7">v</text:span> <text:span text:style-name="T10">00146594-</text:span><text:span text:style-name="T7">r</text:span> <text:span text:style-name="T10">00476819-</text:span><text:span text:style-name="T7">a</text:span> <text:span text:style-name="T10">02604760-</text:span><text:span text:style-name="T7">v</text:span> <text:span text:style-name="T10">02310895-</text:span><text:span text:style-name="T7">a</text:span> <text:span text:style-name="T7">.</text:span></text:p>
      <text:p text:style-name="P9"/>
      <text:p text:style-name="P10">It also needs a target language corpus with simple tags, aligned with the English sense-tagged one, as the following:</text:p>
      <text:p text:style-name="P20"><text:span text:style-name="T7"/></text:p>
      <text:p text:style-name="codi"><text:span text:style-name="T7">un</text:span><text:span text:style-name="T10">|</text:span><text:span text:style-name="T7">c</text:span> <text:span text:style-name="T7">dia</text:span><text:span text:style-name="T10">|</text:span><text:span text:style-name="T7">n</text:span> <text:span text:style-name="T7">,</text:span><text:span text:style-name="T10">|</text:span><text:span text:style-name="T7">c</text:span> <text:span text:style-name="T7">el</text:span><text:span text:style-name="T10">|</text:span><text:span text:style-name="T7">c</text:span> <text:span text:style-name="T7">nen</text:span><text:span text:style-name="T10">|</text:span><text:span text:style-name="T7">n</text:span> <text:span text:style-name="T7">haver</text:span><text:span text:style-name="T10">|</text:span><text:span text:style-name="T7">c</text:span> <text:span text:style-name="T7">voler</text:span><text:span text:style-name="T10">|</text:span><text:span text:style-name="T7">v</text:span> <text:span text:style-name="T7">pujar</text:span><text:span text:style-name="T10">|</text:span><text:span text:style-name="T7">v</text:span> <text:span text:style-name="T7">a_cavall</text:span><text:span text:style-name="T10">|</text:span><text:span text:style-name="T7">r</text:span> <text:span text:style-name="T7">general</text:span><text:span text:style-name="T10">|</text:span><text:span text:style-name="T7">a</text:span> <text:span text:style-name="T7">burnside</text:span></text:p>
      <text:p text:style-name="codi"><text:span text:style-name="T10">|</text:span><text:span text:style-name="T7">n</text:span> <text:span text:style-name="T7">.</text:span><text:span text:style-name="T10">|</text:span><text:span text:style-name="T7">c</text:span></text:p>
      <text:p text:style-name="codi"><text:span text:style-name="T7">voler</text:span><text:span text:style-name="T10">|</text:span><text:span text:style-name="T7">v</text:span> <text:span text:style-name="T7">veure</text:span><text:span text:style-name="T10">|</text:span><text:span text:style-name="T7">v</text:span> <text:span text:style-name="T7">el</text:span><text:span text:style-name="T10">|</text:span><text:span text:style-name="T7">c</text:span> <text:span text:style-name="T7">que</text:span><text:span text:style-name="T10">|</text:span><text:span text:style-name="T7">c</text:span> <text:span text:style-name="T7">el</text:span><text:span text:style-name="T10">|</text:span><text:span text:style-name="T7">c</text:span> <text:span text:style-name="T7">seu</text:span><text:span text:style-name="T10">|</text:span><text:span text:style-name="T7">c</text:span> <text:span text:style-name="T7">esquena</text:span><text:span text:style-name="T10">|</text:span><text:span text:style-name="T7">n</text:span> <text:span text:style-name="T7">es</text:span><text:span text:style-name="T10">|</text:span><text:span text:style-name="T7">c</text:span> <text:span text:style-name="T7">sentir</text:span><text:span text:style-name="T10">|</text:span><text:span text:style-name="T7">v</text:span> <text:span text:style-name="T7">com</text:span><text:span text:style-name="T10">|</text:span><text:span text:style-name="T7">c</text:span> <text:span text:style-name="T10">-|</text:span><text:span text:style-name="T7">c</text:span> <text:span text:style-name="T7">el</text:span><text:span text:style-name="T10">|</text:span><text:span text:style-name="T7">c</text:span> <text:span text:style-name="T7">de</text:span></text:p>
      <text:p text:style-name="codi"><text:span text:style-name="T10">|</text:span><text:span text:style-name="T7">c</text:span> <text:span text:style-name="T7">el</text:span><text:span text:style-name="T10">|</text:span><text:span text:style-name="T7">c</text:span> <text:span text:style-name="T7">general</text:span><text:span text:style-name="T10">|</text:span><text:span text:style-name="T7">n</text:span> <text:span text:style-name="T7">.</text:span><text:span text:style-name="T10">|</text:span><text:span text:style-name="T7">c</text:span></text:p>
      <text:p text:style-name="codi"><text:span text:style-name="T7">es</text:span><text:span text:style-name="T10">|</text:span><text:span text:style-name="T7">c</text:span> <text:span text:style-name="T7">veure</text:span><text:span text:style-name="T10">|</text:span><text:span text:style-name="T7">v</text:span> <text:span text:style-name="T7">tan</text:span><text:span text:style-name="T10">|</text:span><text:span text:style-name="T7">r</text:span> <text:span text:style-name="T7">còmode</text:span><text:span text:style-name="T10">|</text:span><text:span text:style-name="T7">a</text:span> <text:span text:style-name="T7">ser</text:span><text:span text:style-name="T10">|</text:span><text:span text:style-name="T7">v</text:span> <text:span text:style-name="T7">recte</text:span><text:span text:style-name="T10">|</text:span><text:span text:style-name="T7">a</text:span> <text:span text:style-name="T7">.</text:span><text:span text:style-name="T10">|</text:span><text:span text:style-name="T7">c</text:span></text:p>
      <text:p text:style-name="P9"/>
      <text:p text:style-name="P9">Then the program uses a simple word-alignment strategy to get the target language variants, as:</text:p>
      <text:p text:style-name="P20"><text:span text:style-name="T10"/></text:p>
      <text:p text:style-name="codi"><text:span text:style-name="T10">00048475-</text:span><text:span text:style-name="T7">r</text:span> <text:s/><text:span text:style-name="T7">ara</text:span></text:p>
      <text:p text:style-name="codi"><text:span text:style-name="T10">05833840-</text:span><text:span text:style-name="T7">n</text:span> <text:s/><text:span text:style-name="T7">idea</text:span></text:p>
      <text:p text:style-name="codi"><text:span text:style-name="T10">05311054-</text:span><text:span text:style-name="T7">n</text:span> <text:s/><text:span text:style-name="T7">ull</text:span></text:p>
      <text:p text:style-name="P9"/>
      <text:p text:style-name="P10">As corpora in these formats are not easily available, we provide some programs to help in the creation of the corpora:</text:p>
      <text:list xml:id="list1205586025" text:style-name="L4">
        <text:list-item>
          <text:p text:style-name="P8">freeling-simpletag.py: Tags a text with simplified tagset using Freeling (eng, cat, spa, ita, por, rus, glg). The query is done using a Freeling server that can run in your computer or remotely. </text:p>
        </text:list-item>
        <text:list-item>
          <text:p text:style-name="P8">treetagger-simpletag.py: Tags a text with simplified tagset using Tree Tagger (fre, deu, rus). To add more languages, simply edit this program.) You need to have TreeTagger installed on your system.</text:p>
        </text:list-item>
      </text:list>
      <text:p text:style-name="P16"><text:soft-page-break/><text:span text:style-name="T4">All these programs have the </text:span><text:span text:style-name="Strong_20_Emphasis"><text:span text:style-name="T6">-h</text:span></text:span><text:span text:style-name="T4"> option to get the help.</text:span></text:p>
      <text:p text:style-name="P16"><text:span text:style-name="T4"/></text:p>
      <text:p text:style-name="P16"><text:span text:style-name="T4">We also provide the </text:span><text:span text:style-name="Strong_20_Emphasis"><text:span text:style-name="T6">ukbtosenses.py</text:span></text:span><text:span text:style-name="T4"> program to transform the Freeling+UKB tagged corpus into a suitable format for the </text:span><text:span text:style-name="Strong_20_Emphasis"><text:span text:style-name="T6">synset-word-alignment.py</text:span></text:span><text:span text:style-name="T4">: 2 arguments must been provided: the path and name of the input file and the path and name of the output file.</text:span></text:p>
      <text:p text:style-name="P16"><text:span text:style-name="T4"/></text:p>
      <text:p text:style-name="P16"><text:span text:style-name="T4">In the </text:span><text:span text:style-name="Strong_20_Emphasis"><text:span text:style-name="T6">Resources</text:span></text:span><text:span text:style-name="T4"> section we provide several corpus pre-processed for the use of this strategy. They are fully described in that section.</text:span></text:p>
      <text:h text:style-name="P19" text:outline-level="3"/>
      <text:h text:style-name="P19" text:outline-level="3"><text:bookmark text:name="evaluation-tools"/>Evaluation tools</text:h>
      <text:p text:style-name="P15"><text:span text:style-name="T4"/></text:p>
      <text:p text:style-name="P15"><text:span text:style-name="T4">The toolkit also provides programs to allow the automatic evaluation of the results comparing them with a reference WordNet for the target languages. This reference WordNet must be in the Open Multilingual WordNet format. Several freely available WordNets in this format can be downloaded from: </text:span><text:a xlink:type="simple" xlink:href="http://www.casta-net.jp/~kuribayashi/multi/"><text:span text:style-name="T2">http://www.casta-net.jp/~kuribayashi/multi/</text:span></text:a><text:span text:style-name="T4">. This automatic evaluation usually offers lower values than manual evaluation (see the paper for details).</text:span></text:p>
      <text:p text:style-name="P15"><text:span text:style-name="T4">The </text:span><text:span text:style-name="Strong_20_Emphasis"><text:span text:style-name="T6">wn-evaluate.py</text:span></text:span><text:span text:style-name="T4"> program can perform evaluation of the results. If we call the </text:span><text:span text:style-name="Strong_20_Emphasis"><text:span text:style-name="T6">-h</text:span></text:span><text:span text:style-name="T4"> option we get:</text:span></text:p>
      <text:p text:style-name="P20"><text:span text:style-name="T7"/></text:p>
      <text:p text:style-name="codi"><text:span text:style-name="T7">python</text:span> <text:span text:style-name="T7">wn</text:span><text:span text:style-name="T10">-</text:span><text:span text:style-name="T7">evaluate.py</text:span> <text:span text:style-name="T10">-</text:span><text:span text:style-name="T7">h</text:span></text:p>
      <text:p text:style-name="codi"/>
      <text:p text:style-name="codi"><text:span text:style-name="T12">usage:</text:span> <text:span text:style-name="T7">wn</text:span><text:span text:style-name="T10">-</text:span><text:span text:style-name="T7">evaluate.py</text:span> <text:span text:style-name="T7">[</text:span><text:span text:style-name="T10">-</text:span><text:span text:style-name="T7">h]</text:span> <text:span text:style-name="T7">[</text:span><text:span text:style-name="T10">-</text:span><text:span text:style-name="T7">v]</text:span> <text:span text:style-name="T10">-</text:span><text:span text:style-name="T7">r</text:span> <text:span text:style-name="T18">FILE</text:span> <text:span text:style-name="T10">-</text:span><text:span text:style-name="T7">e</text:span> <text:span text:style-name="T18">FILE</text:span></text:p>
      <text:p text:style-name="codi"/>
      <text:p text:style-name="codi"><text:span text:style-name="T7">Evaluation</text:span> <text:span text:style-name="T7">algorithm</text:span></text:p>
      <text:p text:style-name="codi"/>
      <text:p text:style-name="codi"><text:span text:style-name="T7">optional</text:span> <text:span text:style-name="T7">arguments</text:span><text:span text:style-name="T10">:</text:span></text:p>
      <text:p text:style-name="codi"><text:s text:c="2"/><text:span text:style-name="T11">-</text:span><text:span text:style-name="T15">h,</text:span><text:span text:style-name="T14"> </text:span><text:span text:style-name="T11">--</text:span><text:span text:style-name="T15">help</text:span><text:span text:style-name="T14"> <text:s text:c="10"/></text:span><text:span text:style-name="T15">show</text:span><text:span text:style-name="T14"> </text:span><text:span text:style-name="T15">this</text:span><text:span text:style-name="T14"> </text:span><text:span text:style-name="T15">help</text:span><text:span text:style-name="T14"> </text:span><text:span text:style-name="T15">message</text:span><text:span text:style-name="T14"> </text:span><text:span text:style-name="T15">and</text:span><text:span text:style-name="T14"> </text:span><text:span text:style-name="T15">exit</text:span></text:p>
      <text:p text:style-name="codi"><text:s text:c="2"/><text:span text:style-name="T11">-</text:span><text:span text:style-name="T15">v,</text:span><text:span text:style-name="T14"> </text:span><text:span text:style-name="T11">--</text:span><text:span text:style-name="T15">version</text:span><text:span text:style-name="T14"> <text:s text:c="7"/></text:span><text:span text:style-name="T15">show</text:span><text:span text:style-name="T14"> </text:span><text:span text:style-name="T15">program's</text:span><text:span text:style-name="T14"> </text:span><text:span text:style-name="T15">version</text:span><text:span text:style-name="T14"> </text:span><text:span text:style-name="T15">number</text:span><text:span text:style-name="T14"> </text:span><text:span text:style-name="T15">and</text:span><text:span text:style-name="T14"> </text:span><text:span text:style-name="T15">exit</text:span></text:p>
      <text:p text:style-name="codi"><text:s text:c="2"/><text:span text:style-name="T11">-</text:span><text:span text:style-name="T15">r</text:span><text:span text:style-name="T14"> </text:span><text:span text:style-name="T19">FILE</text:span><text:span text:style-name="T15">,</text:span><text:span text:style-name="T14"> </text:span><text:span text:style-name="T11">--</text:span><text:span text:style-name="T15">ref</text:span><text:span text:style-name="T14"> </text:span><text:span text:style-name="T19">FILE</text:span><text:span text:style-name="T14"> <text:s/></text:span><text:span text:style-name="T15">The</text:span><text:span text:style-name="T14"> </text:span><text:span text:style-name="T15">reference</text:span><text:span text:style-name="T14"> </text:span><text:span text:style-name="T15">wordnet</text:span><text:span text:style-name="T14"> </text:span><text:span text:style-name="T16">for</text:span><text:span text:style-name="T14"> </text:span><text:span text:style-name="T15">evaluation</text:span><text:span text:style-name="T14"> </text:span><text:span text:style-name="T15">in</text:span><text:span text:style-name="T14"> </text:span><text:span text:style-name="T15">Open</text:span></text:p>
      <text:p text:style-name="codi"><text:s text:c="23"/><text:span text:style-name="T15">Multilingual</text:span><text:span text:style-name="T14"> </text:span><text:span text:style-name="T15">WordNet</text:span><text:span text:style-name="T14"> </text:span><text:span text:style-name="T15">format</text:span></text:p>
      <text:p text:style-name="codi"><text:s text:c="2"/><text:span text:style-name="T11">-</text:span><text:span text:style-name="T15">e</text:span><text:span text:style-name="T14"> </text:span><text:span text:style-name="T19">FILE</text:span><text:span text:style-name="T15">,</text:span><text:span text:style-name="T14"> </text:span><text:span text:style-name="T11">--</text:span><text:span text:style-name="T15">eva</text:span><text:span text:style-name="T14"> </text:span><text:span text:style-name="T19">FILE</text:span><text:span text:style-name="T14"> <text:s/></text:span><text:span text:style-name="T15">The</text:span><text:span text:style-name="T14"> </text:span><text:span text:style-name="T15">target</text:span><text:span text:style-name="T14"> </text:span><text:span text:style-name="T15">WordNet</text:span><text:span text:style-name="T14"> </text:span><text:span text:style-name="T15">to</text:span><text:span text:style-name="T14"> </text:span><text:span text:style-name="T15">evaluate</text:span></text:p>
      <text:p text:style-name="P9"/>
      <text:p text:style-name="P9">The evaluation provides the following figures:</text:p>
      <text:p text:style-name="P20"><text:span text:style-name="T7"/></text:p>
      <text:p text:style-name="codi"><text:span text:style-name="T7">TOTAL</text:span> <text:s text:c="5"/><text:span text:style-name="T10">:</text:span> <text:span text:style-name="T10">4153</text:span></text:p>
      <text:p text:style-name="codi"><text:span text:style-name="T7">EVALUATED</text:span> <text:s/><text:span text:style-name="T10">:</text:span> <text:span text:style-name="T10">2939</text:span></text:p>
      <text:p text:style-name="codi"><text:span text:style-name="T7">PRECISION</text:span> <text:s/><text:span text:style-name="T10">:</text:span> <text:span text:style-name="T10">79.58</text:span></text:p>
      <text:p text:style-name="codi"><text:span text:style-name="T7">PRECISION</text:span> <text:span text:style-name="T7">N</text:span><text:span text:style-name="T10">:</text:span> <text:span text:style-name="T10">79.95</text:span></text:p>
      <text:p text:style-name="codi"><text:span text:style-name="T7">PRECISION</text:span> <text:span text:style-name="T7">V</text:span><text:span text:style-name="T10">:</text:span> <text:span text:style-name="T10">75.16</text:span></text:p>
      <text:p text:style-name="codi"><text:span text:style-name="T7">PRECISION</text:span> <text:span text:style-name="T7">A</text:span><text:span text:style-name="T10">:</text:span> <text:span text:style-name="T10">78.73</text:span></text:p>
      <text:p text:style-name="codi"><text:span text:style-name="T7">PRECISION</text:span> <text:span text:style-name="T7">R</text:span><text:span text:style-name="T10">:</text:span> <text:span text:style-name="T10">63.23</text:span></text:p>
      <text:p text:style-name="P15"><text:span text:style-name="T4"/></text:p>
      <text:p text:style-name="P15"><text:span text:style-name="T4">The Toolkit also offers a variation of this program using the same arguments: the </text:span><text:span text:style-name="Strong_20_Emphasis"><text:span text:style-name="T6">wn-evaluate-info.py</text:span></text:span><text:span text:style-name="T4">. This program needs the wordnet30-eng.db (distributed with the WN-Toolkit) and this file should be located in the same directory. This program creates two output files:</text:span></text:p>
      <text:list xml:id="list1875820242" text:style-name="L5">
        <text:list-item>
          <text:p text:style-name="P4">incorrect.txt: containing information about the variants evaluated as incorrect.</text:p>
        </text:list-item>
        <text:list-item>
          <text:p text:style-name="P4">nonevaluated.txt: containing information about the non-evaluated variants.</text:p>
        </text:list-item>
      </text:list>
      <text:p text:style-name="P9"/>
      <text:p text:style-name="P9">This files can help in the manual evaluation of the results and offer the following information:</text:p>
      <text:p text:style-name="P9"/>
      <text:p text:style-name="P9"><text:soft-page-break/>The incorrect.txt offers:</text:p>
      <text:p text:style-name="codi"><text:span text:style-name="T10">00176150-</text:span><text:span text:style-name="T7">a</text:span> <text:s/><text:span text:style-name="T7">favorable</text:span> <text:s text:c="2"/><text:span text:style-name="T7">propici</text:span> <text:span text:style-name="T7">auspicious</text:span> <text:s/><text:span text:style-name="T7">auguring</text:span> <text:span text:style-name="T7">favorable</text:span> <text:span text:style-name="T7">circumstances</text:span> <text:span text:style-name="T7">and</text:span> <text:span text:style-name="T7">good</text:span> <text:span text:style-name="T7">luck</text:span></text:p>
      <text:p text:style-name="P9"/>
      <text:p text:style-name="P9">That is: synset, evaluated target-language variant, reference target language variants, English variants, English definition</text:p>
      <text:p text:style-name="P9"/>
      <text:p text:style-name="P9">The output of the nonevaluated.txt offers similar information, but lacking the reference target language variants.</text:p>
      <text:p text:style-name="P20"><text:span text:style-name="T10"/></text:p>
      <text:p text:style-name="codi"><text:span text:style-name="T10">01981916-</text:span><text:span text:style-name="T7">a</text:span> <text:s/><text:span text:style-name="T7">al·legòric</text:span> <text:s/><text:span text:style-name="T7">allegorical,allegoric</text:span> <text:s text:c="2"/><text:span text:style-name="T7">used</text:span> <text:span text:style-name="T7">in</text:span> <text:span text:style-name="T7">or</text:span> <text:span text:style-name="T7">characteristic</text:span> <text:span text:style-name="T7">of</text:span> <text:span text:style-name="T7">or</text:span> <text:span text:style-name="T7">containing</text:span> <text:span text:style-name="T7">allegory</text:span></text:p>
      <text:p text:style-name="P9"/>
      <text:p text:style-name="P9">The program also provides some figures:</text:p>
      <text:p text:style-name="P20"><text:span text:style-name="T7"/></text:p>
      <text:p text:style-name="codi"><text:span text:style-name="T7">TOTAL</text:span> <text:s text:c="6"/><text:span text:style-name="T10">:</text:span> <text:span text:style-name="T10">4153</text:span></text:p>
      <text:p text:style-name="codi"><text:span text:style-name="T7">PRECISION</text:span> <text:s text:c="2"/><text:span text:style-name="T10">:</text:span> <text:span text:style-name="T10">79.58</text:span></text:p>
      <text:p text:style-name="codi">-------</text:p>
      <text:p text:style-name="codi"><text:span text:style-name="T7">NEW</text:span> <text:span text:style-name="T7">VARIANTS</text:span><text:span text:style-name="T10">:</text:span> <text:span text:style-name="T10">1213</text:span></text:p>
      <text:h text:style-name="P18" text:outline-level="2"/>
      <text:h text:style-name="P18" text:outline-level="2"><text:bookmark text:name="resources"/>Resources</text:h>
      <text:p text:style-name="P9"/>
      <text:p text:style-name="P9">Several languages resources have been adapted and released.</text:p>
      <text:h text:style-name="P19" text:outline-level="3"/>
      <text:h text:style-name="P19" text:outline-level="3"><text:bookmark text:name="dictionaries"/>Dictionaries</text:h>
      <text:h text:style-name="P23" text:outline-level="4"/>
      <text:h text:style-name="P23" text:outline-level="4"><text:bookmark text:name="apertium-dictionaries"/>Apertium dictionaries</text:h>
      <text:p text:style-name="P15"><text:span text:style-name="T4"/></text:p>
      <text:p text:style-name="P15"><text:span text:style-name="T4">A set of dictionaries created from the transfer dictionaries of the </text:span><text:span text:style-name="Strong_20_Emphasis"><text:span text:style-name="T6">Apertium</text:span></text:span><text:span text:style-name="T4"> Machine Translation System:</text:span></text:p>
      <text:p text:style-name="P12"/>
      <text:p text:style-name="P13">├── <text:span text:style-name="T1">dict-apertium-en-ca.txt<text:line-break/>├── dict-apertium-en-cy.txt<text:line-break/>├── dict-apertium-en-eo.txt<text:line-break/>├── dict-apertium-en-es.txt<text:line-break/>├── dict-apertium-en-eu.txt<text:line-break/>├── dict-apertium-en-gl.txt<text:line-break/>├── dict-apertium-en-ht.txt<text:line-break/>├── dict-apertium-en-is.txt<text:line-break/>└── dict-apertium-en-mk.txt</text:span></text:p>
      <text:h text:style-name="P23" text:outline-level="4"/>
      <text:h text:style-name="P23" text:outline-level="4"><text:bookmark text:name="wiktionary-dictionaries"/>Wiktionary dictionaries</text:h>
      <text:p text:style-name="P15"><text:span text:style-name="T4"/></text:p>
      <text:p text:style-name="P15"><text:span text:style-name="T4">We also offer several dictionaries created from the </text:span><text:span text:style-name="Strong_20_Emphasis"><text:span text:style-name="T6">Wiktionary</text:span></text:span><text:span text:style-name="T4"> (2012-08-05 dump):</text:span></text:p>
      <text:p text:style-name="P12"/>
      <text:p text:style-name="P13">├── <text:span text:style-name="T1">wiktionary-en-ar.txt<text:line-break/></text:span><text:soft-page-break/><text:span text:style-name="T1">├── wiktionary-en-bg.txt<text:line-break/>├── wiktionary-en-ca.txt<text:line-break/>├── wiktionary-en-cs.txt<text:line-break/>├── wiktionary-en-da.txt<text:line-break/>├── wiktionary-en-de.txt<text:line-break/>├── wiktionary-en-el.txt<text:line-break/>├── wiktionary-en-es.txt<text:line-break/>├── wiktionary-en-et.txt<text:line-break/>├── wiktionary-en-eu.txt<text:line-break/>├── wiktionary-en-fi.txt<text:line-break/>├── wiktionary-en-fr.txt<text:line-break/>├── wiktionary-en-gl.txt<text:line-break/>├── wiktionary-en-hi.txt<text:line-break/>├── wiktionary-en-hr.txt<text:line-break/>├── wiktionary-en-hu.txt<text:line-break/>├── wiktionary-en-it.txt<text:line-break/>├── wiktionary-en-kn.txt<text:line-break/>├── wiktionary-en-lt.txt<text:line-break/>├── wiktionary-en-lv.txt<text:line-break/>├── wiktionary-en-ml.txt<text:line-break/>├── wiktionary-en-mt.txt<text:line-break/>├── wiktionary-en-nl.txt<text:line-break/>├── wiktionary-en-pl.txt<text:line-break/>├── wiktionary-en-pt.txt<text:line-break/>├── wiktionary-en-ro.txt<text:line-break/>├── wiktionary-en-ru.txt<text:line-break/>├── wiktionary-en-sk.txt<text:line-break/>├── wiktionary-en-sl.txt<text:line-break/>├── wiktionary-en-sv.txt<text:line-break/>├── wiktionary-en-ta.txt<text:line-break/>├── wiktionary-en-te.txt<text:line-break/>└── wiktionary-en-zh.txt</text:span></text:p>
      <text:h text:style-name="P23" text:outline-level="4"/>
      <text:h text:style-name="P23" text:outline-level="4"><text:bookmark text:name="wikipedia-dictionaries"/>Wikipedia dictionaries</text:h>
      <text:p text:style-name="P9"/>
      <text:p text:style-name="P9">We also offer several dictionaries created from the Wikipedia (2012-08-05 dump):</text:p>
      <text:p text:style-name="P12"/>
      <text:p text:style-name="P13">├── <text:span text:style-name="T1">wikipedia-en-ar.txt<text:line-break/>├── wikipedia-en-bg.txt<text:line-break/>├── wikipedia-en-ca.txt<text:line-break/>├── wikipedia-en-cs.txt<text:line-break/>├── wikipedia-en-da.txt<text:line-break/>├── wikipedia-en-de.txt<text:line-break/>├── wikipedia-en-el.txt<text:line-break/>├── wikipedia-en-es.txt<text:line-break/>├── wikipedia-en-et.txt<text:line-break/>├── wikipedia-en-eu.txt<text:line-break/>├── wikipedia-en-fi.txt<text:line-break/>├── wikipedia-en-fr.txt<text:line-break/></text:span><text:soft-page-break/><text:span text:style-name="T1">├── wikipedia-en-gl.txt<text:line-break/>├── wikipedia-en-hr.txt<text:line-break/>├── wikipedia-en-hu.txt<text:line-break/>├── wikipedia-en-it.txt<text:line-break/>├── wikipedia-en-lt.txt<text:line-break/>├── wikipedia-en-lv.txt<text:line-break/>├── wikipedia-en-mt.txt<text:line-break/>├── wikipedia-en-nl.txt<text:line-break/>├── wikipedia-en-pl.txt<text:line-break/>├── wikipedia-en-pt.txt<text:line-break/>├── wikipedia-en-ro.txt<text:line-break/>├── wikipedia-en-ru.txt<text:line-break/>├── wikipedia-en-sk.txt<text:line-break/>├── wikipedia-en-sl.txt<text:line-break/>├── wikipedia-en-sv.txt<text:line-break/>└── wikipedia-en-zh.txt</text:span></text:p>
      <text:p text:style-name="P9"/>
      <text:p text:style-name="P9">All the dictionaries are in the required format for the use with the WN-Toolkit, that is: English word tab POS tab Target Language Word:</text:p>
      <text:p text:style-name="P20"><text:span text:style-name="T7"/></text:p>
      <text:p text:style-name="codi"><text:span text:style-name="T7">accidentally</text:span> <text:s text:c="3"/><text:span text:style-name="T7">r</text:span> <text:s text:c="2"/><text:span text:style-name="T7">accidentalment</text:span></text:p>
      <text:p text:style-name="codi"><text:span text:style-name="T7">acclaim</text:span> <text:span text:style-name="T7">v</text:span> <text:s text:c="2"/><text:span text:style-name="T7">aclamar</text:span></text:p>
      <text:p text:style-name="codi"><text:span text:style-name="T7">acclamation</text:span> <text:span text:style-name="T7">n</text:span> <text:s text:c="2"/><text:span text:style-name="T7">aclamació</text:span></text:p>
      <text:p text:style-name="codi"><text:span text:style-name="T7">acclimate</text:span> <text:s text:c="2"/><text:span text:style-name="T7">v</text:span> <text:s text:c="2"/><text:span text:style-name="T7">aclimatar</text:span></text:p>
      <text:p text:style-name="P9"/>
      <text:p text:style-name="P9">If your language is not listed, you can create the dictionaries with the programs distributed with the WN-Toolkit.</text:p>
      <text:h text:style-name="P19" text:outline-level="3"/>
      <text:h text:style-name="P19" text:outline-level="3"><text:bookmark text:name="parallel-corpora"/>Parallel corpora</text:h>
      <text:h text:style-name="P23" text:outline-level="4"/>
      <text:h text:style-name="P23" text:outline-level="4"><text:bookmark text:name="semcor-30"/>Semcor 3.0</text:h>
      <text:p text:style-name="P9"/>
      <text:p text:style-name="P9">We offer some preprocessed files, ready for the use with WN-Toolkit:</text:p>
      <text:p text:style-name="P15"><text:span text:style-name="Strong_20_Emphasis"><text:span text:style-name="T6"/></text:span></text:p>
      <text:p text:style-name="P15"><text:span text:style-name="Strong_20_Emphasis"><text:span text:style-name="T6">semcor30-eng.txt</text:span></text:span><text:span text:style-name="T4">: The English Semcor corpus, one sentence by line:</text:span></text:p>
      <text:p text:style-name="P15"><text:span text:style-name="T4"/></text:p>
      <text:p text:style-name="codi"><text:span text:style-name="T7">One</text:span> <text:span text:style-name="T7">day,</text:span> <text:span text:style-name="T7">the</text:span> <text:span text:style-name="T7">children</text:span> <text:span text:style-name="T7">had</text:span> <text:span text:style-name="T7">wanted</text:span> <text:span text:style-name="T7">to</text:span> <text:span text:style-name="T7">get</text:span> <text:span text:style-name="T7">up</text:span> <text:span text:style-name="T7">onto</text:span> <text:span text:style-name="T7">General</text:span> <text:span text:style-name="T7">Burnside's</text:span> <text:span text:style-name="T7">horse.</text:span></text:p>
      <text:p text:style-name="codi"><text:span text:style-name="T7">They</text:span> <text:span text:style-name="T7">wanted</text:span> <text:span text:style-name="T7">to</text:span> <text:span text:style-name="T7">see</text:span> <text:span text:style-name="T7">what</text:span> <text:span text:style-name="T7">his</text:span> <text:span text:style-name="T7">back</text:span> <text:span text:style-name="T7">felt</text:span> <text:span text:style-name="T7">like</text:span> <text:span text:style-name="T10">-</text:span> <text:span text:style-name="T7">the</text:span> <text:span text:style-name="T7">General's.</text:span></text:p>
      <text:p text:style-name="codi"><text:span text:style-name="T7">He</text:span> <text:span text:style-name="T7">looked</text:span> <text:span text:style-name="T7">so</text:span> <text:span text:style-name="T7">comfortable</text:span> <text:span text:style-name="T7">being</text:span> <text:span text:style-name="T7">straight.</text:span></text:p>
      <text:p text:style-name="P15"><text:span text:style-name="Strong_20_Emphasis"><text:span text:style-name="T6"/></text:span></text:p>
      <text:p text:style-name="P15"><text:span text:style-name="Strong_20_Emphasis"><text:span text:style-name="T6">semcor30-senses-eng.txt</text:span></text:span><text:span text:style-name="T4">: the English Semcor where sense-tagged word have been replaced by their PWN synset.</text:span></text:p>
      <text:p text:style-name="P20"><text:span text:style-name="T10"/></text:p>
      <text:p text:style-name="codi"><text:span text:style-name="T10">02186338-</text:span><text:span text:style-name="T7">a</text:span> <text:span text:style-name="T10">15123115-</text:span><text:span text:style-name="T7">n</text:span> <text:span text:style-name="T7">,</text:span> <text:span text:style-name="T7">the</text:span> <text:span text:style-name="T10">09917593-</text:span><text:span text:style-name="T7">n</text:span> <text:span text:style-name="T7">had</text:span> <text:span text:style-name="T10">01825237-</text:span><text:span text:style-name="T7">v</text:span> <text:span text:style-name="T7">to</text:span> <text:span text:style-name="T10">01974062-</text:span><text:span text:style-name="T7">v</text:span> <text:span text:style-name="T7">onto</text:span> <text:span text:style-name="T10">000078</text:span></text:p>
      <text:p text:style-name="codi"><text:span text:style-name="T10">46-</text:span><text:span text:style-name="T7">n</text:span> <text:span text:style-name="T7">'s</text:span> <text:span text:style-name="T10">02374451-</text:span><text:span text:style-name="T7">n</text:span> <text:span text:style-name="T7">.</text:span></text:p>
      <text:p text:style-name="codi"><text:span text:style-name="T7">They</text:span> <text:span text:style-name="T10">01825237-</text:span><text:span text:style-name="T7">v</text:span> <text:span text:style-name="T7">to</text:span> <text:span text:style-name="T10">02128873-</text:span><text:span text:style-name="T7">v</text:span> <text:span text:style-name="T7">what</text:span> <text:span text:style-name="T7">his</text:span> <text:span text:style-name="T10">05558717-</text:span><text:span text:style-name="T7">n</text:span> <text:span text:style-name="T10">02730471-</text:span><text:span text:style-name="T7">v</text:span> <text:span text:style-name="T7">like</text:span> <text:span text:style-name="T10">-</text:span> <text:span text:style-name="T7">the</text:span> <text:span text:style-name="T10">0000784</text:span></text:p>
      <text:p text:style-name="codi"><text:span text:style-name="T10">6-</text:span><text:span text:style-name="T7">n</text:span> <text:span text:style-name="T7">'s</text:span> <text:span text:style-name="T7">.</text:span></text:p>
      <text:p text:style-name="codi"><text:span text:style-name="T7">He</text:span> <text:span text:style-name="T10">02133435-</text:span><text:span text:style-name="T7">v</text:span> <text:span text:style-name="T10">00146594-</text:span><text:span text:style-name="T7">r</text:span> <text:span text:style-name="T10">00476819-</text:span><text:span text:style-name="T7">a</text:span> <text:span text:style-name="T10">02604760-</text:span><text:span text:style-name="T7">v</text:span> <text:span text:style-name="T10">02310895-</text:span><text:span text:style-name="T7">a</text:span> <text:span text:style-name="T7">.</text:span></text:p>
      <text:p text:style-name="P9"/>
      <text:p text:style-name="P9"><text:soft-page-break/>Translations for several languages performed using Google Translate:</text:p>
      <text:p text:style-name="codi"><text:span text:style-name="T7"/></text:p>
      <text:p text:style-name="codi"><text:span text:style-name="T7">Un</text:span> <text:span text:style-name="T7">dia,</text:span> <text:span text:style-name="T7">els</text:span> <text:span text:style-name="T7">nens</text:span> <text:span text:style-name="T7">havia</text:span> <text:span text:style-name="T7">volgut</text:span> <text:span text:style-name="T7">pujar</text:span> <text:span text:style-name="T7">a</text:span> <text:span text:style-name="T7">cavall</text:span> <text:span text:style-name="T7">general</text:span> <text:span text:style-name="T7">Burnside.</text:span></text:p>
      <text:p text:style-name="codi"><text:span text:style-name="T7">Volien</text:span> <text:span text:style-name="T7">veure</text:span> <text:span text:style-name="T7">el</text:span> <text:span text:style-name="T7">que</text:span> <text:span text:style-name="T7">la</text:span> <text:span text:style-name="T7">seva</text:span> <text:span text:style-name="T7">esquena</text:span> <text:span text:style-name="T7">es</text:span> <text:span text:style-name="T7">sentia</text:span> <text:span text:style-name="T7">com</text:span> <text:span text:style-name="T10">-</text:span> <text:span text:style-name="T7">la</text:span> <text:span text:style-name="T7">del</text:span> <text:span text:style-name="T7">General.</text:span></text:p>
      <text:p text:style-name="codi"><text:span text:style-name="T7">Es</text:span> <text:span text:style-name="T7">veia</text:span> <text:span text:style-name="T7">tan</text:span> <text:span text:style-name="T7">còmode</text:span> <text:span text:style-name="T7">ser</text:span> <text:span text:style-name="T7">recta.</text:span></text:p>
      <text:p text:style-name="P9"/>
      <text:p text:style-name="P9">Translations for the following languages are distributed:</text:p>
      <text:p text:style-name="P12"/>
      <text:p text:style-name="P13">├── <text:span text:style-name="T1">semcor30-bul.txt<text:line-break/>├── semcor30-cat.txt<text:line-break/>├── semcor30-deu.txt<text:line-break/>├── semcor30-eng.txt<text:line-break/>├── semcor30-fra.txt<text:line-break/>├── semcor30-hrv.txt<text:line-break/>├── semcor30-ita.txt<text:line-break/>├── semcor30-lat.txt<text:line-break/>├── semcor30-por.txt<text:line-break/>├── semcor30-rus.txt<text:line-break/>├── semcor30-spa.txt</text:span></text:p>
      <text:p text:style-name="P11"/>
      <text:p text:style-name="P9">Some of these translation have been tagged with simple tags. These are the files required for the </text:p>
      <text:p text:style-name="P9">WN-Toolkit:</text:p>
      <text:p text:style-name="P20"><text:span text:style-name="T7"/></text:p>
      <text:p text:style-name="codi"><text:span text:style-name="T7">un</text:span><text:span text:style-name="T10">|</text:span><text:span text:style-name="T7">c</text:span> <text:span text:style-name="T7">dia</text:span><text:span text:style-name="T10">|</text:span><text:span text:style-name="T7">n</text:span> <text:span text:style-name="T7">,</text:span><text:span text:style-name="T10">|</text:span><text:span text:style-name="T7">c</text:span> <text:span text:style-name="T7">el</text:span><text:span text:style-name="T10">|</text:span><text:span text:style-name="T7">c</text:span> <text:span text:style-name="T7">nen</text:span><text:span text:style-name="T10">|</text:span><text:span text:style-name="T7">n</text:span> <text:span text:style-name="T7">haver</text:span><text:span text:style-name="T10">|</text:span><text:span text:style-name="T7">c</text:span> <text:span text:style-name="T7">voler</text:span><text:span text:style-name="T10">|</text:span><text:span text:style-name="T7">v</text:span> <text:span text:style-name="T7">pujar</text:span><text:span text:style-name="T10">|</text:span><text:span text:style-name="T7">v</text:span> <text:span text:style-name="T7">a_cavall</text:span><text:span text:style-name="T10">|</text:span><text:span text:style-name="T7">r</text:span> <text:span text:style-name="T7">general</text:span><text:span text:style-name="T10">|</text:span><text:span text:style-name="T7">a</text:span> <text:span text:style-name="T7">burnside</text:span></text:p>
      <text:p text:style-name="codi"><text:span text:style-name="T10">|</text:span><text:span text:style-name="T7">n</text:span> <text:span text:style-name="T7">.</text:span><text:span text:style-name="T10">|</text:span><text:span text:style-name="T7">c</text:span></text:p>
      <text:p text:style-name="codi"><text:span text:style-name="T7">voler</text:span><text:span text:style-name="T10">|</text:span><text:span text:style-name="T7">v</text:span> <text:span text:style-name="T7">veure</text:span><text:span text:style-name="T10">|</text:span><text:span text:style-name="T7">v</text:span> <text:span text:style-name="T7">el</text:span><text:span text:style-name="T10">|</text:span><text:span text:style-name="T7">c</text:span> <text:span text:style-name="T7">que</text:span><text:span text:style-name="T10">|</text:span><text:span text:style-name="T7">c</text:span> <text:span text:style-name="T7">el</text:span><text:span text:style-name="T10">|</text:span><text:span text:style-name="T7">c</text:span> <text:span text:style-name="T7">seu</text:span><text:span text:style-name="T10">|</text:span><text:span text:style-name="T7">c</text:span> <text:span text:style-name="T7">esquena</text:span><text:span text:style-name="T10">|</text:span><text:span text:style-name="T7">n</text:span> <text:span text:style-name="T7">es</text:span><text:span text:style-name="T10">|</text:span><text:span text:style-name="T7">c</text:span> <text:span text:style-name="T7">sentir</text:span><text:span text:style-name="T10">|</text:span><text:span text:style-name="T7">v</text:span> <text:span text:style-name="T7">com</text:span><text:span text:style-name="T10">|</text:span><text:span text:style-name="T7">c</text:span> <text:span text:style-name="T10">-|</text:span><text:span text:style-name="T7">c</text:span> <text:span text:style-name="T7">el</text:span><text:span text:style-name="T10">|</text:span><text:span text:style-name="T7">c</text:span> <text:span text:style-name="T7">de</text:span></text:p>
      <text:p text:style-name="codi"><text:span text:style-name="T10">|</text:span><text:span text:style-name="T7">c</text:span> <text:span text:style-name="T7">el</text:span><text:span text:style-name="T10">|</text:span><text:span text:style-name="T7">c</text:span> <text:span text:style-name="T7">general</text:span><text:span text:style-name="T10">|</text:span><text:span text:style-name="T7">n</text:span> <text:span text:style-name="T7">.</text:span><text:span text:style-name="T10">|</text:span><text:span text:style-name="T7">c</text:span></text:p>
      <text:p text:style-name="codi"><text:span text:style-name="T7">es</text:span><text:span text:style-name="T10">|</text:span><text:span text:style-name="T7">c</text:span> <text:span text:style-name="T7">veure</text:span><text:span text:style-name="T10">|</text:span><text:span text:style-name="T7">v</text:span> <text:span text:style-name="T7">tan</text:span><text:span text:style-name="T10">|</text:span><text:span text:style-name="T7">r</text:span> <text:span text:style-name="T7">còmode</text:span><text:span text:style-name="T10">|</text:span><text:span text:style-name="T7">a</text:span> <text:span text:style-name="T7">ser</text:span><text:span text:style-name="T10">|</text:span><text:span text:style-name="T7">v</text:span> <text:span text:style-name="T7">recte</text:span><text:span text:style-name="T10">|</text:span><text:span text:style-name="T7">a</text:span> <text:span text:style-name="T7">.</text:span><text:span text:style-name="T10">|</text:span><text:span text:style-name="T7">c</text:span></text:p>
      <text:p text:style-name="P12"/>
      <text:p text:style-name="P13">├── <text:span text:style-name="T1">semcor30-tagged-cat.txt<text:line-break/>├── semcor30-tagged-deu.txt<text:line-break/>├── semcor30-tagged-eng.txt<text:line-break/>├── semcor30-tagged-fra.txt<text:line-break/>├── semcor30-tagged-ita.txt<text:line-break/>├── semcor30-tagged-por.txt<text:line-break/>├── semcor30-tagged-rus.txt<text:line-break/>└── semcor30-tagged-spa.txt</text:span></text:p>
      <text:h text:style-name="P24" text:outline-level="4"/>
      <text:h text:style-name="P23" text:outline-level="4"><text:bookmark text:name="princeton-wordnet-gloss-corpus"/>Princeton WordNet Gloss Corpus</text:h>
      <text:p text:style-name="P9"/>
      <text:p text:style-name="P9">We offer some preprocessed files, ready for the use with WN-Toolkit:</text:p>
      <text:p text:style-name="P15"><text:span text:style-name="Strong_20_Emphasis"><text:span text:style-name="T6"/></text:span></text:p>
      <text:p text:style-name="P15"><text:span text:style-name="Strong_20_Emphasis"><text:span text:style-name="T6">pwgc30-eng.txt</text:span></text:span><text:span text:style-name="T4">: The English Princeton WordNet Gloss Corpus, one sentence by line:</text:span></text:p>
      <text:p text:style-name="P20"><text:span text:style-name="T7"/></text:p>
      <text:p text:style-name="codi"><text:span text:style-name="T7">(usually</text:span> <text:span text:style-name="T7">followed</text:span> <text:span text:style-name="T7">by</text:span> <text:span text:style-name="T7">to)</text:span> <text:span text:style-name="T7">having</text:span> <text:span text:style-name="T7">the</text:span> <text:span text:style-name="T7">necessary</text:span> <text:span text:style-name="T7">means</text:span> <text:span text:style-name="T7">or</text:span> <text:span text:style-name="T7">skill</text:span> <text:span text:style-name="T7">or</text:span> <text:span text:style-name="T7">know</text:span><text:span text:style-name="T10">-</text:span><text:span text:style-name="T7">how</text:span> <text:span text:style-name="T7">or</text:span> <text:span text:style-name="T7">aut</text:span></text:p>
      <text:p text:style-name="codi"><text:span text:style-name="T7">hority</text:span> <text:span text:style-name="T7">to</text:span> <text:span text:style-name="T17">do</text:span> <text:span text:style-name="T7">something;</text:span> <text:span text:style-name="T7">able</text:span> <text:span text:style-name="T7">to</text:span> <text:span text:style-name="T7">swim;</text:span> <text:span text:style-name="T7">she</text:span> <text:span text:style-name="T7">was</text:span> <text:span text:style-name="T7">able</text:span> <text:span text:style-name="T7">to</text:span> <text:span text:style-name="T7">program</text:span> <text:span text:style-name="T7">her</text:span> <text:span text:style-name="T7">computer;</text:span> <text:span text:style-name="T7">we</text:span> </text:p>
      <text:p text:style-name="codi"><text:span text:style-name="T7">were</text:span> <text:span text:style-name="T7">at</text:span> <text:span text:style-name="T7">last</text:span> <text:span text:style-name="T7">able</text:span> <text:span text:style-name="T7">to</text:span> <text:span text:style-name="T7">buy</text:span> <text:span text:style-name="T7">a</text:span> <text:span text:style-name="T7">car;</text:span> <text:span text:style-name="T7">able</text:span> <text:span text:style-name="T7">to</text:span> <text:span text:style-name="T7">get</text:span> <text:span text:style-name="T7">a</text:span> <text:span text:style-name="T7">grant</text:span> <text:span text:style-name="T17">for</text:span> <text:span text:style-name="T7">the</text:span> <text:span text:style-name="T7">project;</text:span></text:p>
      <text:p text:style-name="codi"><text:span text:style-name="T7">(usually</text:span> <text:span text:style-name="T7">followed</text:span> <text:span text:style-name="T7">by</text:span> <text:span text:style-name="T7">to)</text:span> <text:span text:style-name="T7">not</text:span> <text:span text:style-name="T7">having</text:span> <text:span text:style-name="T7">the</text:span> <text:span text:style-name="T7">necessary</text:span> <text:span text:style-name="T7">means</text:span> <text:span text:style-name="T7">or</text:span> <text:span text:style-name="T7">skill</text:span> <text:span text:style-name="T7">or</text:span> <text:span text:style-name="T7">know</text:span><text:span text:style-name="T10">-</text:span><text:span text:style-name="T7">how;</text:span> <text:span text:style-name="T7">u</text:span></text:p>
      <text:p text:style-name="codi"><text:span text:style-name="T7">nable</text:span> <text:span text:style-name="T7">to</text:span> <text:span text:style-name="T7">get</text:span> <text:span text:style-name="T7">to</text:span> <text:span text:style-name="T7">town</text:span> <text:span text:style-name="T7">without</text:span> <text:span text:style-name="T7">a</text:span> <text:span text:style-name="T7">car;</text:span> <text:span text:style-name="T7">unable</text:span> <text:span text:style-name="T7">to</text:span> <text:span text:style-name="T7">obtain</text:span> <text:span text:style-name="T7">funds;</text:span></text:p>
      <text:p text:style-name="codi"><text:soft-page-break/><text:span text:style-name="Strong_20_Emphasis"><text:span text:style-name="T6"/></text:span></text:p>
      <text:p text:style-name="P15"><text:span text:style-name="Strong_20_Emphasis"><text:span text:style-name="T6">pwgc30-senses-eng.txt</text:span></text:span><text:span text:style-name="T4">: the English Princeton WordNet Gloss Corpus where sense-tagged word have been replaced by their PWN synset.</text:span></text:p>
      <text:p text:style-name="P15"><text:span text:style-name="T4"/></text:p>
      <text:p text:style-name="codi"><text:span text:style-name="T7">(</text:span> <text:span text:style-name="T7">usually</text:span> <text:span text:style-name="T7">followed</text:span> <text:span text:style-name="T7">by</text:span> <text:span text:style-name="T7">to</text:span> <text:span text:style-name="T7">)</text:span> <text:span text:style-name="T7">having</text:span> <text:span text:style-name="T7">the</text:span> <text:span text:style-name="T10">01580050-</text:span><text:span text:style-name="T7">a</text:span> <text:span text:style-name="T10">00172710-</text:span><text:span text:style-name="T7">n</text:span> <text:span text:style-name="T7">or</text:span> <text:span text:style-name="T7">skill</text:span> <text:span text:style-name="T7">or</text:span> <text:span text:style-name="T10">0561678</text:span></text:p>
      <text:p text:style-name="codi"><text:span text:style-name="T10">6-</text:span><text:span text:style-name="T7">n</text:span> <text:span text:style-name="T7">or</text:span> <text:span text:style-name="T10">05196582-</text:span><text:span text:style-name="T7">n</text:span> <text:span text:style-name="T7">to</text:span> <text:span text:style-name="T20">do</text:span> <text:span text:style-name="T7">something</text:span> <text:span text:style-name="T7">;</text:span> <text:span text:style-name="T10">00001740-</text:span> <text:span text:style-name="T7">to</text:span> <text:span text:style-name="T7">swim</text:span> <text:span text:style-name="T7">;</text:span> <text:span text:style-name="T7">she</text:span> <text:span text:style-name="T7">was</text:span> <text:span text:style-name="T10">00001740-</text:span> <text:span text:style-name="T7">to</text:span> <text:span text:style-name="T7">pr</text:span></text:p>
      <text:p text:style-name="codi"><text:span text:style-name="T7">ogram</text:span> <text:span text:style-name="T7">her</text:span> <text:span text:style-name="T7">computer</text:span> <text:span text:style-name="T7">;</text:span> <text:span text:style-name="T7">we</text:span> <text:span text:style-name="T7">were</text:span> <text:span text:style-name="T7">at</text:span> <text:span text:style-name="T7">last</text:span> <text:span text:style-name="T10">00001740-</text:span> <text:span text:style-name="T7">to</text:span> <text:span text:style-name="T7">buy</text:span> <text:span text:style-name="T7">a</text:span> <text:span text:style-name="T7">car</text:span> <text:span text:style-name="T7">;</text:span> <text:span text:style-name="T10">00001740-</text:span> <text:span text:style-name="T7">to</text:span> <text:span text:style-name="T7">get</text:span> </text:p>
      <text:p text:style-name="codi"><text:span text:style-name="T7">a</text:span> <text:span text:style-name="T7">grant</text:span> <text:span text:style-name="T21">for</text:span> <text:span text:style-name="T7">the</text:span> <text:span text:style-name="T7">project</text:span> <text:span text:style-name="T7">;</text:span></text:p>
      <text:p text:style-name="codi"><text:span text:style-name="T7">(</text:span> <text:span text:style-name="T7">usually</text:span> <text:span text:style-name="T7">followed</text:span> <text:span text:style-name="T7">by</text:span> <text:span text:style-name="T7">to</text:span> <text:span text:style-name="T7">)</text:span> <text:span text:style-name="T10">00024073-</text:span><text:span text:style-name="T7">r</text:span> <text:span text:style-name="T7">having</text:span> <text:span text:style-name="T7">the</text:span> <text:span text:style-name="T10">01580050-</text:span><text:span text:style-name="T7">a</text:span> <text:span text:style-name="T10">00172710-</text:span><text:span text:style-name="T7">n</text:span> <text:span text:style-name="T7">or</text:span> <text:span text:style-name="T7">skill</text:span></text:p>
      <text:p text:style-name="codi"><text:s/><text:span text:style-name="T15">or</text:span><text:span text:style-name="T14"> </text:span><text:span text:style-name="T11">05616786-</text:span><text:span text:style-name="T15">n</text:span><text:span text:style-name="T14"> </text:span><text:span text:style-name="T15">;</text:span><text:span text:style-name="T14"> </text:span><text:span text:style-name="T11">00002098-</text:span><text:span text:style-name="T14"> </text:span><text:span text:style-name="T15">to</text:span><text:span text:style-name="T14"> </text:span><text:span text:style-name="T15">get</text:span><text:span text:style-name="T14"> </text:span><text:span text:style-name="T15">to</text:span><text:span text:style-name="T14"> </text:span><text:span text:style-name="T15">town</text:span><text:span text:style-name="T14"> </text:span><text:span text:style-name="T15">without</text:span><text:span text:style-name="T14"> </text:span><text:span text:style-name="T15">a</text:span><text:span text:style-name="T14"> </text:span><text:span text:style-name="T15">car</text:span><text:span text:style-name="T14"> </text:span><text:span text:style-name="T15">;</text:span><text:span text:style-name="T14"> </text:span><text:span text:style-name="T11">00002098-</text:span><text:span text:style-name="T14"> </text:span><text:span text:style-name="T15">to</text:span><text:span text:style-name="T14"> </text:span><text:span text:style-name="T15">obtain</text:span><text:span text:style-name="T14"> </text:span><text:span text:style-name="T15">f</text:span></text:p>
      <text:p text:style-name="codi"><text:span text:style-name="T7">unds</text:span> <text:span text:style-name="T7">;</text:span></text:p>
      <text:p text:style-name="P20"><text:span text:style-name="T7"/></text:p>
      <text:p text:style-name="P9">Translations for several languages performed using Google Translate:</text:p>
      <text:p text:style-name="P20"><text:span text:style-name="T7"/></text:p>
      <text:p text:style-name="codi"><text:span text:style-name="T7">(En</text:span> <text:span text:style-name="T7">general</text:span> <text:span text:style-name="T7">seguit</text:span> <text:span text:style-name="T7">per</text:span> <text:span text:style-name="T7">a)</text:span> <text:span text:style-name="T7">tenir</text:span> <text:span text:style-name="T7">els</text:span> <text:span text:style-name="T7">mitjans</text:span> <text:span text:style-name="T7">necessaris</text:span> <text:span text:style-name="T7">o</text:span> <text:span text:style-name="T7">habilitat</text:span> <text:span text:style-name="T7">o</text:span> <text:span text:style-name="T7">coneixemen</text:span></text:p>
      <text:p text:style-name="codi"><text:span text:style-name="T7">t</text:span> <text:span text:style-name="T7">o</text:span> <text:span text:style-name="T7">autoritat</text:span> <text:span text:style-name="T7">per</text:span> <text:span text:style-name="T7">fer</text:span> <text:span text:style-name="T7">alguna</text:span> <text:span text:style-name="T7">cosa,</text:span> <text:span text:style-name="T7">saber</text:span> <text:span text:style-name="T7">nedar,</text:span> <text:span text:style-name="T7">ella</text:span> <text:span text:style-name="T7">era</text:span> <text:span text:style-name="T7">capaç</text:span> <text:span text:style-name="T7">de</text:span> <text:span text:style-name="T7">programar</text:span> <text:span text:style-name="T7">l'o</text:span></text:p>
      <text:p text:style-name="codi"><text:span text:style-name="T7">rdinador,</text:span> <text:span text:style-name="T7">estàvem</text:span> <text:span text:style-name="T7">per</text:span> <text:span text:style-name="T7">fi</text:span> <text:span text:style-name="T7">capaç</text:span> <text:span text:style-name="T7">de</text:span> <text:span text:style-name="T7">comprar</text:span> <text:span text:style-name="T7">un</text:span> <text:span text:style-name="T7">cotxe,</text:span> <text:span text:style-name="T7">capaç</text:span> <text:span text:style-name="T7">d'obtenir</text:span> <text:span text:style-name="T7">una</text:span> <text:span text:style-name="T7">beca</text:span> <text:span text:style-name="T7">pe</text:span></text:p>
      <text:p text:style-name="codi"><text:span text:style-name="T7">r</text:span> <text:span text:style-name="T7">el</text:span> <text:span text:style-name="T7">projecte;</text:span></text:p>
      <text:p text:style-name="codi"><text:span text:style-name="T7">(En</text:span> <text:span text:style-name="T7">general</text:span> <text:span text:style-name="T7">seguit</text:span> <text:span text:style-name="T7">per</text:span> <text:span text:style-name="T7">a)</text:span> <text:span text:style-name="T7">que</text:span> <text:span text:style-name="T7">no</text:span> <text:span text:style-name="T7">tenen</text:span> <text:span text:style-name="T7">els</text:span> <text:span text:style-name="T7">mitjans</text:span> <text:span text:style-name="T7">necessaris</text:span> <text:span text:style-name="T7">o</text:span> <text:span text:style-name="T7">habilitat</text:span> <text:span text:style-name="T7">o</text:span> <text:span text:style-name="T7">con</text:span></text:p>
      <text:p text:style-name="codi"><text:span text:style-name="T7">eixement,</text:span> <text:span text:style-name="T7">incapaç</text:span> <text:span text:style-name="T7">d'arribar</text:span> <text:span text:style-name="T7">a</text:span> <text:span text:style-name="T7">la</text:span> <text:span text:style-name="T7">ciutat</text:span> <text:span text:style-name="T7">sense</text:span> <text:span text:style-name="T7">un</text:span> <text:span text:style-name="T7">cotxe,</text:span> <text:span text:style-name="T7">no</text:span> <text:span text:style-name="T7">poden</text:span> <text:span text:style-name="T7">obtenir</text:span> <text:span text:style-name="T7">fons;</text:span></text:p>
      <text:p text:style-name="P9"/>
      <text:p text:style-name="P9">Translations for the following languages are distributed:</text:p>
      <text:p text:style-name="P13"/>
      <text:p text:style-name="P13">├── <text:span text:style-name="T1">pwgc30-cat.txt<text:line-break/>├── pwgc30-deu.txt<text:line-break/>├── pwgc30-eng.txt<text:line-break/>├── pwgc30-fra.txt<text:line-break/>├── pwgc30-ita.txt<text:line-break/>├── pwgc30-por.txt<text:line-break/>├── pwgc30-rus.txt</text:span></text:p>
      <text:p text:style-name="P11"/>
      <text:p text:style-name="P9">Some of these translation have been tagged with simple tags. These are the files required for the WN-Toolkit:</text:p>
      <text:p text:style-name="P20"><text:span text:style-name="T7"/></text:p>
      <text:p text:style-name="codi"><text:span text:style-name="T7">(</text:span><text:span text:style-name="T10">|</text:span><text:span text:style-name="T7">c</text:span> <text:span text:style-name="T7">en_general</text:span><text:span text:style-name="T10">|</text:span><text:span text:style-name="T7">r</text:span> <text:span text:style-name="T7">seguit</text:span><text:span text:style-name="T10">|</text:span><text:span text:style-name="T7">n</text:span> <text:span text:style-name="T7">per</text:span><text:span text:style-name="T10">|</text:span><text:span text:style-name="T7">c</text:span> <text:span text:style-name="T7">a</text:span><text:span text:style-name="T10">|</text:span><text:span text:style-name="T7">c</text:span> <text:span text:style-name="T7">)</text:span><text:span text:style-name="T10">|</text:span><text:span text:style-name="T7">c</text:span> <text:span text:style-name="T7">tenir</text:span><text:span text:style-name="T10">|</text:span><text:span text:style-name="T7">v</text:span> <text:span text:style-name="T7">el</text:span><text:span text:style-name="T10">|</text:span><text:span text:style-name="T7">c</text:span> <text:span text:style-name="T7">mitjà</text:span><text:span text:style-name="T10">|</text:span><text:span text:style-name="T7">n</text:span> <text:span text:style-name="T7">necessari</text:span><text:span text:style-name="T10">|</text:span><text:span text:style-name="T7">a</text:span> <text:span text:style-name="T7">o</text:span><text:span text:style-name="T10">|</text:span><text:span text:style-name="T7">c</text:span> <text:span text:style-name="T7">ha</text:span></text:p>
      <text:p text:style-name="codi"><text:span text:style-name="T7">bilitat</text:span><text:span text:style-name="T10">|</text:span><text:span text:style-name="T7">n</text:span> <text:span text:style-name="T7">o</text:span><text:span text:style-name="T10">|</text:span><text:span text:style-name="T7">c</text:span> <text:span text:style-name="T7">coneixement</text:span><text:span text:style-name="T10">|</text:span><text:span text:style-name="T7">n</text:span> <text:span text:style-name="T7">o</text:span><text:span text:style-name="T10">|</text:span><text:span text:style-name="T7">c</text:span> <text:span text:style-name="T7">autoritat</text:span><text:span text:style-name="T10">|</text:span><text:span text:style-name="T7">n</text:span> <text:span text:style-name="T7">per</text:span><text:span text:style-name="T10">|</text:span><text:span text:style-name="T7">c</text:span> <text:span text:style-name="T7">fer</text:span><text:span text:style-name="T10">|</text:span><text:span text:style-name="T7">v</text:span> <text:span text:style-name="T7">algun</text:span><text:span text:style-name="T10">|</text:span><text:span text:style-name="T7">c</text:span> <text:span text:style-name="T7">cosa</text:span><text:span text:style-name="T10">|</text:span><text:span text:style-name="T7">n</text:span> <text:span text:style-name="T7">,</text:span><text:span text:style-name="T10">|</text:span><text:span text:style-name="T7">c</text:span> <text:span text:style-name="T7">sabe</text:span></text:p>
      <text:p text:style-name="codi"><text:span text:style-name="T7">r</text:span><text:span text:style-name="T10">|</text:span><text:span text:style-name="T7">v</text:span> <text:span text:style-name="T7">nedar</text:span><text:span text:style-name="T10">|</text:span><text:span text:style-name="T7">v</text:span> <text:span text:style-name="T7">,</text:span><text:span text:style-name="T10">|</text:span><text:span text:style-name="T7">c</text:span> <text:span text:style-name="T7">ell</text:span><text:span text:style-name="T10">|</text:span><text:span text:style-name="T7">c</text:span> <text:span text:style-name="T7">ser</text:span><text:span text:style-name="T10">|</text:span><text:span text:style-name="T7">v</text:span> <text:span text:style-name="T7">capaç</text:span><text:span text:style-name="T10">|</text:span><text:span text:style-name="T7">a</text:span> <text:span text:style-name="T7">de</text:span><text:span text:style-name="T10">|</text:span><text:span text:style-name="T7">c</text:span> <text:span text:style-name="T7">programar</text:span><text:span text:style-name="T10">|</text:span><text:span text:style-name="T7">v</text:span> <text:span text:style-name="T7">el</text:span><text:span text:style-name="T10">|</text:span><text:span text:style-name="T7">c</text:span> <text:span text:style-name="T7">ordinador</text:span><text:span text:style-name="T10">|</text:span><text:span text:style-name="T7">n</text:span> <text:span text:style-name="T7">,</text:span><text:span text:style-name="T10">|</text:span><text:span text:style-name="T7">c</text:span> <text:span text:style-name="T7">estar</text:span></text:p>
      <text:p text:style-name="codi"><text:span text:style-name="T10">|</text:span><text:span text:style-name="T7">v</text:span> <text:span text:style-name="T7">per</text:span><text:span text:style-name="T10">|</text:span><text:span text:style-name="T7">c</text:span> <text:span text:style-name="T7">fi</text:span><text:span text:style-name="T10">|</text:span><text:span text:style-name="T7">n</text:span> <text:span text:style-name="T7">capaç</text:span><text:span text:style-name="T10">|</text:span><text:span text:style-name="T7">a</text:span> <text:span text:style-name="T7">de</text:span><text:span text:style-name="T10">|</text:span><text:span text:style-name="T7">c</text:span> <text:span text:style-name="T7">comprar</text:span><text:span text:style-name="T10">|</text:span><text:span text:style-name="T7">v</text:span> <text:span text:style-name="T7">un</text:span><text:span text:style-name="T10">|</text:span><text:span text:style-name="T7">c</text:span> <text:span text:style-name="T7">cotxe</text:span><text:span text:style-name="T10">|</text:span><text:span text:style-name="T7">n</text:span> <text:span text:style-name="T7">,</text:span><text:span text:style-name="T10">|</text:span><text:span text:style-name="T7">c</text:span> <text:span text:style-name="T7">capaç</text:span><text:span text:style-name="T10">|</text:span><text:span text:style-name="T7">a</text:span> <text:span text:style-name="T7">de</text:span><text:span text:style-name="T10">|</text:span><text:span text:style-name="T7">c</text:span> <text:span text:style-name="T7">obtenir</text:span><text:span text:style-name="T10">|</text:span><text:span text:style-name="T7">v</text:span> <text:span text:style-name="T7">un</text:span></text:p>
      <text:p text:style-name="codi"><text:span text:style-name="T10">|</text:span><text:span text:style-name="T7">c</text:span> <text:span text:style-name="T7">beca</text:span><text:span text:style-name="T10">|</text:span><text:span text:style-name="T7">n</text:span> <text:span text:style-name="T7">per</text:span><text:span text:style-name="T10">|</text:span><text:span text:style-name="T7">c</text:span> <text:span text:style-name="T7">el</text:span><text:span text:style-name="T10">|</text:span><text:span text:style-name="T7">c</text:span> <text:span text:style-name="T7">projecte</text:span><text:span text:style-name="T10">|</text:span><text:span text:style-name="T7">n</text:span> <text:span text:style-name="T7">;</text:span><text:span text:style-name="T10">|</text:span><text:span text:style-name="T7">c</text:span></text:p>
      <text:p text:style-name="P12"/>
      <text:p text:style-name="P13">├── <text:span text:style-name="T1">pwgc30-senses-eng.txt<text:line-break/>├── pwgc30-tagged-cat.txt<text:line-break/>├── pwgc30-tagged-deu.txt<text:line-break/>├── pwgc30-tagged-eng.txt<text:line-break/>├── pwgc30-tagged-fra.txt<text:line-break/>├── pwgc30-tagged-ita.txt<text:line-break/>├── pwgc30-tagged-por.txt<text:line-break/>└── pwgc30-tagged-spa.txt</text:span></text:p>
      <text:h text:style-name="P23" text:outline-level="4"><text:soft-page-break/></text:h>
      <text:h text:style-name="P23" text:outline-level="4"><text:bookmark text:name="dgt_tm-release2013"/>DGT_TM-release2013</text:h>
      <text:p text:style-name="P9"/>
      <text:p text:style-name="P9">We offer a pre-processed version of this corpus for several languages:</text:p>
      <text:p text:style-name="P12"/>
      <text:p text:style-name="P13">├── <text:span text:style-name="T1">DGT-TM-preprocess-en-bg.txt.gz<text:line-break/>├── DGT-TM-preprocess-en-cs.txt.gz<text:line-break/>├── DGT-TM-preprocess-en-da.txt.gz<text:line-break/>├── DGT-TM-preprocess-en-de.txt.gz<text:line-break/>├── DGT-TM-preprocess-en-el.txt.gz<text:line-break/>├── DGT-TM-preprocess-en-es.txt.gz<text:line-break/>├── DGT-TM-preprocess-en-et.txt.gz<text:line-break/>├── DGT-TM-preprocess-en-fi.txt.gz<text:line-break/>├── DGT-TM-preprocess-en-fr.txt.gz<text:line-break/>├── DGT-TM-preprocess-en-hu.txt.gz<text:line-break/>├── DGT-TM-preprocess-en-it.txt.gz<text:line-break/>├── DGT-TM-preprocess-en-lt.txt.gz<text:line-break/>├── DGT-TM-preprocess-en-lv.txt.gz<text:line-break/>├── DGT-TM-preprocess-en-mt.txt.gz<text:line-break/>├── DGT-TM-preprocess-en-nl.txt.gz<text:line-break/>├── DGT-TM-preprocess-en-pl.txt.gz<text:line-break/>├── DGT-TM-preprocess-en-pt.txt.gz<text:line-break/>├── DGT-TM-preprocess-en-ro.txt.gz<text:line-break/>├── DGT-TM-preprocess-en-sk.txt.gz<text:line-break/>├── DGT-TM-preprocess-en-sl.txt.gz<text:line-break/>├── DGT-TM-preprocess-en-sv.txt.gz</text:span></text:p>
      <text:p text:style-name="P11"/>
      <text:p text:style-name="P9">These files have several fields separated by tabulators:</text:p>
      <text:list xml:id="list1410726778" text:style-name="L6">
        <text:list-item>
          <text:p text:style-name="P5">The English text.</text:p>
        </text:list-item>
        <text:list-item>
          <text:p text:style-name="P5">The English text where sense-tagged words are replaced by their PWN synset. The word sense disambiguation and Tagging has been made using Freeling + UKB.</text:p>
        </text:list-item>
        <text:list-item>
          <text:p text:style-name="P5">The corresponding target language text.</text:p>
        </text:list-item>
      </text:list>
      <text:p text:style-name="P9"/>
      <text:p text:style-name="P9">Here we can see an example:</text:p>
      <text:p text:style-name="P20"><text:span text:style-name="T7"/></text:p>
      <text:p text:style-name="codi"><text:span text:style-name="T7">Corrigendum</text:span> <text:span text:style-name="T7">to</text:span> <text:span text:style-name="T7">Commission</text:span> <text:span text:style-name="T7">Regulation</text:span> <text:span text:style-name="T7">(EU)</text:span> <text:span text:style-name="T7">No</text:span> <text:span text:style-name="T7">177/2010</text:span> <text:span text:style-name="T7">of</text:span> <text:span text:style-name="T7">2</text:span> <text:span text:style-name="T7">March</text:span> <text:span text:style-name="T7">2010</text:span> <text:span text:style-name="T7">amending</text:span> </text:p>
      <text:p text:style-name="codi"><text:span text:style-name="T7">Regulation</text:span> <text:span text:style-name="T7">(EEC)</text:span> <text:span text:style-name="T7">No</text:span> <text:span text:style-name="T7">2454/93</text:span> <text:span text:style-name="T7">laying</text:span> <text:span text:style-name="T7">down</text:span> <text:span text:style-name="T7">provisions</text:span> <text:span text:style-name="T8">for</text:span> <text:span text:style-name="T7">the</text:span> <text:span text:style-name="T7">implementation</text:span> <text:span text:style-name="T7">of</text:span> <text:span text:style-name="T7">Co</text:span></text:p>
      <text:p text:style-name="codi"><text:span text:style-name="T7">uncil</text:span> <text:span text:style-name="T7">Regulation</text:span> <text:span text:style-name="T7">(EEC)</text:span> <text:span text:style-name="T7">No</text:span> <text:span text:style-name="T7">2913/92</text:span> <text:span text:style-name="T7">establishing</text:span> <text:span text:style-name="T7">the</text:span> <text:span text:style-name="T7">Community</text:span> <text:span text:style-name="T7">Customs</text:span> <text:span text:style-name="T7">Code</text:span> <text:s text:c="2"/></text:p>
      <text:p text:style-name="codi"><text:span text:style-name="T7">06769578-</text:span><text:span text:style-name="T7">n</text:span> <text:span text:style-name="T7">to</text:span> <text:span text:style-name="T7">Commission_Regulation</text:span> <text:span text:style-name="T7">(</text:span> <text:span text:style-name="T7">08173515-</text:span><text:span text:style-name="T7">n</text:span> <text:span text:style-name="T7">)</text:span> <text:span text:style-name="T7">07205104-</text:span><text:span text:style-name="T7">n</text:span> <text:span text:style-name="T7">177/2010</text:span> <text:span text:style-name="T7">of</text:span> <text:span text:style-name="T7">??</text:span><text:span text:style-name="T7">]</text:span> <text:span text:style-name="T7">0</text:span></text:p>
      <text:p text:style-name="codi"><text:span text:style-name="T7">0205885-</text:span><text:span text:style-name="T7">v</text:span> <text:span text:style-name="T7">06664051-</text:span><text:span text:style-name="T7">n</text:span> <text:span text:style-name="T7">(</text:span> <text:span text:style-name="T7">08173515-</text:span><text:span text:style-name="T7">n</text:span> <text:span text:style-name="T7">)</text:span> <text:span text:style-name="T7">07205104-</text:span><text:span text:style-name="T7">n</text:span> <text:span text:style-name="T7">2454/93</text:span> <text:span text:style-name="T7">01494310-</text:span><text:span text:style-name="T7">v</text:span> <text:span text:style-name="T7">00096089-</text:span><text:span text:style-name="T7">r</text:span> <text:span text:style-name="T7">01</text:span></text:p>
      <text:p text:style-name="codi"><text:span text:style-name="T7">057200-n</text:span> <text:span text:style-name="T8">for</text:span> <text:span text:style-name="T7">the</text:span> <text:span text:style-name="T7">00044150-n</text:span> <text:span text:style-name="T7">of</text:span> <text:span text:style-name="T7">Council_Regulation</text:span> <text:span text:style-name="T7">(</text:span> <text:span text:style-name="T7">08173515-n</text:span> <text:span text:style-name="T7">)</text:span> <text:span text:style-name="T7">07205104-n</text:span> <text:span text:style-name="T7">291</text:span></text:p>
      <text:p text:style-name="codi"><text:span text:style-name="T7">3/92</text:span> <text:span text:style-name="T7">01647229-</text:span><text:span text:style-name="T7">v</text:span> <text:span text:style-name="T7">the</text:span> <text:span text:style-name="T7">Community_Customs_Code</text:span> <text:s/><text:span text:style-name="T7">Corrección</text:span> <text:span text:style-name="T7">de</text:span> <text:span text:style-name="T7">errores</text:span> <text:span text:style-name="T7">del</text:span> <text:span text:style-name="T7">Regla</text:span></text:p>
      <text:p text:style-name="codi"><text:span text:style-name="T7">mento</text:span> <text:span text:style-name="T7">(UE)</text:span> <text:span text:style-name="T7">no</text:span> <text:span text:style-name="T7">177/2010</text:span> <text:span text:style-name="T7">de</text:span> <text:span text:style-name="T7">la</text:span> <text:span text:style-name="T7">Comisión,</text:span> <text:span text:style-name="T7">de</text:span> <text:span text:style-name="T7">2</text:span> <text:span text:style-name="T7">de</text:span> <text:span text:style-name="T7">marzo</text:span> <text:span text:style-name="T7">de</text:span> <text:span text:style-name="T7">2010</text:span><text:span text:style-name="T7">,</text:span> <text:span text:style-name="T7">que</text:span> <text:span text:style-name="T7">modifica</text:span> <text:span text:style-name="T7">el</text:span> <text:span text:style-name="T7">R</text:span></text:p>
      <text:p text:style-name="codi"><text:span text:style-name="T7">eglamento</text:span> <text:span text:style-name="T7">(CEE)</text:span> <text:span text:style-name="T7">no</text:span> <text:span text:style-name="T7">2454/93</text:span><text:span text:style-name="T7">,</text:span> <text:span text:style-name="T7">por</text:span> <text:span text:style-name="T7">el</text:span> <text:span text:style-name="T7">que</text:span> <text:span text:style-name="T7">se</text:span> <text:span text:style-name="T7">fijan</text:span> <text:span text:style-name="T7">determinadas</text:span> <text:span text:style-name="T7">disposiciones</text:span> <text:span text:style-name="T7">de</text:span> <text:span text:style-name="T7">a</text:span></text:p>
      <text:p text:style-name="codi"><text:span text:style-name="T7">plicación</text:span> <text:span text:style-name="T7">del</text:span> <text:span text:style-name="T7">Reglamento</text:span> <text:span text:style-name="T7">(CEE)</text:span> <text:span text:style-name="T7">no</text:span> <text:span text:style-name="T7">2913/92</text:span> <text:span text:style-name="T7">del</text:span> <text:span text:style-name="T7">Consejo,</text:span> <text:span text:style-name="T7">por</text:span> <text:span text:style-name="T7">el</text:span> <text:span text:style-name="T7">que</text:span> <text:span text:style-name="T7">se</text:span> <text:span text:style-name="T7">establece</text:span> </text:p>
      <text:p text:style-name="codi"><text:span text:style-name="T7">el</text:span> <text:span text:style-name="T7">código</text:span> <text:span text:style-name="T7">aduanero</text:span> <text:span text:style-name="T7">comunitario</text:span></text:p>
      <text:p text:style-name="P9"/>
      <text:p text:style-name="P9">Some of these corpora have been further preprocessed and the tagged version (using simple tags) of the target language text have been added. This has been done for the following languages:</text:p>
      <text:p text:style-name="P12"><text:soft-page-break/></text:p>
      <text:p text:style-name="P13">├── <text:span text:style-name="T1">DGT-TM-preprocess-simpletagged-en-de.txt.gz<text:line-break/>├── DGT-TM-preprocess-simpletagged-en-es.txt.gz<text:line-break/>├── DGT-TM-preprocess-simpletagged-en-fr.txt.gz<text:line-break/>├── DGT-TM-preprocess-simpletagged-en-it.txt.gz<text:line-break/>├── DGT-TM-preprocess-simpletagged-en-nl.txt.gz<text:line-break/>├── DGT-TM-preprocess-simpletagged-en-pt.txt.gz</text:span></text:p>
      <text:p text:style-name="P11"/>
      <text:p text:style-name="P9">Here we can see an example:</text:p>
      <text:p text:style-name="P20"><text:span text:style-name="T7"/></text:p>
      <text:p text:style-name="P25"><text:span text:style-name="T7">Corrigendum</text:span> <text:span text:style-name="T7">to</text:span> <text:span text:style-name="T7">Commission</text:span> <text:span text:style-name="T7">Regulation</text:span> <text:span text:style-name="T7">(EU)</text:span> <text:span text:style-name="T7">No</text:span> <text:span text:style-name="T7">177/2010</text:span> <text:span text:style-name="T7">of</text:span> <text:span text:style-name="T7">2</text:span> <text:span text:style-name="T7">March</text:span> <text:span text:style-name="T7">2010</text:span> <text:span text:style-name="T7">amending</text:span> </text:p>
      <text:p text:style-name="P25"><text:span text:style-name="T7">Regulation</text:span> <text:span text:style-name="T7">(EEC)</text:span> <text:span text:style-name="T7">No</text:span> <text:span text:style-name="T7">2454/93</text:span> <text:span text:style-name="T7">laying</text:span> <text:span text:style-name="T7">down</text:span> <text:span text:style-name="T7">provisions</text:span> <text:span text:style-name="T9">for</text:span> <text:span text:style-name="T7">the</text:span> <text:span text:style-name="T7">implementation</text:span> <text:span text:style-name="T7">of</text:span> <text:span text:style-name="T7">Co</text:span></text:p>
      <text:p text:style-name="P25"><text:span text:style-name="T7">uncil</text:span> <text:span text:style-name="T7">Regulation</text:span> <text:span text:style-name="T7">(EEC)</text:span> <text:span text:style-name="T7">No</text:span> <text:span text:style-name="T7">2913/92</text:span> <text:span text:style-name="T7">establishing</text:span> <text:span text:style-name="T7">the</text:span> <text:span text:style-name="T7">Community</text:span> <text:span text:style-name="T7">Customs</text:span> <text:span text:style-name="T7">Code</text:span> <text:s text:c="2"/></text:p>
      <text:p text:style-name="P25"><text:span text:style-name="T7">06769578-</text:span><text:span text:style-name="T7">n</text:span> <text:span text:style-name="T7">to</text:span> <text:span text:style-name="T7">Commission_Regulation</text:span> <text:span text:style-name="T7">(</text:span> <text:span text:style-name="T7">08173515-</text:span><text:span text:style-name="T7">n</text:span> <text:span text:style-name="T7">)</text:span> <text:span text:style-name="T7">07205104-</text:span><text:span text:style-name="T7">n</text:span> <text:span text:style-name="T7">177/2010</text:span> <text:span text:style-name="T7">of</text:span> <text:span text:style-name="T7">??</text:span><text:span text:style-name="T7">]</text:span> <text:span text:style-name="T7">0</text:span></text:p>
      <text:p text:style-name="P25"><text:span text:style-name="T7">0205885-</text:span><text:span text:style-name="T7">v</text:span> <text:span text:style-name="T7">06664051-</text:span><text:span text:style-name="T7">n</text:span> <text:span text:style-name="T7">(</text:span> <text:span text:style-name="T7">08173515-</text:span><text:span text:style-name="T7">n</text:span> <text:span text:style-name="T7">)</text:span> <text:span text:style-name="T7">07205104-</text:span><text:span text:style-name="T7">n</text:span> <text:span text:style-name="T7">2454/93</text:span> <text:span text:style-name="T7">01494310-</text:span><text:span text:style-name="T7">v</text:span> <text:span text:style-name="T7">00096089-</text:span><text:span text:style-name="T7">r</text:span> <text:span text:style-name="T7">01</text:span></text:p>
      <text:p text:style-name="P25"><text:span text:style-name="T7">057200-</text:span><text:span text:style-name="T7">n</text:span> <text:span text:style-name="T9">for</text:span> <text:span text:style-name="T7">the</text:span> <text:span text:style-name="T7">00044150-</text:span><text:span text:style-name="T7">n</text:span> <text:span text:style-name="T7">of</text:span> <text:span text:style-name="T7">Council_Regulation</text:span> <text:span text:style-name="T7">(</text:span> <text:span text:style-name="T7">08173515-</text:span><text:span text:style-name="T7">n</text:span> <text:span text:style-name="T7">)</text:span> <text:span text:style-name="T7">07205104-</text:span><text:span text:style-name="T7">n</text:span> <text:span text:style-name="T7">291</text:span></text:p>
      <text:p text:style-name="P25"><text:span text:style-name="T7">3/92</text:span> <text:span text:style-name="T7">01647229-</text:span><text:span text:style-name="T7">v</text:span> <text:span text:style-name="T7">the</text:span> <text:span text:style-name="T7">Community_Customs_Code</text:span> <text:s/><text:span text:style-name="T7">Corrección</text:span> <text:span text:style-name="T7">de</text:span> <text:span text:style-name="T7">errores</text:span> <text:span text:style-name="T7">del</text:span> <text:span text:style-name="T7">Regla</text:span></text:p>
      <text:p text:style-name="P25"><text:span text:style-name="T7">mento</text:span> <text:span text:style-name="T7">(UE)</text:span> <text:span text:style-name="T7">no</text:span> <text:span text:style-name="T7">177/2010</text:span> <text:span text:style-name="T7">de</text:span> <text:span text:style-name="T7">la</text:span> <text:span text:style-name="T7">Comisión,</text:span> <text:span text:style-name="T7">de</text:span> <text:span text:style-name="T7">2</text:span> <text:span text:style-name="T7">de</text:span> <text:span text:style-name="T7">marzo</text:span> <text:span text:style-name="T7">de</text:span> <text:span text:style-name="T7">2010</text:span><text:span text:style-name="T7">,</text:span> <text:span text:style-name="T7">que</text:span> <text:span text:style-name="T7">modifica</text:span> <text:span text:style-name="T7">el</text:span> <text:span text:style-name="T7">R</text:span></text:p>
      <text:p text:style-name="P25"><text:span text:style-name="T7">eglamento</text:span> <text:span text:style-name="T7">(CEE)</text:span> <text:span text:style-name="T7">no</text:span> <text:span text:style-name="T7">2454/93</text:span><text:span text:style-name="T7">,</text:span> <text:span text:style-name="T7">por</text:span> <text:span text:style-name="T7">el</text:span> <text:span text:style-name="T7">que</text:span> <text:span text:style-name="T7">se</text:span> <text:span text:style-name="T7">fijan</text:span> <text:span text:style-name="T7">determinadas</text:span> <text:span text:style-name="T7">disposiciones</text:span> <text:span text:style-name="T7">de</text:span> <text:span text:style-name="T7">a</text:span></text:p>
      <text:p text:style-name="P25"><text:span text:style-name="T7">plicación</text:span> <text:span text:style-name="T7">del</text:span> <text:span text:style-name="T7">Reglamento</text:span> <text:span text:style-name="T7">(CEE)</text:span> <text:span text:style-name="T7">no</text:span> <text:span text:style-name="T7">2913/92</text:span> <text:span text:style-name="T7">del</text:span> <text:span text:style-name="T7">Consejo,</text:span> <text:span text:style-name="T7">por</text:span> <text:span text:style-name="T7">el</text:span> <text:span text:style-name="T7">que</text:span> <text:span text:style-name="T7">se</text:span> <text:span text:style-name="T7">establece</text:span> </text:p>
      <text:p text:style-name="P25"><text:span text:style-name="T7">el</text:span> <text:span text:style-name="T7">código</text:span> <text:span text:style-name="T7">aduanero</text:span> <text:span text:style-name="T7">comunitario</text:span> <text:s/><text:span text:style-name="T7">corrección</text:span><text:span text:style-name="T7">|</text:span><text:span text:style-name="T7">n</text:span> <text:span text:style-name="T7">de</text:span><text:span text:style-name="T7">|</text:span><text:span text:style-name="T7">c</text:span> <text:span text:style-name="T7">error</text:span><text:span text:style-name="T7">|</text:span><text:span text:style-name="T7">n</text:span> <text:span text:style-name="T7">de</text:span><text:span text:style-name="T7">|</text:span><text:span text:style-name="T7">c</text:span> <text:span text:style-name="T7">el</text:span><text:span text:style-name="T7">|</text:span><text:span text:style-name="T7">c</text:span> <text:span text:style-name="T7">reglamento</text:span><text:span text:style-name="T7">|</text:span></text:p>
      <text:p text:style-name="P25"><text:span text:style-name="T7">n</text:span> <text:span text:style-name="T7">(</text:span><text:span text:style-name="T7">|</text:span><text:span text:style-name="T7">c</text:span> <text:span text:style-name="T7">ue</text:span><text:span text:style-name="T7">|</text:span><text:span text:style-name="T7">n</text:span> <text:span text:style-name="T7">)</text:span><text:span text:style-name="T7">|</text:span><text:span text:style-name="T7">c</text:span> <text:span text:style-name="T7">no</text:span><text:span text:style-name="T7">|</text:span><text:span text:style-name="T7">r</text:span> <text:span text:style-name="T7">177/2010|</text:span><text:span text:style-name="T7">c</text:span> <text:span text:style-name="T7">de</text:span><text:span text:style-name="T7">|</text:span><text:span text:style-name="T7">c</text:span> <text:span text:style-name="T7">el</text:span><text:span text:style-name="T7">|</text:span><text:span text:style-name="T7">c</text:span> <text:span text:style-name="T7">comisión</text:span><text:span text:style-name="T7">|</text:span><text:span text:style-name="T7">n</text:span> <text:span text:style-name="T7">,</text:span><text:span text:style-name="T7">|</text:span><text:span text:style-name="T7">c</text:span> <text:span text:style-name="T7">de</text:span><text:span text:style-name="T7">|</text:span><text:span text:style-name="T7">c</text:span> <text:span text:style-name="T7">[</text:span><text:span text:style-name="T7">??|</text:span><text:span text:style-name="T7">c</text:span> <text:span text:style-name="T7">,</text:span><text:span text:style-name="T7">|</text:span><text:span text:style-name="T7">c</text:span> <text:span text:style-name="T7">que</text:span><text:span text:style-name="T7">|</text:span><text:span text:style-name="T7">c</text:span> <text:span text:style-name="T7">mo</text:span></text:p>
      <text:p text:style-name="P25"><text:span text:style-name="T7">dificar</text:span><text:span text:style-name="T7">|</text:span><text:span text:style-name="T7">v</text:span> <text:span text:style-name="T7">el</text:span><text:span text:style-name="T7">|</text:span><text:span text:style-name="T7">c</text:span> <text:span text:style-name="T7">reglamento</text:span><text:span text:style-name="T7">|</text:span><text:span text:style-name="T7">n</text:span> <text:span text:style-name="T7">(</text:span><text:span text:style-name="T7">|</text:span><text:span text:style-name="T7">c</text:span> <text:span text:style-name="T7">cee</text:span><text:span text:style-name="T7">|</text:span><text:span text:style-name="T7">n</text:span> <text:span text:style-name="T7">)</text:span><text:span text:style-name="T7">|</text:span><text:span text:style-name="T7">c</text:span> <text:span text:style-name="T7">no</text:span><text:span text:style-name="T7">|</text:span><text:span text:style-name="T7">r</text:span> <text:span text:style-name="T7">2454/93|</text:span><text:span text:style-name="T7">c</text:span> <text:span text:style-name="T7">,</text:span><text:span text:style-name="T7">|</text:span><text:span text:style-name="T7">c</text:span> <text:span text:style-name="T7">por</text:span><text:span text:style-name="T7">|</text:span><text:span text:style-name="T7">c</text:span> <text:span text:style-name="T7">el</text:span><text:span text:style-name="T7">|</text:span><text:span text:style-name="T7">c</text:span> <text:span text:style-name="T7">que</text:span><text:span text:style-name="T7">|</text:span><text:span text:style-name="T7">c</text:span> <text:span text:style-name="T7">s</text:span></text:p>
      <text:p text:style-name="P25"><text:span text:style-name="T7">e</text:span><text:span text:style-name="T7">|</text:span><text:span text:style-name="T7">c</text:span> <text:span text:style-name="T7">fijar</text:span><text:span text:style-name="T7">|</text:span><text:span text:style-name="T7">v</text:span> <text:span text:style-name="T7">determinar</text:span><text:span text:style-name="T7">|</text:span><text:span text:style-name="T7">v</text:span> <text:span text:style-name="T7">disposición</text:span><text:span text:style-name="T7">|</text:span><text:span text:style-name="T7">n</text:span> <text:span text:style-name="T7">de</text:span><text:span text:style-name="T7">|</text:span><text:span text:style-name="T7">c</text:span> <text:span text:style-name="T7">aplicación</text:span><text:span text:style-name="T7">|</text:span><text:span text:style-name="T7">n</text:span> <text:span text:style-name="T7">de</text:span><text:span text:style-name="T7">|</text:span><text:span text:style-name="T7">c</text:span> <text:span text:style-name="T7">el</text:span><text:span text:style-name="T7">|</text:span><text:span text:style-name="T7">c</text:span> <text:span text:style-name="T7">reglamento</text:span><text:span text:style-name="T7">|</text:span><text:span text:style-name="T7">n</text:span></text:p>
      <text:p text:style-name="P25"><text:s/><text:span text:style-name="T15">(</text:span><text:span text:style-name="T15">|</text:span><text:span text:style-name="T15">c</text:span><text:span text:style-name="T14"> </text:span><text:span text:style-name="T15">cee</text:span><text:span text:style-name="T15">|</text:span><text:span text:style-name="T15">n</text:span><text:span text:style-name="T14"> </text:span><text:span text:style-name="T15">)</text:span><text:span text:style-name="T15">|</text:span><text:span text:style-name="T15">c</text:span><text:span text:style-name="T14"> </text:span><text:span text:style-name="T15">no</text:span><text:span text:style-name="T15">|</text:span><text:span text:style-name="T15">r</text:span><text:span text:style-name="T14"> </text:span><text:span text:style-name="T15">2913/92|</text:span><text:span text:style-name="T15">c</text:span><text:span text:style-name="T14"> </text:span><text:span text:style-name="T15">de</text:span><text:span text:style-name="T15">|</text:span><text:span text:style-name="T15">c</text:span><text:span text:style-name="T14"> </text:span><text:span text:style-name="T15">el</text:span><text:span text:style-name="T15">|</text:span><text:span text:style-name="T15">c</text:span><text:span text:style-name="T14"> </text:span><text:span text:style-name="T15">consejo</text:span><text:span text:style-name="T15">|</text:span><text:span text:style-name="T15">n</text:span><text:span text:style-name="T14"> </text:span><text:span text:style-name="T15">,</text:span><text:span text:style-name="T15">|</text:span><text:span text:style-name="T15">c</text:span><text:span text:style-name="T14"> </text:span><text:span text:style-name="T15">por</text:span><text:span text:style-name="T15">|</text:span><text:span text:style-name="T15">c</text:span><text:span text:style-name="T14"> </text:span><text:span text:style-name="T15">el</text:span><text:span text:style-name="T15">|</text:span><text:span text:style-name="T15">c</text:span><text:span text:style-name="T14"> </text:span><text:span text:style-name="T15">que</text:span><text:span text:style-name="T15">|</text:span><text:span text:style-name="T15">c</text:span><text:span text:style-name="T14"> </text:span><text:span text:style-name="T15">se</text:span><text:span text:style-name="T15">|</text:span><text:span text:style-name="T15">c</text:span><text:span text:style-name="T14"> </text:span><text:span text:style-name="T15">est</text:span></text:p>
      <text:p text:style-name="P25"><text:span text:style-name="T7">ablecer|v</text:span> <text:span text:style-name="T7">el|c</text:span> <text:span text:style-name="T7">código|n</text:span> <text:span text:style-name="T7">aduanero|a</text:span> <text:span text:style-name="T7">comunitario|a</text:span></text:p>
      <text:p text:style-name="P25"><text:span text:style-name="T7"/></text:p>
      <text:p text:style-name="P15"><text:span text:style-name="T4">These files should be splited for the use of the WN-Toolkit. The easiest way to do so is using the Linux command </text:span><text:span text:style-name="Strong_20_Emphasis"><text:span text:style-name="T6">cut</text:span></text:span><text:span text:style-name="T4">. As the program need the sense-tagged English corpus, we can get it doing, for example:</text:span></text:p>
      <text:p text:style-name="P20"><text:span text:style-name="T7"/></text:p>
      <text:p text:style-name="codi"><text:span text:style-name="T7">cut</text:span> <text:span text:style-name="T10">-</text:span><text:span text:style-name="T7">f</text:span> <text:span text:style-name="T10">2</text:span> <text:span text:style-name="T7">DGT</text:span><text:span text:style-name="T10">-</text:span><text:span text:style-name="T7">TM</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DGT</text:span><text:span text:style-name="T10">-</text:span><text:span text:style-name="T7">TM</text:span><text:span text:style-name="T10">-</text:span><text:span text:style-name="T7">senses</text:span><text:span text:style-name="T10">-</text:span><text:span text:style-name="T7">eng.txt</text:span></text:p>
      <text:p text:style-name="P9"/>
      <text:p text:style-name="P9">and we also need the target language tagged corpus using simple tags:</text:p>
      <text:p text:style-name="P20"><text:span text:style-name="T7"/></text:p>
      <text:p text:style-name="codi"><text:span text:style-name="T7">cut</text:span> <text:span text:style-name="T10">-</text:span><text:span text:style-name="T7">f</text:span> <text:span text:style-name="T10">4</text:span> <text:span text:style-name="T7">DGT</text:span><text:span text:style-name="T10">-</text:span><text:span text:style-name="T7">TM</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DGT</text:span><text:span text:style-name="T10">-</text:span><text:span text:style-name="T7">TM</text:span><text:span text:style-name="T10">-</text:span><text:span text:style-name="T7">tagged</text:span><text:span text:style-name="T10">-</text:span><text:span text:style-name="T7">cat.txt</text:span></text:p>
      <text:p text:style-name="P15"><text:span text:style-name="T4"/></text:p>
      <text:p text:style-name="P15"><text:span text:style-name="T4">If you're working with Windows, try the CoreUtils for Windows </text:span><text:a xlink:type="simple" xlink:href="http://gnuwin32.sourceforge.net/packages/coreutils.htm"><text:span text:style-name="T2">http://gnuwin32.sourceforge.net/packages/coreutils.htm</text:span></text:a><text:span text:style-name="T4">.</text:span></text:p>
      <text:h text:style-name="P23" text:outline-level="4"/>
      <text:h text:style-name="P23" text:outline-level="4"><text:bookmark text:name="emea-03-corpus"/>EMEA-03 Corpus</text:h>
      <text:p text:style-name="P9"/>
      <text:p text:style-name="P9">We offer a pre-processed version of this corpus for several languages:</text:p>
      <text:p text:style-name="P12"/>
      <text:p text:style-name="P13">├── <text:span text:style-name="T1">bg-en-preprocess.txt.gz<text:line-break/>├── cs-en-preprocess.txt.gz<text:line-break/>├── da-en-preprocess.txt.gz<text:line-break/>├── de-en-preprocess.txt.gz<text:line-break/>├── el-en-preprocess.txt.gz<text:line-break/></text:span><text:soft-page-break/><text:span text:style-name="T1">├── en-es-preprocess.txt.gz<text:line-break/>├── en-et-preprocess.txt.gz<text:line-break/>├── en-fi-preprocess.txt.gz<text:line-break/>├── en-fr-preprocess.txt.gz<text:line-break/>├── en-hu-preprocess.txt.gz<text:line-break/>├── en-it-preprocess.txt.gz<text:line-break/>├── en-lt-preprocess.txt.gz<text:line-break/>├── en-lv-preprocess.txt.gz<text:line-break/>├── en-mt-preprocess.txt.gz<text:line-break/>├── en-nl-preprocess.txt.gz<text:line-break/>├── en-pl-preprocess.txt.gz<text:line-break/>├── en-pt-preprocess.txt.gz<text:line-break/>├── en-ro-preprocess.txt.gz<text:line-break/>├── en-sk-preprocess.txt.gz<text:line-break/>├── en-sl-preprocess.txt.gz<text:line-break/>└── en-sv-preprocess.txt.gz</text:span></text:p>
      <text:p text:style-name="P11"/>
      <text:p text:style-name="P9">These files have several fields separated by tabulators:</text:p>
      <text:list xml:id="list87803414" text:style-name="L7">
        <text:list-item>
          <text:p text:style-name="P6">The English text.</text:p>
        </text:list-item>
        <text:list-item>
          <text:p text:style-name="P6">The English text where sense-tagged words are replaced by their PWN synset. The word sense disambiguation and Tagging has been made using Freeling + UKB.</text:p>
        </text:list-item>
        <text:list-item>
          <text:p text:style-name="P6">The corresponding target language text.</text:p>
        </text:list-item>
      </text:list>
      <text:p text:style-name="P9"/>
      <text:p text:style-name="P9">Here we can see an example:</text:p>
      <text:p text:style-name="P20"><text:span text:style-name="T7"/></text:p>
      <text:p text:style-name="codi"><text:span text:style-name="T7">Abilify</text:span> <text:span text:style-name="T7">is</text:span> <text:span text:style-name="T7">a</text:span> <text:span text:style-name="T7">medicine</text:span> <text:span text:style-name="T7">containing</text:span> <text:span text:style-name="T7">the</text:span> <text:span text:style-name="T7">active</text:span> <text:span text:style-name="T7">substance</text:span> <text:span text:style-name="T7">aripiprazole.</text:span> <text:span text:style-name="T7">Abilify</text:span></text:p>
      <text:p text:style-name="codi"><text:s/><text:span text:style-name="T11">02604760-</text:span><text:span text:style-name="T15">v</text:span><text:span text:style-name="T14"> </text:span><text:span text:style-name="T15">a</text:span><text:span text:style-name="T14"> </text:span><text:span text:style-name="T11">00612160-</text:span><text:span text:style-name="T15">n</text:span><text:span text:style-name="T14"> </text:span><text:span text:style-name="T11">02701210-</text:span><text:span text:style-name="T15">v</text:span><text:span text:style-name="T14"> </text:span><text:span text:style-name="T15">the</text:span><text:span text:style-name="T14"> </text:span><text:span text:style-name="T11">00035465-</text:span><text:span text:style-name="T15">a</text:span><text:span text:style-name="T14"> </text:span><text:span text:style-name="T11">05921123-</text:span><text:span text:style-name="T15">n</text:span><text:span text:style-name="T14"> </text:span><text:span text:style-name="T15">aripiprazole</text:span><text:span text:style-name="T14"> </text:span><text:span text:style-name="T15">.</text:span><text:span text:style-name="T14"> <text:s text:c="3"/></text:span></text:p>
      <text:p text:style-name="codi"><text:span text:style-name="T7">Abilify</text:span> <text:span text:style-name="T7">es</text:span> <text:span text:style-name="T7">un</text:span> <text:span text:style-name="T7">medicamento</text:span> <text:span text:style-name="T7">que</text:span> <text:span text:style-name="T7">contiene</text:span> <text:span text:style-name="T7">el</text:span> <text:span text:style-name="T7">principio</text:span> <text:span text:style-name="T7">activo</text:span> <text:span text:style-name="T7">aripiprazol.</text:span></text:p>
      <text:p text:style-name="codi"/>
      <text:p text:style-name="P9">Some of these corpora have been further preprocessed and the tagged version (using simple tags) of the target language text have been added. This has been done for the following languages:</text:p>
      <text:p text:style-name="P12"/>
      <text:p text:style-name="P13">├── <text:span text:style-name="T1">de-en-preprocess-simpletagged.txt.gz<text:line-break/>├── en-es-preprocess-simpletagged.txt.gz<text:line-break/>├── en-fr-preprocess-simpletagged.txt.gz<text:line-break/>├── en-it-preprocess-simpletagged.txt.gz<text:line-break/>├── en-nl-preprocess-sipletagged.txt.gz<text:line-break/>├── en-pt-preprocess-simpletagged.txt.gz</text:span></text:p>
      <text:p text:style-name="P11"/>
      <text:p text:style-name="P9">Here we can see an example:</text:p>
      <text:p text:style-name="P20"><text:span text:style-name="T7"/></text:p>
      <text:p text:style-name="codi"><text:span text:style-name="T7">Abilify</text:span> <text:span text:style-name="T7">is</text:span> <text:span text:style-name="T7">a</text:span> <text:span text:style-name="T7">medicine</text:span> <text:span text:style-name="T7">containing</text:span> <text:span text:style-name="T7">the</text:span> <text:span text:style-name="T7">active</text:span> <text:span text:style-name="T7">substance</text:span> <text:span text:style-name="T7">aripiprazole.</text:span> <text:span text:style-name="T7">Abilify</text:span></text:p>
      <text:p text:style-name="codi"><text:s/><text:span text:style-name="T11">02604760-</text:span><text:span text:style-name="T15">v</text:span><text:span text:style-name="T14"> </text:span><text:span text:style-name="T15">a</text:span><text:span text:style-name="T14"> </text:span><text:span text:style-name="T11">00612160-</text:span><text:span text:style-name="T15">n</text:span><text:span text:style-name="T14"> </text:span><text:span text:style-name="T11">02701210-</text:span><text:span text:style-name="T15">v</text:span><text:span text:style-name="T14"> </text:span><text:span text:style-name="T15">the</text:span><text:span text:style-name="T14"> </text:span><text:span text:style-name="T11">00035465-</text:span><text:span text:style-name="T15">a</text:span><text:span text:style-name="T14"> </text:span><text:span text:style-name="T11">05921123-</text:span><text:span text:style-name="T15">n</text:span><text:span text:style-name="T14"> </text:span><text:span text:style-name="T15">aripiprazole</text:span><text:span text:style-name="T14"> </text:span><text:span text:style-name="T15">.</text:span><text:span text:style-name="T14"> <text:s text:c="3"/></text:span></text:p>
      <text:p text:style-name="codi"><text:span text:style-name="T7">Abilify</text:span> <text:span text:style-name="T7">es</text:span> <text:span text:style-name="T7">un</text:span> <text:span text:style-name="T7">medicamento</text:span> <text:span text:style-name="T7">que</text:span> <text:span text:style-name="T7">contiene</text:span> <text:span text:style-name="T7">el</text:span> <text:span text:style-name="T7">principio</text:span> <text:span text:style-name="T7">activo</text:span> <text:span text:style-name="T7">aripiprazol.</text:span> <text:span text:style-name="T7">abilify</text:span></text:p>
      <text:p text:style-name="codi"><text:span text:style-name="T10">|</text:span><text:span text:style-name="T7">n</text:span> <text:span text:style-name="T7">ser</text:span><text:span text:style-name="T10">|</text:span><text:span text:style-name="T7">v</text:span> <text:span text:style-name="T7">uno</text:span><text:span text:style-name="T10">|</text:span><text:span text:style-name="T7">c</text:span> <text:span text:style-name="T7">medicamento</text:span><text:span text:style-name="T10">|</text:span><text:span text:style-name="T7">n</text:span> <text:span text:style-name="T7">que</text:span><text:span text:style-name="T10">|</text:span><text:span text:style-name="T7">c</text:span> <text:span text:style-name="T7">contener</text:span><text:span text:style-name="T10">|</text:span><text:span text:style-name="T7">v</text:span> <text:span text:style-name="T7">el</text:span><text:span text:style-name="T10">|</text:span><text:span text:style-name="T7">c</text:span> <text:span text:style-name="T7">principio</text:span><text:span text:style-name="T10">|</text:span><text:span text:style-name="T7">n</text:span> <text:span text:style-name="T7">activo</text:span><text:span text:style-name="T10">|</text:span><text:span text:style-name="T7">a</text:span> <text:span text:style-name="T7">aripipr</text:span></text:p>
      <text:p text:style-name="codi"><text:span text:style-name="T7">azol</text:span><text:span text:style-name="T10">|</text:span><text:span text:style-name="T7">n</text:span> <text:span text:style-name="T7">.</text:span><text:span text:style-name="T10">|</text:span><text:span text:style-name="T7">c</text:span></text:p>
      <text:p text:style-name="P15"><text:span text:style-name="T4"/></text:p>
      <text:p text:style-name="P15"><text:span text:style-name="T4">These files should be splitted for the use of the WN-Toolkit. The easiest way to do so is using the Linux command </text:span><text:span text:style-name="Strong_20_Emphasis"><text:span text:style-name="T6">cut</text:span></text:span><text:span text:style-name="T4">. As the program need the sense-tagged English corpus, we can get it doing, for example:</text:span></text:p>
      <text:p text:style-name="P20"><text:soft-page-break/><text:span text:style-name="T7"/></text:p>
      <text:p text:style-name="P20"><text:span text:style-name="T7">cut</text:span> <text:span text:style-name="T10">-</text:span><text:span text:style-name="T7">f</text:span> <text:span text:style-name="T10">2</text:span> <text:span text:style-name="T7">en</text:span><text:span text:style-name="T10">-</text:span><text:span text:style-name="T7">es</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EMEA</text:span><text:span text:style-name="T10">-</text:span><text:span text:style-name="T7">senses</text:span><text:span text:style-name="T10">-</text:span><text:span text:style-name="T7">eng.txt</text:span></text:p>
      <text:p text:style-name="P9"/>
      <text:p text:style-name="P9">and we also need the target language tagged corpus using simple tags:</text:p>
      <text:p text:style-name="P20"><text:span text:style-name="T7"/></text:p>
      <text:p text:style-name="codi"><text:span text:style-name="T7">cut</text:span> <text:span text:style-name="T10">-</text:span><text:span text:style-name="T7">f</text:span> <text:span text:style-name="T10">4</text:span> <text:span text:style-name="T7">en</text:span><text:span text:style-name="T10">-</text:span><text:span text:style-name="T7">es</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EMEA</text:span><text:span text:style-name="T10">-</text:span><text:span text:style-name="T7">tagged</text:span><text:span text:style-name="T10">-</text:span><text:span text:style-name="T7">cat.txt</text:span></text:p>
      <text:p text:style-name="P15"><text:span text:style-name="T4"/></text:p>
      <text:p text:style-name="P15"><text:span text:style-name="T4">If you're working with Windows, try the CoreUtils for Windows </text:span><text:a xlink:type="simple" xlink:href="http://gnuwin32.sourceforge.net/packages/coreutils.htm"><text:span text:style-name="T2">http://gnuwin32.sourceforge.net/packages/coreutils.htm</text:span></text:a><text:span text:style-name="T4">.</text:span></text:p>
      <text:h text:style-name="P23" text:outline-level="4"/>
      <text:h text:style-name="P23" text:outline-level="4"><text:bookmark text:name="uncorpus"/>UNCorpus</text:h>
      <text:p text:style-name="P9"/>
      <text:p text:style-name="P9">We offer a pre-processed version of this corpus for several languages:</text:p>
      <text:p text:style-name="P12"/>
      <text:p text:style-name="P13">├── <text:span text:style-name="T1">ar-en-preprocess.txt.gz<text:line-break/>├── en-es-preprocess.txt.gz<text:line-break/>├── en-fr-preprocess.txt.gz<text:line-break/>├── en-ru-preprocess.txt.gz<text:line-break/>└── en-zh-preprocess.txt.gz</text:span></text:p>
      <text:p text:style-name="P11"/>
      <text:p text:style-name="P9">These files have several fields separated by tabulators:</text:p>
      <text:list xml:id="list1207824214" text:style-name="L8">
        <text:list-item>
          <text:p text:style-name="P7">The English text.</text:p>
        </text:list-item>
        <text:list-item>
          <text:p text:style-name="P7">The English text where sense-tagged words are replaced by their PWN synset. The word sense disambiguation and Tagging has been made using Freeling + UKB.</text:p>
        </text:list-item>
        <text:list-item>
          <text:p text:style-name="P7">The corresponding target language text.</text:p>
        </text:list-item>
      </text:list>
      <text:p text:style-name="P9"/>
      <text:p text:style-name="P9">Here we can see an example:</text:p>
      <text:p text:style-name="P20"><text:span text:style-name="T7"/></text:p>
      <text:p text:style-name="codi"><text:span text:style-name="T7">Adopted</text:span> <text:span text:style-name="T7">at</text:span> <text:span text:style-name="T7">the</text:span> <text:span text:style-name="T10">81</text:span><text:span text:style-name="T7">st</text:span> <text:span text:style-name="T7">plenary</text:span> <text:span text:style-name="T7">meeting,</text:span> <text:span text:style-name="T7">on</text:span> <text:span text:style-name="T10">4</text:span> <text:span text:style-name="T7">December</text:span> <text:span text:style-name="T10">2000</text:span><text:span text:style-name="T7">,</text:span> <text:span text:style-name="T7">on</text:span> <text:span text:style-name="T7">the</text:span> <text:span text:style-name="T7">recommendation</text:span> </text:p>
      <text:p text:style-name="codi"><text:span text:style-name="T7">of</text:span> <text:span text:style-name="T7">the</text:span> <text:span text:style-name="T7">Committee</text:span> <text:span text:style-name="T7">(A</text:span><text:span text:style-name="T10">/55/602/</text:span><text:span text:style-name="T7">Add</text:span><text:span text:style-name="T10">.2</text:span> <text:span text:style-name="T7">and</text:span> <text:span text:style-name="T7">Corr</text:span><text:span text:style-name="T10">.1</text:span><text:span text:style-name="T7">,</text:span> <text:span text:style-name="T7">para.</text:span> <text:span text:style-name="T10">94</text:span><text:span text:style-name="T7">),The</text:span> <text:span text:style-name="T7">draft</text:span> <text:span text:style-name="T7">resolution</text:span> <text:span text:style-name="T7">rec</text:span></text:p>
      <text:p text:style-name="codi"><text:span text:style-name="T7">ommended</text:span> <text:span text:style-name="T7">in</text:span> <text:span text:style-name="T7">the</text:span> <text:span text:style-name="T7">report</text:span> <text:span text:style-name="T7">was</text:span> <text:span text:style-name="T7">sponsored</text:span> <text:span text:style-name="T7">in</text:span> <text:span text:style-name="T7">the</text:span> <text:span text:style-name="T7">Committee</text:span> <text:span text:style-name="T7">by</text:span><text:span text:style-name="T10">:</text:span> <text:span text:style-name="T7">Bolivia,</text:span> <text:span text:style-name="T7">Cuba,</text:span> <text:span text:style-name="T7">El</text:span> <text:span text:style-name="T7">Sal</text:span></text:p>
      <text:p text:style-name="codi"><text:span text:style-name="T7">vador,</text:span> <text:span text:style-name="T7">Ghana</text:span> <text:span text:style-name="T7">and</text:span> <text:span text:style-name="T7">Honduras.</text:span> <text:span text:style-name="T7">by</text:span> <text:span text:style-name="T7">a</text:span> <text:span text:style-name="T7">recorded</text:span> <text:span text:style-name="T7">vote</text:span> <text:span text:style-name="T7">of</text:span> <text:span text:style-name="T10">106</text:span> <text:span text:style-name="T7">to</text:span> <text:span text:style-name="T10">1</text:span><text:span text:style-name="T7">,</text:span> <text:span text:style-name="T7">with</text:span> <text:span text:style-name="T10">67</text:span> <text:span text:style-name="T7">abstentions,</text:span></text:p>
      <text:p text:style-name="codi"><text:s/><text:span text:style-name="T15">as</text:span><text:span text:style-name="T14"> </text:span><text:span text:style-name="T15">follows</text:span><text:span text:style-name="T11">:</text:span><text:span text:style-name="T14"> <text:s text:c="3"/></text:span><text:span text:style-name="T11">02381726-</text:span><text:span text:style-name="T15">v</text:span><text:span text:style-name="T14"> </text:span><text:span text:style-name="T15">at</text:span><text:span text:style-name="T14"> </text:span><text:span text:style-name="T15">the</text:span><text:span text:style-name="T14"> </text:span><text:span text:style-name="T11">02194255-</text:span><text:span text:style-name="T15">a</text:span><text:span text:style-name="T14"> </text:span><text:span text:style-name="T11">00528167-</text:span><text:span text:style-name="T15">a</text:span><text:span text:style-name="T14"> </text:span><text:span text:style-name="T11">08307589-</text:span><text:span text:style-name="T15">n</text:span><text:span text:style-name="T14"> </text:span><text:span text:style-name="T15">,</text:span><text:span text:style-name="T14"> </text:span><text:span text:style-name="T15">on</text:span><text:span text:style-name="T14"> </text:span><text:span text:style-name="T11">??</text:span><text:span text:style-name="T15">]</text:span><text:span text:style-name="T14"> </text:span><text:span text:style-name="T15">,</text:span><text:span text:style-name="T14"> </text:span><text:span text:style-name="T15">o</text:span></text:p>
      <text:p text:style-name="codi"><text:span text:style-name="T7">n</text:span> <text:span text:style-name="T7">the</text:span> <text:span text:style-name="T10">06694540-</text:span><text:span text:style-name="T7">n</text:span> <text:span text:style-name="T7">of</text:span> <text:span text:style-name="T7">the</text:span> <text:span text:style-name="T10">08324514-</text:span><text:span text:style-name="T7">n</text:span> <text:span text:style-name="T7">(</text:span> <text:span text:style-name="T7">A</text:span><text:span text:style-name="T10">/55/602/</text:span><text:span text:style-name="T7">Add</text:span><text:span text:style-name="T10">.2</text:span> <text:span text:style-name="T7">and</text:span> <text:span text:style-name="T7">Corr</text:span><text:span text:style-name="T10">.1</text:span> <text:span text:style-name="T7">,</text:span> <text:span text:style-name="T10">13671310-</text:span><text:span text:style-name="T7">n</text:span> <text:span text:style-name="T7">.</text:span> <text:span text:style-name="T10">9</text:span></text:p>
      <text:p text:style-name="codi"><text:span text:style-name="T10">4</text:span> <text:span text:style-name="T7">)</text:span> <text:span text:style-name="T7">,</text:span> <text:span text:style-name="T7">The</text:span> <text:span text:style-name="T10">13377268-</text:span><text:span text:style-name="T7">n</text:span> <text:span text:style-name="T10">06511874-</text:span><text:span text:style-name="T7">n</text:span> <text:span text:style-name="T10">00882948-</text:span><text:span text:style-name="T7">v</text:span> <text:span text:style-name="T7">in</text:span> <text:span text:style-name="T7">the</text:span> <text:span text:style-name="T10">06681551-</text:span><text:span text:style-name="T7">n</text:span> <text:span text:style-name="T10">02445925-</text:span><text:span text:style-name="T7">v</text:span> <text:span text:style-name="T10">0221994</text:span></text:p>
      <text:p text:style-name="codi"><text:span text:style-name="T10">0-</text:span><text:span text:style-name="T7">v</text:span> <text:span text:style-name="T7">in</text:span> <text:span text:style-name="T7">the</text:span> <text:span text:style-name="T10">08324514-</text:span><text:span text:style-name="T7">n</text:span> <text:span text:style-name="T7">by</text:span> <text:span text:style-name="T7">Fd</text:span> <text:span text:style-name="T10">08852843-</text:span><text:span text:style-name="T7">n</text:span> <text:span text:style-name="T7">,</text:span> <text:span text:style-name="T10">08750334-</text:span><text:span text:style-name="T7">n</text:span> <text:span text:style-name="T7">,</text:span> <text:span text:style-name="T10">08738272-</text:span><text:span text:style-name="T7">n</text:span> <text:span text:style-name="T7">,</text:span> <text:span text:style-name="T10">08946187-</text:span><text:span text:style-name="T7">n</text:span> <text:span text:style-name="T7">a</text:span></text:p>
      <text:p text:style-name="codi"><text:span text:style-name="T7">nd</text:span> <text:span text:style-name="T10">08737716-</text:span><text:span text:style-name="T7">n</text:span> <text:span text:style-name="T7">.</text:span> <text:span text:style-name="T7">by</text:span> <text:span text:style-name="T7">a</text:span> <text:span text:style-name="T10">01000214-</text:span><text:span text:style-name="T7">v</text:span> <text:span text:style-name="T10">00183505-</text:span><text:span text:style-name="T7">n</text:span> <text:span text:style-name="T7">of</text:span> <text:span text:style-name="T10">106</text:span> <text:span text:style-name="T7">to</text:span> <text:span text:style-name="T10">1</text:span> <text:span text:style-name="T7">,</text:span> <text:span text:style-name="T7">with</text:span> <text:span text:style-name="T10">67</text:span> <text:span text:style-name="T10">04882622-</text:span><text:span text:style-name="T7">n</text:span> <text:span text:style-name="T7">,</text:span> <text:span text:style-name="T7">a</text:span></text:p>
      <text:p text:style-name="codi"><text:span text:style-name="T7">s</text:span> <text:span text:style-name="T10">02346895-</text:span><text:span text:style-name="T7">v</text:span> <text:span text:style-name="T7">Fd</text:span> <text:span text:style-name="T7">Aprobada</text:span> <text:span text:style-name="T7">en</text:span> <text:span text:style-name="T7">la</text:span> <text:span text:style-name="T10">81</text:span><text:span text:style-name="T7">a.</text:span> <text:span text:style-name="T7">sesión</text:span> <text:span text:style-name="T7">plenaria,</text:span> <text:span text:style-name="T7">celebrada</text:span> <text:span text:style-name="T7">el</text:span> <text:span text:style-name="T10">4</text:span> <text:span text:style-name="T7">de</text:span> <text:span text:style-name="T7">diciembr</text:span></text:p>
      <text:p text:style-name="codi"><text:span text:style-name="T7">e</text:span> <text:span text:style-name="T7">de</text:span> <text:span text:style-name="T10">2000</text:span><text:span text:style-name="T7">,</text:span> <text:span text:style-name="T7">por</text:span> <text:span text:style-name="T7">recomendación</text:span> <text:span text:style-name="T7">de</text:span> <text:span text:style-name="T7">la</text:span> <text:span text:style-name="T7">Comisión</text:span> <text:span text:style-name="T7">(A</text:span><text:span text:style-name="T10">/55/602/</text:span><text:span text:style-name="T7">Add</text:span><text:span text:style-name="T10">.2</text:span><text:span text:style-name="T7">,</text:span> <text:span text:style-name="T7">párr.</text:span> <text:span text:style-name="T10">94</text:span><text:span text:style-name="T7">),El</text:span> <text:span text:style-name="T7">proye</text:span></text:p>
      <text:p text:style-name="codi"><text:span text:style-name="T7">cto</text:span> <text:span text:style-name="T7">de</text:span> <text:span text:style-name="T7">resolución</text:span> <text:span text:style-name="T7">recomendado</text:span> <text:span text:style-name="T7">en</text:span> <text:span text:style-name="T7">el</text:span> <text:span text:style-name="T7">informe</text:span> <text:span text:style-name="T7">fue</text:span> <text:span text:style-name="T7">patrocinado</text:span> <text:span text:style-name="T7">en</text:span> <text:span text:style-name="T7">la</text:span> <text:span text:style-name="T7">Comisión</text:span> <text:span text:style-name="T7">por</text:span> </text:p>
      <text:p text:style-name="codi"><text:span text:style-name="T7">los</text:span> <text:span text:style-name="T7">países</text:span> <text:span text:style-name="T7">siguientes</text:span><text:span text:style-name="T10">:</text:span> <text:span text:style-name="T7">Bolivia,</text:span> <text:span text:style-name="T7">Cuba,</text:span> <text:span text:style-name="T7">El</text:span> <text:span text:style-name="T7">Salvador,</text:span> <text:span text:style-name="T7">Ghana</text:span> <text:span text:style-name="T7">y</text:span> <text:span text:style-name="T7">Honduras.</text:span> <text:span text:style-name="T7">en</text:span> <text:span text:style-name="T7">votació</text:span></text:p>
      <text:p text:style-name="codi"><text:span text:style-name="T7">n</text:span> <text:span text:style-name="T7">registrada</text:span> <text:span text:style-name="T7">de</text:span> <text:span text:style-name="T10">106</text:span> <text:span text:style-name="T7">votos</text:span> <text:span text:style-name="T7">contra</text:span> <text:span text:style-name="T7">uno</text:span> <text:span text:style-name="T7">y</text:span> <text:span text:style-name="T10">67</text:span> <text:span text:style-name="T7">abstenciones,</text:span> <text:span text:style-name="T7">como</text:span> <text:span text:style-name="T7">sigue</text:span><text:span text:style-name="T10">:</text:span></text:p>
      <text:p text:style-name="codi"/>
      <text:p text:style-name="P9">Some of these corpora have been further preprocessed and the tagged version (using simple tags) of the target language text have been added. This has been done for the following languages:</text:p>
      <text:p text:style-name="P12"/>
      <text:p text:style-name="P13">├── <text:span text:style-name="T1">en-es-preprocess-simpletagged.txt.gz<text:line-break/>├── en-fr-preprocess-simpletagged.txt.gz<text:line-break/>├── en-ru-preprocess-simpletagged.txt.gz</text:span></text:p>
      <text:p text:style-name="P9"><text:soft-page-break/></text:p>
      <text:p text:style-name="P9">Here we can see an example:</text:p>
      <text:p text:style-name="P20"><text:span text:style-name="T7"/></text:p>
      <text:p text:style-name="codi"><text:span text:style-name="T7">Adopted</text:span> <text:span text:style-name="T7">at</text:span> <text:span text:style-name="T7">the</text:span> <text:span text:style-name="T10">81</text:span><text:span text:style-name="T7">st</text:span> <text:span text:style-name="T7">plenary</text:span> <text:span text:style-name="T7">meeting,</text:span> <text:span text:style-name="T7">on</text:span> <text:span text:style-name="T10">4</text:span> <text:span text:style-name="T7">December</text:span> <text:span text:style-name="T10">2000</text:span><text:span text:style-name="T7">,</text:span> <text:span text:style-name="T7">on</text:span> <text:span text:style-name="T7">the</text:span> <text:span text:style-name="T7">recommendation</text:span> </text:p>
      <text:p text:style-name="codi"><text:span text:style-name="T7">of</text:span> <text:span text:style-name="T7">the</text:span> <text:span text:style-name="T7">Committee</text:span> <text:span text:style-name="T7">(A</text:span><text:span text:style-name="T10">/55/602/</text:span><text:span text:style-name="T7">Add</text:span><text:span text:style-name="T10">.2</text:span> <text:span text:style-name="T7">and</text:span> <text:span text:style-name="T7">Corr</text:span><text:span text:style-name="T10">.1</text:span><text:span text:style-name="T7">,</text:span> <text:span text:style-name="T7">para.</text:span> <text:span text:style-name="T10">94</text:span><text:span text:style-name="T7">),The</text:span> <text:span text:style-name="T7">draft</text:span> <text:span text:style-name="T7">resolution</text:span> <text:span text:style-name="T7">rec</text:span></text:p>
      <text:p text:style-name="codi"><text:span text:style-name="T7">ommended</text:span> <text:span text:style-name="T7">in</text:span> <text:span text:style-name="T7">the</text:span> <text:span text:style-name="T7">report</text:span> <text:span text:style-name="T7">was</text:span> <text:span text:style-name="T7">sponsored</text:span> <text:span text:style-name="T7">in</text:span> <text:span text:style-name="T7">the</text:span> <text:span text:style-name="T7">Committee</text:span> <text:span text:style-name="T7">by</text:span><text:span text:style-name="T10">:</text:span> <text:span text:style-name="T7">Bolivia,</text:span> <text:span text:style-name="T7">Cuba,</text:span> <text:span text:style-name="T7">El</text:span> <text:span text:style-name="T7">Sal</text:span></text:p>
      <text:p text:style-name="codi"><text:span text:style-name="T7">vador,</text:span> <text:span text:style-name="T7">Ghana</text:span> <text:span text:style-name="T7">and</text:span> <text:span text:style-name="T7">Honduras.</text:span> <text:span text:style-name="T7">by</text:span> <text:span text:style-name="T7">a</text:span> <text:span text:style-name="T7">recorded</text:span> <text:span text:style-name="T7">vote</text:span> <text:span text:style-name="T7">of</text:span> <text:span text:style-name="T10">106</text:span> <text:span text:style-name="T7">to</text:span> <text:span text:style-name="T10">1</text:span><text:span text:style-name="T7">,</text:span> <text:span text:style-name="T7">with</text:span> <text:span text:style-name="T10">67</text:span> <text:span text:style-name="T7">abstentions,</text:span></text:p>
      <text:p text:style-name="codi"><text:s/><text:span text:style-name="T15">as</text:span><text:span text:style-name="T14"> </text:span><text:span text:style-name="T15">follows</text:span><text:span text:style-name="T11">:</text:span><text:span text:style-name="T14"> <text:s text:c="3"/></text:span><text:span text:style-name="T11">02381726-</text:span><text:span text:style-name="T15">v</text:span><text:span text:style-name="T14"> </text:span><text:span text:style-name="T15">at</text:span><text:span text:style-name="T14"> </text:span><text:span text:style-name="T15">the</text:span><text:span text:style-name="T14"> </text:span><text:span text:style-name="T11">02194255-</text:span><text:span text:style-name="T15">a</text:span><text:span text:style-name="T14"> </text:span><text:span text:style-name="T11">00528167-</text:span><text:span text:style-name="T15">a</text:span><text:span text:style-name="T14"> </text:span><text:span text:style-name="T11">08307589-</text:span><text:span text:style-name="T15">n</text:span><text:span text:style-name="T14"> </text:span><text:span text:style-name="T15">,</text:span><text:span text:style-name="T14"> </text:span><text:span text:style-name="T15">on</text:span><text:span text:style-name="T14"> </text:span><text:span text:style-name="T11">??</text:span><text:span text:style-name="T15">]</text:span><text:span text:style-name="T14"> </text:span><text:span text:style-name="T15">,</text:span><text:span text:style-name="T14"> </text:span><text:span text:style-name="T15">o</text:span></text:p>
      <text:p text:style-name="codi"><text:span text:style-name="T7">n</text:span> <text:span text:style-name="T7">the</text:span> <text:span text:style-name="T10">06694540-</text:span><text:span text:style-name="T7">n</text:span> <text:span text:style-name="T7">of</text:span> <text:span text:style-name="T7">the</text:span> <text:span text:style-name="T10">08324514-</text:span><text:span text:style-name="T7">n</text:span> <text:span text:style-name="T7">(</text:span> <text:span text:style-name="T7">A</text:span><text:span text:style-name="T10">/55/602/</text:span><text:span text:style-name="T7">Add</text:span><text:span text:style-name="T10">.2</text:span> <text:span text:style-name="T7">and</text:span> <text:span text:style-name="T7">Corr</text:span><text:span text:style-name="T10">.1</text:span> <text:span text:style-name="T7">,</text:span> <text:span text:style-name="T10">13671310-</text:span><text:span text:style-name="T7">n</text:span> <text:span text:style-name="T7">.</text:span> <text:span text:style-name="T10">9</text:span></text:p>
      <text:p text:style-name="codi"><text:span text:style-name="T10">4</text:span> <text:span text:style-name="T7">)</text:span> <text:span text:style-name="T7">,</text:span> <text:span text:style-name="T7">The</text:span> <text:span text:style-name="T10">13377268-</text:span><text:span text:style-name="T7">n</text:span> <text:span text:style-name="T10">06511874-</text:span><text:span text:style-name="T7">n</text:span> <text:span text:style-name="T10">00882948-</text:span><text:span text:style-name="T7">v</text:span> <text:span text:style-name="T7">in</text:span> <text:span text:style-name="T7">the</text:span> <text:span text:style-name="T10">06681551-</text:span><text:span text:style-name="T7">n</text:span> <text:span text:style-name="T10">02445925-</text:span><text:span text:style-name="T7">v</text:span> <text:span text:style-name="T10">0221994</text:span></text:p>
      <text:p text:style-name="codi"><text:span text:style-name="T10">0-</text:span><text:span text:style-name="T7">v</text:span> <text:span text:style-name="T7">in</text:span> <text:span text:style-name="T7">the</text:span> <text:span text:style-name="T10">08324514-</text:span><text:span text:style-name="T7">n</text:span> <text:span text:style-name="T7">by</text:span> <text:span text:style-name="T7">Fd</text:span> <text:span text:style-name="T10">08852843-</text:span><text:span text:style-name="T7">n</text:span> <text:span text:style-name="T7">,</text:span> <text:span text:style-name="T10">08750334-</text:span><text:span text:style-name="T7">n</text:span> <text:span text:style-name="T7">,</text:span> <text:span text:style-name="T10">08738272-</text:span><text:span text:style-name="T7">n</text:span> <text:span text:style-name="T7">,</text:span> <text:span text:style-name="T10">08946187-</text:span><text:span text:style-name="T7">n</text:span> <text:span text:style-name="T7">a</text:span></text:p>
      <text:p text:style-name="codi"><text:span text:style-name="T7">nd</text:span> <text:span text:style-name="T10">08737716-</text:span><text:span text:style-name="T7">n</text:span> <text:span text:style-name="T7">.</text:span> <text:span text:style-name="T7">by</text:span> <text:span text:style-name="T7">a</text:span> <text:span text:style-name="T10">01000214-</text:span><text:span text:style-name="T7">v</text:span> <text:span text:style-name="T10">00183505-</text:span><text:span text:style-name="T7">n</text:span> <text:span text:style-name="T7">of</text:span> <text:span text:style-name="T10">106</text:span> <text:span text:style-name="T7">to</text:span> <text:span text:style-name="T10">1</text:span> <text:span text:style-name="T7">,</text:span> <text:span text:style-name="T7">with</text:span> <text:span text:style-name="T10">67</text:span> <text:span text:style-name="T10">04882622-</text:span><text:span text:style-name="T7">n</text:span> <text:span text:style-name="T7">,</text:span> <text:span text:style-name="T7">a</text:span></text:p>
      <text:p text:style-name="codi"><text:span text:style-name="T7">s</text:span> <text:span text:style-name="T10">02346895-</text:span><text:span text:style-name="T7">v</text:span> <text:span text:style-name="T7">Fd</text:span> <text:span text:style-name="T7">Aprobada</text:span> <text:span text:style-name="T7">en</text:span> <text:span text:style-name="T7">la</text:span> <text:span text:style-name="T10">81</text:span><text:span text:style-name="T7">a.</text:span> <text:span text:style-name="T7">sesión</text:span> <text:span text:style-name="T7">plenaria,</text:span> <text:span text:style-name="T7">celebrada</text:span> <text:span text:style-name="T7">el</text:span> <text:span text:style-name="T10">4</text:span> <text:span text:style-name="T7">de</text:span> <text:span text:style-name="T7">diciembr</text:span></text:p>
      <text:p text:style-name="codi"><text:span text:style-name="T7">e</text:span> <text:span text:style-name="T7">de</text:span> <text:span text:style-name="T10">2000</text:span><text:span text:style-name="T7">,</text:span> <text:span text:style-name="T7">por</text:span> <text:span text:style-name="T7">recomendación</text:span> <text:span text:style-name="T7">de</text:span> <text:span text:style-name="T7">la</text:span> <text:span text:style-name="T7">Comisión</text:span> <text:span text:style-name="T7">(A</text:span><text:span text:style-name="T10">/55/602/</text:span><text:span text:style-name="T7">Add</text:span><text:span text:style-name="T10">.2</text:span><text:span text:style-name="T7">,</text:span> <text:span text:style-name="T7">párr.</text:span> <text:span text:style-name="T10">94</text:span><text:span text:style-name="T7">),El</text:span> <text:span text:style-name="T7">proye</text:span></text:p>
      <text:p text:style-name="codi"><text:span text:style-name="T7">cto</text:span> <text:span text:style-name="T7">de</text:span> <text:span text:style-name="T7">resolución</text:span> <text:span text:style-name="T7">recomendado</text:span> <text:span text:style-name="T7">en</text:span> <text:span text:style-name="T7">el</text:span> <text:span text:style-name="T7">informe</text:span> <text:span text:style-name="T7">fue</text:span> <text:span text:style-name="T7">patrocinado</text:span> <text:span text:style-name="T7">en</text:span> <text:span text:style-name="T7">la</text:span> <text:span text:style-name="T7">Comisión</text:span> <text:span text:style-name="T7">por</text:span> </text:p>
      <text:p text:style-name="codi"><text:span text:style-name="T7">los</text:span> <text:span text:style-name="T7">países</text:span> <text:span text:style-name="T7">siguientes</text:span><text:span text:style-name="T10">:</text:span> <text:span text:style-name="T7">Bolivia,</text:span> <text:span text:style-name="T7">Cuba,</text:span> <text:span text:style-name="T7">El</text:span> <text:span text:style-name="T7">Salvador,</text:span> <text:span text:style-name="T7">Ghana</text:span> <text:span text:style-name="T7">y</text:span> <text:span text:style-name="T7">Honduras.</text:span> <text:span text:style-name="T7">en</text:span> <text:span text:style-name="T7">votació</text:span></text:p>
      <text:p text:style-name="codi"><text:span text:style-name="T7">n</text:span> <text:span text:style-name="T7">registrada</text:span> <text:span text:style-name="T7">de</text:span> <text:span text:style-name="T10">106</text:span> <text:span text:style-name="T7">votos</text:span> <text:span text:style-name="T7">contra</text:span> <text:span text:style-name="T7">uno</text:span> <text:span text:style-name="T7">y</text:span> <text:span text:style-name="T10">67</text:span> <text:span text:style-name="T7">abstenciones,</text:span> <text:span text:style-name="T7">como</text:span> <text:span text:style-name="T7">sigue</text:span><text:span text:style-name="T10">:</text:span> <text:span text:style-name="T7">aprobar</text:span></text:p>
      <text:p text:style-name="codi"><text:span text:style-name="T10">|</text:span><text:span text:style-name="T7">v</text:span> <text:span text:style-name="T7">en</text:span><text:span text:style-name="T10">|</text:span><text:span text:style-name="T7">c</text:span> <text:span text:style-name="T7">el</text:span><text:span text:style-name="T10">|</text:span><text:span text:style-name="T7">c</text:span> <text:span text:style-name="T10">81</text:span><text:span text:style-name="T7">a</text:span><text:span text:style-name="T10">|</text:span><text:span text:style-name="T7">c</text:span> <text:span text:style-name="T7">.</text:span><text:span text:style-name="T10">|</text:span><text:span text:style-name="T7">c</text:span> <text:span text:style-name="T7">sesión</text:span><text:span text:style-name="T10">|</text:span><text:span text:style-name="T7">n</text:span> <text:span text:style-name="T7">plenario</text:span><text:span text:style-name="T10">|</text:span><text:span text:style-name="T7">a</text:span> <text:span text:style-name="T7">,</text:span><text:span text:style-name="T10">|</text:span><text:span text:style-name="T7">c</text:span> <text:span text:style-name="T7">celebrar</text:span><text:span text:style-name="T10">|</text:span><text:span text:style-name="T7">v</text:span> <text:span text:style-name="T7">el</text:span><text:span text:style-name="T10">|</text:span><text:span text:style-name="T7">c</text:span> <text:span text:style-name="T7">[</text:span><text:span text:style-name="T10">??|</text:span><text:span text:style-name="T7">c</text:span> <text:span text:style-name="T7">,</text:span><text:span text:style-name="T10">|</text:span><text:span text:style-name="T7">c</text:span> <text:span text:style-name="T7">por</text:span><text:span text:style-name="T10">|</text:span><text:span text:style-name="T7">c</text:span> </text:p>
      <text:p text:style-name="codi"><text:span text:style-name="T7">recomendación</text:span><text:span text:style-name="T10">|</text:span><text:span text:style-name="T7">n</text:span> <text:span text:style-name="T7">de</text:span><text:span text:style-name="T10">|</text:span><text:span text:style-name="T7">c</text:span> <text:span text:style-name="T7">el</text:span><text:span text:style-name="T10">|</text:span><text:span text:style-name="T7">c</text:span> <text:span text:style-name="T7">comisión</text:span><text:span text:style-name="T10">|</text:span><text:span text:style-name="T7">n</text:span> <text:span text:style-name="T7">(</text:span><text:span text:style-name="T10">|</text:span><text:span text:style-name="T7">c</text:span> <text:span text:style-name="T7">A</text:span><text:span text:style-name="T10">/55/602/</text:span><text:span text:style-name="T7">Add</text:span><text:span text:style-name="T10">.2|</text:span><text:span text:style-name="T7">c</text:span> <text:span text:style-name="T7">,</text:span><text:span text:style-name="T10">|</text:span><text:span text:style-name="T7">c</text:span> <text:span text:style-name="T7">párr.</text:span><text:span text:style-name="T10">|</text:span><text:span text:style-name="T7">n</text:span> <text:span text:style-name="T10">94|</text:span><text:span text:style-name="T7">c</text:span> <text:span text:style-name="T7">)</text:span><text:span text:style-name="T10">|</text:span><text:span text:style-name="T7">c</text:span> </text:p>
      <text:p text:style-name="codi"><text:span text:style-name="T7">,</text:span><text:span text:style-name="T10">|</text:span><text:span text:style-name="T7">c</text:span> <text:span text:style-name="T7">el</text:span><text:span text:style-name="T10">|</text:span><text:span text:style-name="T7">n</text:span> <text:span text:style-name="T7">proyecto</text:span><text:span text:style-name="T10">|</text:span><text:span text:style-name="T7">n</text:span> <text:span text:style-name="T7">de</text:span><text:span text:style-name="T10">|</text:span><text:span text:style-name="T7">c</text:span> <text:span text:style-name="T7">resolución</text:span><text:span text:style-name="T10">|</text:span><text:span text:style-name="T7">n</text:span> <text:span text:style-name="T7">recomendar</text:span><text:span text:style-name="T10">|</text:span><text:span text:style-name="T7">v</text:span> <text:span text:style-name="T7">en</text:span><text:span text:style-name="T10">|</text:span><text:span text:style-name="T7">c</text:span> <text:span text:style-name="T7">el</text:span><text:span text:style-name="T10">|</text:span><text:span text:style-name="T7">c</text:span> <text:span text:style-name="T7">informe</text:span><text:span text:style-name="T10">|</text:span><text:span text:style-name="T7">n</text:span> <text:span text:style-name="T7">ser</text:span><text:span text:style-name="T10">|</text:span><text:span text:style-name="T7">v</text:span> <text:span text:style-name="T7">pa</text:span></text:p>
      <text:p text:style-name="codi"><text:span text:style-name="T7">trocinar</text:span><text:span text:style-name="T10">|</text:span><text:span text:style-name="T7">v</text:span> <text:span text:style-name="T7">en</text:span><text:span text:style-name="T10">|</text:span><text:span text:style-name="T7">c</text:span> <text:span text:style-name="T7">el</text:span><text:span text:style-name="T10">|</text:span><text:span text:style-name="T7">c</text:span> <text:span text:style-name="T7">comisión</text:span><text:span text:style-name="T10">|</text:span><text:span text:style-name="T7">n</text:span> <text:span text:style-name="T7">por</text:span><text:span text:style-name="T10">|</text:span><text:span text:style-name="T7">c</text:span> <text:span text:style-name="T7">el</text:span><text:span text:style-name="T10">|</text:span><text:span text:style-name="T7">c</text:span> <text:span text:style-name="T7">país</text:span><text:span text:style-name="T10">|</text:span><text:span text:style-name="T7">n</text:span> <text:span text:style-name="T7">siguiente</text:span><text:span text:style-name="T10">|</text:span><text:span text:style-name="T7">a</text:span> <text:span text:style-name="T10">|</text:span><text:span text:style-name="T7">c</text:span> <text:span text:style-name="T7">bolivia</text:span><text:span text:style-name="T10">|</text:span><text:span text:style-name="T7">n</text:span> <text:span text:style-name="T7">,</text:span><text:span text:style-name="T10">|</text:span><text:span text:style-name="T7">c</text:span> </text:p>
      <text:p text:style-name="codi"><text:span text:style-name="T7">cuba</text:span><text:span text:style-name="T10">|</text:span><text:span text:style-name="T7">n</text:span> <text:span text:style-name="T7">,</text:span><text:span text:style-name="T10">|</text:span><text:span text:style-name="T7">c</text:span> <text:span text:style-name="T7">el_salvador</text:span><text:span text:style-name="T10">|</text:span><text:span text:style-name="T7">n</text:span> <text:span text:style-name="T7">,</text:span><text:span text:style-name="T10">|</text:span><text:span text:style-name="T7">c</text:span> <text:span text:style-name="T7">ghana</text:span><text:span text:style-name="T10">|</text:span><text:span text:style-name="T7">n</text:span> <text:span text:style-name="T7">y</text:span><text:span text:style-name="T10">|</text:span><text:span text:style-name="T7">c</text:span> <text:span text:style-name="T7">honduras</text:span><text:span text:style-name="T10">|</text:span><text:span text:style-name="T7">n</text:span> <text:span text:style-name="T7">.</text:span><text:span text:style-name="T10">|</text:span><text:span text:style-name="T7">c</text:span> <text:span text:style-name="T7">en</text:span><text:span text:style-name="T10">|</text:span><text:span text:style-name="T7">c</text:span> <text:span text:style-name="T7">votación</text:span><text:span text:style-name="T10">|</text:span><text:span text:style-name="T7">n</text:span> <text:span text:style-name="T7">registr</text:span></text:p>
      <text:p text:style-name="codi"><text:span text:style-name="T7">ar</text:span><text:span text:style-name="T10">|</text:span><text:span text:style-name="T7">v</text:span> <text:span text:style-name="T7">de</text:span><text:span text:style-name="T10">|</text:span><text:span text:style-name="T7">c</text:span> <text:span text:style-name="T10">106|</text:span><text:span text:style-name="T7">c</text:span> <text:span text:style-name="T7">voto</text:span><text:span text:style-name="T10">|</text:span><text:span text:style-name="T7">n</text:span> <text:span text:style-name="T7">contra</text:span><text:span text:style-name="T10">|</text:span><text:span text:style-name="T7">c</text:span> <text:span text:style-name="T10">1|</text:span><text:span text:style-name="T7">c</text:span> <text:span text:style-name="T7">y</text:span><text:span text:style-name="T10">|</text:span><text:span text:style-name="T7">c</text:span> <text:span text:style-name="T10">67|</text:span><text:span text:style-name="T7">c</text:span> <text:span text:style-name="T7">abstención</text:span><text:span text:style-name="T10">|</text:span><text:span text:style-name="T7">n</text:span> <text:span text:style-name="T7">,</text:span><text:span text:style-name="T10">|</text:span><text:span text:style-name="T7">c</text:span> <text:span text:style-name="T7">como</text:span><text:span text:style-name="T10">|</text:span><text:span text:style-name="T7">c</text:span> <text:span text:style-name="T7">seguir</text:span><text:span text:style-name="T10">|</text:span><text:span text:style-name="T7">v</text:span> <text:span text:style-name="T10">|</text:span></text:p>
      <text:p text:style-name="codi">c</text:p>
      <text:p text:style-name="P15"><text:span text:style-name="T4"/></text:p>
      <text:p text:style-name="P15"><text:span text:style-name="T4">These files should be splitted for the use of the WN-Toolkit. The easiest way to do so is using the Linux command </text:span><text:span text:style-name="Strong_20_Emphasis"><text:span text:style-name="T6">cut</text:span></text:span><text:span text:style-name="T4">. As the program need the sense-tagged English corpus, we can get it doing, for example:</text:span></text:p>
      <text:p text:style-name="P20"><text:span text:style-name="T7"/></text:p>
      <text:p text:style-name="codi"><text:span text:style-name="T7">cut</text:span> <text:span text:style-name="T10">-</text:span><text:span text:style-name="T7">f</text:span> <text:span text:style-name="T10">2</text:span> <text:span text:style-name="T7">en</text:span><text:span text:style-name="T10">-</text:span><text:span text:style-name="T7">es</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UNCorpus</text:span><text:span text:style-name="T10">-</text:span><text:span text:style-name="T7">senses</text:span><text:span text:style-name="T10">-</text:span><text:span text:style-name="T7">eng.txt</text:span></text:p>
      <text:p text:style-name="P9"/>
      <text:p text:style-name="P9">and we also need the target language tagged corpus using simple tags:</text:p>
      <text:p text:style-name="P20"><text:span text:style-name="T7"/></text:p>
      <text:p text:style-name="codi"><text:span text:style-name="T7">cut</text:span> <text:span text:style-name="T10">-</text:span><text:span text:style-name="T7">f</text:span> <text:span text:style-name="T10">4</text:span> <text:span text:style-name="T7">en</text:span><text:span text:style-name="T10">-</text:span><text:span text:style-name="T7">es</text:span><text:span text:style-name="T10">-</text:span><text:span text:style-name="T7">preprocess</text:span><text:span text:style-name="T10">-</text:span><text:span text:style-name="T7">simpletagged</text:span><text:span text:style-name="T10">-</text:span><text:span text:style-name="T7">en</text:span><text:span text:style-name="T10">-</text:span><text:span text:style-name="T7">es.txt</text:span> <text:span text:style-name="T10">&gt;</text:span> <text:span text:style-name="T7">UNCorpus</text:span><text:span text:style-name="T10">-</text:span><text:span text:style-name="T7">tagged</text:span><text:span text:style-name="T10">-</text:span><text:span text:style-name="T7">cat.txt</text:span></text:p>
      <text:p text:style-name="P15"><text:span text:style-name="T4"/></text:p>
      <text:p text:style-name="P15"><text:span text:style-name="T4">If you're working with Windows, try the CoreUtils for Windows </text:span><text:a xlink:type="simple" xlink:href="http://gnuwin32.sourceforge.net/packages/coreutils.htm"><text:span text:style-name="T2">http://gnuwin32.sourceforge.net/packages/coreutils.htm</text:span></text:a><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ans-serif"/>
    <style:font-face style:name="monospace" svg:font-family="monospace, sans-serif"/>
    <style:font-face style:name="sans-serif" svg:font-family="sans-serif"/>
    <style:font-face style:name="Courier 10 Pitch" svg:font-family="'Courier 10 Pitch'" style:font-adornments="Bold"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fo:background-color="transparent">
        <style:background-image/>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Lohit Hindi" style:font-size-complex="12pt" style:font-weight-complex="bold"/>
    </style:style>
    <style:style style:name="codi" style:family="paragraph" style:parent-style-name="Preformatted_20_Text" style:class="text">
      <style:paragraph-properties fo:margin="100%"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555555" style:font-name="Courier 10 Pitch" fo:letter-spacing="normal" fo:font-weight="bold" fo:background-color="#f8f8f8"/>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 Oliver</meta:initial-creator>
    <meta:creation-date>2014-02-19T16:57:31</meta:creation-date>
    <dc:date>2014-02-19T17:29:04</dc:date>
    <dc:creator>Antoni Oliver</dc:creator>
    <meta:editing-duration>PT21M33S</meta:editing-duration>
    <meta:editing-cycles>4</meta:editing-cycles>
    <meta:generator>LibreOffice/3.5$Linux_x86 LibreOffice_project/350m1$Build-2</meta:generator>
    <meta:document-statistic meta:table-count="0" meta:image-count="0" meta:object-count="0" meta:page-count="16" meta:paragraph-count="364" meta:word-count="4122" meta:character-count="30310" meta:non-whitespace-character-count="25712"/>
  </office:meta>
</office:document-meta>
</file>